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CARTÕES VN">
        <table:table-row>
          <table:table-cell office:value-type="string">
            <text:p/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origem</text:p>
          </table:table-cell>
          <table:table-cell office:value-type="string">
            <text:p>data</text:p>
          </table:table-cell>
          <table:table-cell office:value-type="string">
            <text:p>tipo</text:p>
          </table:table-cell>
          <table:table-cell office:value-type="string">
            <text:p>número</text:p>
          </table:table-cell>
          <table:table-cell office:value-type="string">
            <text:p>descrição</text:p>
          </table:table-cell>
          <table:table-cell office:value-type="string">
            <text:p>status</text:p>
          </table:table-cell>
          <table:table-cell office:value-type="string">
            <text:p>pim</text:p>
          </table:table-cell>
          <table:table-cell office:value-type="string">
            <text:p>obs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1/01/2024</text:p>
          </table:table-cell>
          <table:table-cell office:value-type="string">
            <text:p>I</text:p>
          </table:table-cell>
          <table:table-cell office:value-type="string">
            <text:p>41020000</text:p>
          </table:table-cell>
          <table:table-cell office:value-type="string">
            <text:p>TAREFAS DE ENTREGA DA ANV<text:line-break/>1- Inspeção geral em toda a ANV;<text:line-break/>2- Equalização dos alternadores;<text:line-break/>3- Aquisição do M'ARMS;<text:line-break/>4- ..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30/07/2024</text:p>
          </table:table-cell>
          <table:table-cell office:value-type="string">
            <text:p>I</text:p>
          </table:table-cell>
          <table:table-cell office:value-type="float" office:value="41020235">
            <text:p>41020235</text:p>
          </table:table-cell>
          <table:table-cell office:value-type="string">
            <text:p>Realizar remoção da MASTER AC PN 794GA01Y06, SN 457, e enviar para o PPU, fim prontificar ANV 7108. REF MMA 24-20-00-06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O/S cancelada devido duplicidade com a O/S 41020086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30/07/2024</text:p>
          </table:table-cell>
          <table:table-cell office:value-type="string">
            <text:p>I</text:p>
          </table:table-cell>
          <table:table-cell office:value-type="float" office:value="41020236">
            <text:p>41020236</text:p>
          </table:table-cell>
          <table:table-cell office:value-type="string">
            <text:p>Realizar Instalação da MASTER AC PN 794GA01Y06, proveniente do<text:s text:c="2"/>PPU, fim prontificar ANV. REF MMA 24-20-00-06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O/S cancelada devido duplicidade com a O/S 41020086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23/07/2024</text:p>
          </table:table-cell>
          <table:table-cell office:value-type="string">
            <text:p>R</text:p>
          </table:table-cell>
          <table:table-cell office:value-type="string">
            <text:p>41020227</text:p>
          </table:table-cell>
          <table:table-cell office:value-type="string">
            <text:p>INSTALAR PIA PN PIA01-001</text:p>
          </table:table-cell>
          <table:table-cell office:value-type="string">
            <text:p>PENDENTE + 60%</text:p>
          </table:table-cell>
          <table:table-cell office:value-type="string">
            <text:p>34534<text:s/></text:p>
          </table:table-cell>
          <table:table-cell office:value-type="string">
            <text:p>1-Aguardando disponibilidade do PIM 34534 para instalação do equipamento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7/2024</text:p>
          </table:table-cell>
          <table:table-cell office:value-type="string">
            <text:p>R</text:p>
          </table:table-cell>
          <table:table-cell office:value-type="string">
            <text:p>41020190</text:p>
          </table:table-cell>
          <table:table-cell office:value-type="string">
            <text:p>INSTALAR RADIO V/UHF PN: 6111-8259-K92 NA ANV 4102 PROCEDENTE DO PPU.<text:s text:c="3"/>MOTIVO: PRONTIFICAR A AERONAVE.</text:p>
          </table:table-cell>
          <table:table-cell office:value-type="string">
            <text:p>PENDENTE + 60%</text:p>
          </table:table-cell>
          <table:table-cell office:value-type="string">
            <text:p>34403<text:s/></text:p>
          </table:table-cell>
          <table:table-cell office:value-type="string">
            <text:p>1- Aguardando prontificação do PIM 34403 para realizar instalação;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7/2024</text:p>
          </table:table-cell>
          <table:table-cell office:value-type="string">
            <text:p>R</text:p>
          </table:table-cell>
          <table:table-cell office:value-type="string">
            <text:p>41020199</text:p>
          </table:table-cell>
          <table:table-cell office:value-type="string">
            <text:p>INSTALAR ETHERNET SWITCH PN: 7521821G00 PROVENIENTE DO PPU. MOTIVO: AERONAVE ENCAMINHADA PARA INSPEÇÃO A/T.</text:p>
          </table:table-cell>
          <table:table-cell office:value-type="string">
            <text:p>EM EXEC. + 60%</text:p>
          </table:table-cell>
          <table:table-cell office:value-type="string">
            <text:p>34522<text:s/></text:p>
          </table:table-cell>
          <table:table-cell office:value-type="string">
            <text:p>1- Realizado instalação da ETHERNET SWITCH PN: 7521821G00 S/N 014<text:line-break/>2- Falta plugar os conectores e realizar teste funcional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7/2024</text:p>
          </table:table-cell>
          <table:table-cell office:value-type="string">
            <text:p>R</text:p>
          </table:table-cell>
          <table:table-cell office:value-type="string">
            <text:p>41020201</text:p>
          </table:table-cell>
          <table:table-cell office:value-type="string">
            <text:p>INSTALAR CARTÃO DE MEMÓRIA DMG- MEMORY CARD DMG PN: 257.028.191M PROVENIENTE DO PPU. MOTIVO: AERONAVE ENCAMINHADA PARA INSPEÇÃO A/T.</text:p>
          </table:table-cell>
          <table:table-cell office:value-type="string">
            <text:p>PENDENTE + 60%</text:p>
          </table:table-cell>
          <table:table-cell office:value-type="string">
            <text:p>34521<text:s/></text:p>
          </table:table-cell>
          <table:table-cell office:value-type="string">
            <text:p>1-Conforme informado pela divisão de material, o cartão de memória DMG PN:257.028.191M não é coberto individualmente pelo contrato de logística, devendo dessa forma ser movimentado juntamente com seu computador (HD com seu respectivo computador);<text:line-break/>2-Conforme citado no item 1 destes serviços, constatado que o computador do DMAP foi removido completo (HD/Computador) por meio da Ordem de Serviço 41020200/2024, dessa forma, aguardando prontificação do PIM 34521 para instalação do conjunto PN:257.015-002 (HD/COmputador)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22/07/2024</text:p>
          </table:table-cell>
          <table:table-cell office:value-type="string">
            <text:p>R</text:p>
          </table:table-cell>
          <table:table-cell office:value-type="string">
            <text:p>41020223</text:p>
          </table:table-cell>
          <table:table-cell office:value-type="string">
            <text:p>INSTALAR TPU #2 LH PN: C16196AB PROVENIENTE DO PPU. MOTIVO: PRONTIFICAR A AERONAVE. REF: MMA 34-12-00-061.</text:p>
          </table:table-cell>
          <table:table-cell office:value-type="string">
            <text:p>PENDENTE + 60%</text:p>
          </table:table-cell>
          <table:table-cell office:value-type="string">
            <text:p>34516<text:s/></text:p>
          </table:table-cell>
          <table:table-cell office:value-type="string">
            <text:p>1-Aguardando disponibilidade do PIM 34516 para instalação de uma nova sonda de temperatura no sistema de Ar-condicionado RH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7/2024</text:p>
          </table:table-cell>
          <table:table-cell office:value-type="string">
            <text:p>R</text:p>
          </table:table-cell>
          <table:table-cell office:value-type="string">
            <text:p>41020192</text:p>
          </table:table-cell>
          <table:table-cell office:value-type="string">
            <text:p>INSTALAR<text:s text:c="2"/>INTERFACE UNIT HOOK PN: 133294R5475 NA ANV 4102 PROCEDENTE DO PPU.<text:s text:c="2"/>MOTIVO: PRONTIFICAR ANV 4102.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1- Realizado instalação da INTERFACE UNIT HOOK PN: 133294R5475 S/N 18A07 de acordo com o MMA 25-31-03-062;<text:line-break/>2- Aguardando teste funcional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7/2024</text:p>
          </table:table-cell>
          <table:table-cell office:value-type="string">
            <text:p>I</text:p>
          </table:table-cell>
          <table:table-cell office:value-type="string">
            <text:p>41020209</text:p>
          </table:table-cell>
          <table:table-cell office:value-type="string">
            <text:p>INSTALAR PAINEL DE CONTROLE DE VOO PN: 416-00323-000 PROVENIENTE DO PPU. MOTIVO: AERONAVE ENCAMINHADA PARA CUMPRIR INSPEÇÃO A/T. REFERÊNCIA: MMA 22-40-00-062.</text:p>
          </table:table-cell>
          <table:table-cell office:value-type="string">
            <text:p>PENDENTE + 60%</text:p>
          </table:table-cell>
          <table:table-cell office:value-type="string">
            <text:p>34485<text:s/></text:p>
          </table:table-cell>
          <table:table-cell office:value-type="string">
            <text:p>1-Aguardando disponibilidade do PIM 34485 para instalação do equipamento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24/06/2024</text:p>
          </table:table-cell>
          <table:table-cell office:value-type="string">
            <text:p>D</text:p>
          </table:table-cell>
          <table:table-cell office:value-type="string">
            <text:p>41020180</text:p>
          </table:table-cell>
          <table:table-cell office:value-type="string">
            <text:p>CAIXA MASTER AC SEM AS ETIQUETAS DE IDENTIFICAÇÃO. REF.: MMA 24-20-00-061. OBS.: CASO SEJA NECESSÁRIO ATUAR NOS BREAKS DA ACEMB, SEGUIR CONFORME PMV 7.2 ITEM 8.</text:p>
          </table:table-cell>
          <table:table-cell office:value-type="string">
            <text:p>PENDENTE + 60%</text:p>
          </table:table-cell>
          <table:table-cell office:value-type="string">
            <text:p>34108 34106<text:s/></text:p>
          </table:table-cell>
          <table:table-cell office:value-type="string">
            <text:p>1-Devido a pane reportada na Ordem de Serviço 41020086/2024, bem como sua resolução, resultado da substituição da caixa elétrica principal AC reportada naquela Ordem de Serviço, constatado que as placas de identificação dos 'Circuit Breaks' para a nova caixa elétrica principal AC não foram disponibilizadas pelo fabricante juntamente com o referido equipamento; 2-Aguardando disponibilidade dos PIMs 34106 e 34108 para instalação das placas de identificação dos 'Circuit Breaks' da nova caixa elétrica principal instalada.VER O/S 41020086<text:line-break/><text:line-break/>VERIFICAR O/S 41020086 (ANV SEM MASTER AC)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7/2024</text:p>
          </table:table-cell>
          <table:table-cell office:value-type="string">
            <text:p>R</text:p>
          </table:table-cell>
          <table:table-cell office:value-type="string">
            <text:p>41020197</text:p>
          </table:table-cell>
          <table:table-cell office:value-type="string">
            <text:p>INSTALAR SISTEMA INERCIAL SIGMA50H PN: SYG50HA00-00 PROVENIENTE DO PPU. MOTIVO: AERONAVE ENCAMINHADA PARA INSPEÇÃO A/T.</text:p>
          </table:table-cell>
          <table:table-cell office:value-type="string">
            <text:p>PENDENTE + 60%</text:p>
          </table:table-cell>
          <table:table-cell office:value-type="string">
            <text:p>34523<text:s/></text:p>
          </table:table-cell>
          <table:table-cell office:value-type="string">
            <text:p>1-Aguardando disponibilidade do PIM 34523 para instalação do equipamento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4/04/2023</text:p>
          </table:table-cell>
          <table:table-cell office:value-type="string">
            <text:p>D</text:p>
          </table:table-cell>
          <table:table-cell office:value-type="string">
            <text:p>41020088</text:p>
          </table:table-cell>
          <table:table-cell office:value-type="string">
            <text:p>PANE: DESGASTE NA PINTURA DO GUIA DE ONDA DO RADAR APS-143C MOTIVO: ENCONTRADO O DESGASTE DURANTE A INSPEÇÃO 50 HORAS DA ANV REFERÊNCIA: MMA 92-40-00-221-001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1 - Verificado que o guia de ondas encontra-se com a pintura avariada na parte inferior (dentro do dolmo do radar APS-143); 2 - Comunicada a discrepância para o CQ onde o mesmo confeccionou a TE-2023-EC725-00804 para verificar se há reparo para a pintura no guia de ondas. 3 - Aguardando resposta da TE4. Segue abaixo extrato com a resposta do fabricante sobre a referida TE: "Poderá ser realizado um retrabalho com tratamento e pintura na parte rígida do guia de ondas Tratamento: Alodine 1200 Finalização: Tinta poliuretano preta PU66 (exceto a face frontal do flange e os furos)" 5. OS encaminhada para os especialistas SV.5- Verificado, junto ao PPU, que não há a tinta especifica a bordo e foi colocado no processo de compra. O PPU informou que o esquadrão está no aguardo de verba então não podendo dar estimativa da compra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23/10/2023</text:p>
          </table:table-cell>
          <table:table-cell office:value-type="string">
            <text:p>D</text:p>
          </table:table-cell>
          <table:table-cell office:value-type="float" office:value="41020270">
            <text:p>41020270</text:p>
          </table:table-cell>
          <table:table-cell office:value-type="string">
            <text:p>CUMPRIR SB No. EC725-28-009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pertence ao mv<text:line-break/>Fechado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5/02/2024</text:p>
          </table:table-cell>
          <table:table-cell office:value-type="string">
            <text:p>D</text:p>
          </table:table-cell>
          <table:table-cell office:value-type="float" office:value="41020027">
            <text:p>41020027</text:p>
          </table:table-cell>
          <table:table-cell office:value-type="string">
            <text:p>M"ARMS, ALARME AMBAR NO RH ALTERNADOR SHAFT AND GEAR NO INDICADOR RMSB TIPO A3 ESPORÁDICO. MONITORADO PELO ACC 11RK4. MOTIVO: ALARME ÂMBAR EXCEDIDO NO COMPONENTE. REF:. MMA-11-08-811-214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Fechada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4/03/2024</text:p>
          </table:table-cell>
          <table:table-cell office:value-type="string">
            <text:p>R</text:p>
          </table:table-cell>
          <table:table-cell office:value-type="float" office:value="41020075">
            <text:p>41020075</text:p>
          </table:table-cell>
          <table:table-cell office:value-type="string">
            <text:p>PANE - DURANTE A VERIFICAÇÃO DO AR CONDICIONADO DO COCKPIT NA INSPEÇÃO DE 1 MÊS DA AERONAVE (O/S: 41020065/24), FOI OBSERVADO QUE AO SER ACIONADO, OCORRE O ACENDIMENTO DA LUZ DE INDICAÇÃO "FAIL" NO PAINEL.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1-Aguardando disponibilidade para pesquisa de pane no sistema de ar-condicionado do cockpit.2- A ANV encontra-se indisponível para alimentação externa 115v (OS 41020086), por este motivo nã há possibilidade de realizar o teste de acionamento do Ar Condicionado; 3- serão realizadas verificações visuais para filtrar possíveis componentes em pane; 4- O Teste funcional será realizado após a pane de alimentação ser sanada;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8/03/2024</text:p>
          </table:table-cell>
          <table:table-cell office:value-type="string">
            <text:p>D</text:p>
          </table:table-cell>
          <table:table-cell office:value-type="string">
            <text:p>41020084</text:p>
          </table:table-cell>
          <table:table-cell office:value-type="string">
            <text:p>VERIFICAR SE A BIBLIOTECA EWS ESTÁ INSTALADA NA ANV. MOTIVO: PRONTIFICAR ANV PARA ADESTRAMENTO CHAFF / FLARE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1- Aguardando prontificação da Ordem de Serviço 41020086/24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25/03/2024</text:p>
          </table:table-cell>
          <table:table-cell office:value-type="string">
            <text:p>R</text:p>
          </table:table-cell>
          <table:table-cell office:value-type="string">
            <text:p>41020086</text:p>
          </table:table-cell>
          <table:table-cell office:value-type="string">
            <text:p>FONTE EXTERNA 115V NÃO ESTÁ ACOPLANDO. ACD PID FIEL.<text:s text:c="2"/>RESTRITA A USO DO GPU 115VAC</text:p>
          </table:table-cell>
          <table:table-cell office:value-type="string">
            <text:p>PENDENTE + 60%</text:p>
          </table:table-cell>
          <table:table-cell office:value-type="string">
            <text:p>34036<text:s/></text:p>
          </table:table-cell>
          <table:table-cell office:value-type="string">
            <text:p>bizarrise do efraim… 53- Realizado remoção da caixa elétrica AC PN:794GA01Y06, SN:457 de acordo com o MMA 24-20-00-061 e enviada para o PPU fim disponibilizar a ANV 7108. 54- Aguardando disponibilidade do PIM 34036 para reinstalação de uma nova Master AC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9/04/2024</text:p>
          </table:table-cell>
          <table:table-cell office:value-type="string">
            <text:p>R</text:p>
          </table:table-cell>
          <table:table-cell office:value-type="float" office:value="41020097">
            <text:p>41020097</text:p>
          </table:table-cell>
          <table:table-cell office:value-type="string">
            <text:p>AR-CONDICIONADO DA CABINE DE CARGA INOPERANTE(NÃO APRESENTOU MSG DE PANE).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1-Aguardando disponibilidade para pesquisa de pane no sistema de ar-condicionado da cabine de carga.2- A ANV encontra-se indisponível para alimentação externa 115v, por este motivo nã há possibilidade de realizar o teste de acionamento do Ar Condicionado; 3- serão realizadas verificações visuais para filtrar possíveis componentes em pane; 4- O Teste funcional será realizado após a pane de alimentação ser sanada2- A ANV encontra-se indisponível para alimentação externa 115v (OS 41020086), por este motivo nã há possibilidade de realizar o teste de acionamento do Ar Condicionado; 3- serão realizadas verificações visuais para filtrar possíveis componentes em pane; 4- O Teste funcional será realizado após a pane de alimentação ser sanada;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05/2024</text:p>
          </table:table-cell>
          <table:table-cell office:value-type="string">
            <text:p>R</text:p>
          </table:table-cell>
          <table:table-cell office:value-type="string">
            <text:p>41020117</text:p>
          </table:table-cell>
          <table:table-cell office:value-type="string">
            <text:p>PANE - FALHA CRÍTICA NO TRS.<text:s text:c="2"/>RESTRIÇÕES: VOO IMC / ESCLARECIMENTO RADAR / VOO NOTURNO FORA DA TERMANAL.<text:line-break/></text:p>
          </table:table-cell>
          <table:table-cell office:value-type="string">
            <text:p>PENDENTE + 60%</text:p>
          </table:table-cell>
          <table:table-cell office:value-type="string">
            <text:p>34917 33405<text:s/></text:p>
          </table:table-cell>
          <table:table-cell office:value-type="string">
            <text:p>1-Iniciada pesquisa de pane, onde foram constatadas as seguintes falhas na página de supervisão do NTDMS: a)Nav Data Integrity b)Nav Message Timeout c)10MHz clock d)Antena Power Up e)RT WarmUp f)Indicações: RT/SP/AP/BUS na tela de gerenciamento do radar; 2-Contatado ainda que a Antena Pedestal apresenta ruídos anormais quando movimentada e marcas de impacto no duto entre o conjunto da antena e a saída do guia de ondas entre o drive e a antena; 3-Devido suspeita de pane no conjunto da antena pedestal, em virtude da apresentação da mensagem 'AP' e 'Antena Power Up', executada substituição do conjunto antena pedestal PN:789-5000-001, SN:0006 por um novo conjunto PN:789-5000-001, SN:0005; 4-Executada nova inicialização do sistema NTDMS e do sistema do Radar Tático APS 143C VIII, onde foi constatado que, com o novo conjunto de antena pedestal, o sistema inercial do radar passou a alinhar normalmente, entretanto, as falhas relacionadas ao RT permanecem a ser apresentadas; 5-Devido suspeita de falha no prossessador de sinais, executada substituição do SP da aeronave por um novo SP de mesmo PN para execução de testes funcionais, onde foi constatado que a pane permanece a ser apresentada, reafirmando dessa forma uma possível falha no RT; 6-Executada restituição do SP proveniente do estoque ao PPU e reinstatação do SP da aeronave N-4102 em sua posição de origem; 7-Aguardando disponibilidade de um novo RT para prosseguimento da pesquisa de pane; 8-Serviço executado conforme MMA 92-40-00-01, MMA 92-40-00-061, MMA 92-40-00-065.9-Prosseguida pesquisa de pane; 10-Executada remoção do Receiver/Transmiter (R/T) PN:789-4000-001, SN:0004 e instalação de um Receiver/Transmiter PN:789-4000-001 sem histórico de panes; 11-Executados testes funcionais, onde foi constatado funcionamento normal do sistema do radar tático APS143C V-III (Pane sanada); 12-Devido indisponibilidade de um novo RT, o RT sem panes será restituído a seu local de origem e o RT PN:789-4000-001, SN:0004 será encaminhado para reparo; 13-Os conjuntos de Antena/Pedestal PN:789-5000-001, SN:0006 e PN:789-5000-001, SN:0005 serão encaminhados para estoque para pronto uso devido aeronave encontrar-se sem RT; 14-O rack de suporte do RT foi entregue a anv 4102 (GAM) em 16/08/2024; 15-Aguardando disponibilidade de um novo RT para instalação do referido equipamento e do conjunto Antena/Pedestal; 16-Serviço executado conforme MMA 92-40-00-062, MMA 92-40-00-721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6/2024</text:p>
          </table:table-cell>
          <table:table-cell office:value-type="string">
            <text:p>R</text:p>
          </table:table-cell>
          <table:table-cell office:value-type="string">
            <text:p>41020165</text:p>
          </table:table-cell>
          <table:table-cell office:value-type="string">
            <text:p>Cmprir Cartão: 21/52/03/000/000/000 - AR CONDICIONADO DA CABINE - Sistema de ar condicionado MITS/BEHR Colocação do ar condicionado em funcionamento. Tarefa a ser realizada se o ar condicionado não tiver sido utilizado por um mês. FT REF: MMA 21.52.03.722.<text:s text:c="2"/>Motivo: Não foi possível realizar o teste na inspeção de 1 mês da aeronave, cartão desmembrado.</text:p>
          </table:table-cell>
          <table:table-cell office:value-type="string">
            <text:p>ABERTA</text:p>
          </table:table-cell>
          <table:table-cell office:value-type="string">
            <text:p>12313 2222<text:s/></text:p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7/06/2024</text:p>
          </table:table-cell>
          <table:table-cell office:value-type="string">
            <text:p>I</text:p>
          </table:table-cell>
          <table:table-cell office:value-type="float" office:value="41020167">
            <text:p>41020167</text:p>
          </table:table-cell>
          <table:table-cell office:value-type="string">
            <text:p>CUMPRIR INSPEÇÃO DE 6 MESES DA ANV 4102. ACD CARTÕES EM ANEXO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vn ok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7/06/2024</text:p>
          </table:table-cell>
          <table:table-cell office:value-type="string">
            <text:p>I</text:p>
          </table:table-cell>
          <table:table-cell office:value-type="float" office:value="41020168">
            <text:p>41020168</text:p>
          </table:table-cell>
          <table:table-cell office:value-type="string">
            <text:p>CUMPRIR INSPEÇÃO DE 6 MESES / 100 HORAS DA AERONAVE CONFORME ANEXO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Pertence ao MV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7/06/2024</text:p>
          </table:table-cell>
          <table:table-cell office:value-type="string">
            <text:p>I</text:p>
          </table:table-cell>
          <table:table-cell office:value-type="float" office:value="41020169">
            <text:p>41020169</text:p>
          </table:table-cell>
          <table:table-cell office:value-type="string">
            <text:p>CUMPRIR INSPEÇÃO DE 3 MESES / 100 HORAS DA AERONAVE CONFORME ANEXO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VN OK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7/06/2024</text:p>
          </table:table-cell>
          <table:table-cell office:value-type="string">
            <text:p>I</text:p>
          </table:table-cell>
          <table:table-cell office:value-type="float" office:value="41020169">
            <text:p>41020169</text:p>
          </table:table-cell>
          <table:table-cell office:value-type="string">
            <text:p>Cartão: 52/14/00/000/000/030 - Porta deslizante com painel duplo – Articulações e microswitchesAtmosfera salina. Atmosfera arenosa e/ou poeirenta.Limpeza. DI|CLN|LUBREF: MMA 52.14.02.211 // 52.14.02.101.001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Realizado limpeza das microswitches;2- Realizado teste funcional;3- Serviço satisfatório.VN OK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7/06/2024</text:p>
          </table:table-cell>
          <table:table-cell office:value-type="string">
            <text:p>I</text:p>
          </table:table-cell>
          <table:table-cell office:value-type="float" office:value="41020171">
            <text:p>41020171</text:p>
          </table:table-cell>
          <table:table-cell office:value-type="string">
            <text:p>CUMPRIR PRESERVAÇÃO DOS MOTORES #1 SN: 16051 #2 SN: 16050, POR INATIVIDADE ACIMA DE 14 DIAS CONFORME ANEXO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pertenece ao MV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27/06/2024</text:p>
          </table:table-cell>
          <table:table-cell office:value-type="string">
            <text:p>I</text:p>
          </table:table-cell>
          <table:table-cell office:value-type="float" office:value="41020181">
            <text:p>41020181</text:p>
          </table:table-cell>
          <table:table-cell office:value-type="string">
            <text:p>CUMPRIR INSPEÇÃO DE 3 MESES / 100 HORAS DA MGB CONFORME ANEXO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fechada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1/07/2024</text:p>
          </table:table-cell>
          <table:table-cell office:value-type="string">
            <text:p>D</text:p>
          </table:table-cell>
          <table:table-cell office:value-type="float" office:value="41020182">
            <text:p>41020182</text:p>
          </table:table-cell>
          <table:table-cell office:value-type="string">
            <text:p>CUMPRIR SB EC725-63-026 ACD PIT0072/24 - MAIN ROTOR DRIVE - MGB emergency lubrication Improvement of the guiding and sealing of EMLUB system pump gear train Corresponds to modification 0728107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Pertence ao MV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07/2024</text:p>
          </table:table-cell>
          <table:table-cell office:value-type="string">
            <text:p>I</text:p>
          </table:table-cell>
          <table:table-cell office:value-type="float" office:value="41020188">
            <text:p>41020188</text:p>
          </table:table-cell>
          <table:table-cell office:value-type="string">
            <text:p>INSTALAR SWITCH, LOW OIL PRESSURE PN<text:s text:c="2"/>9550124270<text:s text:c="2"/>NO<text:s text:c="2"/>MOTOR # 2 SN 16050 DA ANV 7107.<text:s text:c="2"/>MOTIVO: PRONTIFICAR ANV 4102.</text:p>
          </table:table-cell>
          <table:table-cell office:value-type="string">
            <text:p>AG. VIRADA</text:p>
          </table:table-cell>
          <table:table-cell office:value-type="string">
            <text:p/>
          </table:table-cell>
          <table:table-cell office:value-type="string">
            <text:p>1- REALIZADA INSTALAÇÃO DA SWITCH, LOW OIL PRESSURE PN 9550124270 SN 4765, NO MOTOR #2 SN 16050 DE ACORDO COM O MEM 79-31-00-900-801-A01; 2- FERRAMENTA UTILIZADA: TORQUÍMETRO NOVO; 3- FOI REALIZADO PEDIDO DE O'RING PN 9682001452 O MESMO FOI ATENDIDO, POREM DE ACORDO COM A DIVISÃO DE MATERIAL PRONTO USO O SISTEMA ESTA CADASTRANDO O SOBRESSALENTE COMO PENDENTE, SENDO ASSIM NÃO FOI REGISTRADO O PIM NESTA ORDEM DE SERVIÇO; 4- AGUARDANDO VIRADA DE MANUTENÇÃO PARA VERIFICAÇÃO DE VAZAMENTO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7/2024</text:p>
          </table:table-cell>
          <table:table-cell office:value-type="string">
            <text:p>R</text:p>
          </table:table-cell>
          <table:table-cell office:value-type="string">
            <text:p>41020203</text:p>
          </table:table-cell>
          <table:table-cell office:value-type="string">
            <text:p>INSTALAR FAN DA INERCIAL SYGMA50H PN: 332A72-1931-20 PROVENIENTE DO PPU. MOTIVO: AERONAVE ENCAMINHADA PARA INSPEÇÃO A/T.</text:p>
          </table:table-cell>
          <table:table-cell office:value-type="string">
            <text:p>PENDENTE + 60%</text:p>
          </table:table-cell>
          <table:table-cell office:value-type="string">
            <text:p>34525 34524<text:s/></text:p>
          </table:table-cell>
          <table:table-cell office:value-type="string">
            <text:p>1-Aguardando disponibilidade dos PIMs 34524/34525 para instalação do item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7/2024</text:p>
          </table:table-cell>
          <table:table-cell office:value-type="string">
            <text:p>I</text:p>
          </table:table-cell>
          <table:table-cell office:value-type="string">
            <text:p>41020210</text:p>
          </table:table-cell>
          <table:table-cell office:value-type="string">
            <text:p>SUBSTITUIR BATERIA DA CPI 503 INTERFACE UNIT (BATERIA PN:A01011) CONFORME ANEXO. MOTIVO: CUMPRIR OTL DE 1 ANO DA BATERIA (BATERIA VENCERÁ em 17/10/2024 DURANTE A/T NO GAN ).</text:p>
          </table:table-cell>
          <table:table-cell office:value-type="string">
            <text:p>PENDENTE + 60%</text:p>
          </table:table-cell>
          <table:table-cell office:value-type="string">
            <text:p>36188<text:s/></text:p>
          </table:table-cell>
          <table:table-cell office:value-type="string">
            <text:p>Aguardando PIM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22/07/2024</text:p>
          </table:table-cell>
          <table:table-cell office:value-type="string">
            <text:p>I</text:p>
          </table:table-cell>
          <table:table-cell office:value-type="float" office:value="41020217">
            <text:p>41020217</text:p>
          </table:table-cell>
          <table:table-cell office:value-type="string">
            <text:p>INSTALAR HEAT SHIELD NO MOTOR #2 DE SN- 16050. MOTIVO: ANEL DE FIXAÇÃO QUEBRADO. REF: MEM 78.11.00.900.801.A0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pertence ao mv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22/07/2024</text:p>
          </table:table-cell>
          <table:table-cell office:value-type="string">
            <text:p>I</text:p>
          </table:table-cell>
          <table:table-cell office:value-type="string">
            <text:p>41020221</text:p>
          </table:table-cell>
          <table:table-cell office:value-type="string">
            <text:p>INSTALAR RADIO V/UHF PN: 6111-8259-K92 NA AERONAVE 4102 PROVENIENTE DO PPU. MOTIVO: PRONTIFICAR A AERONAVE.</text:p>
          </table:table-cell>
          <table:table-cell office:value-type="string">
            <text:p>PENDENTE + 60%</text:p>
          </table:table-cell>
          <table:table-cell office:value-type="string">
            <text:p>34518<text:s/></text:p>
          </table:table-cell>
          <table:table-cell office:value-type="string">
            <text:p>1-Aguardando disponibilidade de um novo transceptor V/UHF para instalação na posição #1 (LH)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23/07/2024</text:p>
          </table:table-cell>
          <table:table-cell office:value-type="string">
            <text:p>R</text:p>
          </table:table-cell>
          <table:table-cell office:value-type="string">
            <text:p>41020225</text:p>
          </table:table-cell>
          <table:table-cell office:value-type="string">
            <text:p>INSTALAR GPS FREE FLIGTH</text:p>
          </table:table-cell>
          <table:table-cell office:value-type="string">
            <text:p>PENDENTE + 60%</text:p>
          </table:table-cell>
          <table:table-cell office:value-type="string">
            <text:p>34533<text:s/></text:p>
          </table:table-cell>
          <table:table-cell office:value-type="string">
            <text:p>1-Aguardando disponibilidade para instalação do equipamento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23/07/2024</text:p>
          </table:table-cell>
          <table:table-cell office:value-type="string">
            <text:p>D</text:p>
          </table:table-cell>
          <table:table-cell office:value-type="string">
            <text:p>41020229</text:p>
          </table:table-cell>
          <table:table-cell office:value-type="string">
            <text:p>INSTALAR RELÓGIO DE 1P PN B18-945.22.28.4.DN</text:p>
          </table:table-cell>
          <table:table-cell office:value-type="string">
            <text:p>PENDENTE + 60%</text:p>
          </table:table-cell>
          <table:table-cell office:value-type="string">
            <text:p>34535<text:s/></text:p>
          </table:table-cell>
          <table:table-cell office:value-type="string">
            <text:p>1-Aguardando disponibilidade do PIM 34535 para instalação do equipamento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6/08/2024</text:p>
          </table:table-cell>
          <table:table-cell office:value-type="string">
            <text:p>I</text:p>
          </table:table-cell>
          <table:table-cell office:value-type="float" office:value="41020251">
            <text:p>41020251</text:p>
          </table:table-cell>
          <table:table-cell office:value-type="string">
            <text:p>REMOVER BATERIA PRINCIPAL PN PN 40308-1 SN 202305050 E ENVIAR PARA O PPU. MOTIVO: PRONTIFICAR ANV 4103. REFERÊNCIA: MMA 24-32-00-06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a a remoção da bateria principal de PN 40308-1 SN 202305050 e enviada para o PPU. MOTIVO: PRONTIFICAR ANV 4103; 2-REFERÊNCIA: MMA 24-32-00-061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6/08/2024</text:p>
          </table:table-cell>
          <table:table-cell office:value-type="string">
            <text:p>I</text:p>
          </table:table-cell>
          <table:table-cell office:value-type="string">
            <text:p>41020252</text:p>
          </table:table-cell>
          <table:table-cell office:value-type="string">
            <text:p>INSTALAR BATERIA PRINCIPAL PN PN 40308-1 PROCEDENTE DO PPU. MOTIVO: ITEM REMOVIDO PARA PRONTIFICAR ANV 4103. REFERÊNCIA: MMA 24-32-00-061.</text:p>
          </table:table-cell>
          <table:table-cell office:value-type="string">
            <text:p>PENDENTE + 60%</text:p>
          </table:table-cell>
          <table:table-cell office:value-type="string">
            <text:p>34794<text:s/></text:p>
          </table:table-cell>
          <table:table-cell office:value-type="string">
            <text:p>Aguardando PIM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08/2024</text:p>
          </table:table-cell>
          <table:table-cell office:value-type="string">
            <text:p>I</text:p>
          </table:table-cell>
          <table:table-cell office:value-type="float" office:value="41020255">
            <text:p>41020255</text:p>
          </table:table-cell>
          <table:table-cell office:value-type="string">
            <text:p>REMOVER VOLTÍMETRO AC PN: 2562-639-00-10 SN: 656 E ENVIAR AO PPU. MOTIVO: PRONTIFICAR ANV 7108. REFERÊNCIA: MMA 31-00-00-611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a remoção do Voltímetro AC PN: 2562-639-00-10 SN: 656 de acordo com o MMA 31-00-00-611; 2- Equipamento entregue ao PPU.<text:s text:c="2"/>FALTA PREENCHER OS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08/2024</text:p>
          </table:table-cell>
          <table:table-cell office:value-type="string">
            <text:p>I</text:p>
          </table:table-cell>
          <table:table-cell office:value-type="string">
            <text:p>41020256</text:p>
          </table:table-cell>
          <table:table-cell office:value-type="string">
            <text:p>INSTALAR VOLTÍMETRO AC PN: 2562-639-00-10. MOTIVO: PRONTIFICAR ANV. REFERÊNCIA: MMA 31-00-00-611</text:p>
          </table:table-cell>
          <table:table-cell office:value-type="string">
            <text:p>PENDENTE + 60%</text:p>
          </table:table-cell>
          <table:table-cell office:value-type="string">
            <text:p>34801<text:s/></text:p>
          </table:table-cell>
          <table:table-cell office:value-type="string">
            <text:p>Aguardando PIM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59">
            <text:p>41020259</text:p>
          </table:table-cell>
          <table:table-cell office:value-type="string">
            <text:p><text:s/>CUMPRIR INSPEÇÃO DE 7 DIAS OU 15 HORAS DOS MOTORES #1 S/N 16051 E #2 S/N 16050 E APU CONFORME ANEXO.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AGUARDANDO CUMPRIMENTO DOS CARTÕES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59">
            <text:p>41020259</text:p>
          </table:table-cell>
          <table:table-cell office:value-type="string">
            <text:p>Cartão: 26-11-00-200-801 - Do a visual check of the pneumatic fire detector. Component minimum standard for above task: POST TU 73 - Executor: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61">
            <text:p>41020261</text:p>
          </table:table-cell>
          <table:table-cell office:value-type="string">
            <text:p><text:s/>SUBSTITUIR CARTUCHO DESSECANTE PN C15160 DO GUIA DE ONDA DO RADAR TÁTICO NAVAL APS-143 CONFORME ANEXO.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AGUARDANDO CUMPRIMENTO DOS CARTÕES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string">
            <text:p>41020261</text:p>
          </table:table-cell>
          <table:table-cell office:value-type="string">
            <text:p>Cartão: 92/40/00/000/000/980 - Cartucho dessecante - Conjunto guia de onda Troca do cartucho dessecante PN C15160 ( 1847680 ) OTL 1Y margem 0 - Executor:</text:p>
          </table:table-cell>
          <table:table-cell office:value-type="string">
            <text:p>PENDENTE + 60%</text:p>
          </table:table-cell>
          <table:table-cell office:value-type="string">
            <text:p>36225<text:s/></text:p>
          </table:table-cell>
          <table:table-cell office:value-type="string">
            <text:p>MMA 92-40-00-067<text:line-break/>IPC 92-40-02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62">
            <text:p>41020262</text:p>
          </table:table-cell>
          <table:table-cell office:value-type="string">
            <text:p>CUMPRIR INSPEÇÃO DE 1 MÊS DA AERONAVE CONFORME ANEXO.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AGUARDANDO CUMPRIMENTO DOS CARTÕES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62">
            <text:p>41020262</text:p>
          </table:table-cell>
          <table:table-cell office:value-type="string">
            <text:p>Cartão: 21/51/03/000/000/000 - AR CONDICIONADO DO POSTO DE PILOTAGEM - Sistema de ar condicionado MITS/BEHR Colocação do ar condicionado em funcionamento. Tarefa a ser realizada se o ar condicionado não tiver sido utilizado por um mês. FT REF: MMA 21.51.03.722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62">
            <text:p>41020262</text:p>
          </table:table-cell>
          <table:table-cell office:value-type="string">
            <text:p>Cartão: 21/52/03/000/000/000 - AR CONDICIONADO DA CABINE - Sistema de ar condicionado MITS/BEHR Colocação do ar condicionado em funcionamento. Tarefa a ser realizada se o ar condicionado não tiver sido utilizado por um mês. FT REF: MMA 21.52.03.722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62">
            <text:p>41020262</text:p>
          </table:table-cell>
          <table:table-cell office:value-type="string">
            <text:p>Cartão: 92/40/00/000/000/900 - APLICÁVEL ÀS ANV 4101; 4102 E 4103. Cartucho dessecante do guia de onda Verificar visualmente o cartucho dessecante do guia de onda. Verificar a cor do cartucho, sendo que: Cor LARANJA = Cartucho OPERACIONAL Cor AZUL = Trocar por um NOVO CARTUCHO. VC / DS REF: MMA SUP HB 92.40.00.222 - Executor: VN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PEDIDO FEITO NA O/S 41020261<text:line-break/>Em Exec.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R</text:p>
          </table:table-cell>
          <table:table-cell office:value-type="float" office:value="41020263">
            <text:p>41020263</text:p>
          </table:table-cell>
          <table:table-cell office:value-type="string">
            <text:p><text:s/>CUMPRIR ATUALIZAÇÃO MENSAL DE DADOS DO CARTÃO DO FMS CONFORME ANEXO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PERTENCE A PISTAFechado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R</text:p>
          </table:table-cell>
          <table:table-cell office:value-type="float" office:value="41020263">
            <text:p>41020263</text:p>
          </table:table-cell>
          <table:table-cell office:value-type="string">
            <text:p>Cartão: MMA 34-43-08-721 e CMM 346145 - CUMPRIR ATUALIZAÇÃO MENSAL DE DADOS DO CARTÃO DO FMS REF: MMA 34-43-08-721 e CMM 346145 - Executor: PISTA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PERTENCE A PISTAFechado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67">
            <text:p>41020267</text:p>
          </table:table-cell>
          <table:table-cell office:value-type="string">
            <text:p>CUMPRIR INSPEÇÃO DE 3 ANOS / 800 HORAS DA AERONAVE CONFORME ANEXO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CANCELADAFechado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72">
            <text:p>41020272</text:p>
          </table:table-cell>
          <table:table-cell office:value-type="string">
            <text:p><text:s/>CUMPRIR INSPEÇÃO 1 ANO DO DUKANE DK120/90 CONFORME ANEXO.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AGUARDANDO CUMPRIMENTO DOS CARTÕES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string">
            <text:p>41020272</text:p>
          </table:table-cell>
          <table:table-cell office:value-type="string">
            <text:p>Cartão: 25/66/09/000/000/107 - Underwater locator beacon - CMM 25.64.91 § 5.2 § 5.3 - 1 Y X 0 A - DUKANE DK120/90. Cleaning and functional test. CLN|FT - Executor: VN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string">
            <text:p>41020272</text:p>
          </table:table-cell>
          <table:table-cell office:value-type="string">
            <text:p>Cartão: 25/66/09/520/000/110 - 2 ANOS DO EQUIPAMENTO. Transmissor acústico subaquático - DUKANE DK120. Equipado na instalação SSCVFDR Honeywell AR-204C. Limpeza e verificação. CLN|DI REF: CMM 25.66.97 § 6.2 § 6.3 - Executor: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75">
            <text:p>41020275</text:p>
          </table:table-cell>
          <table:table-cell office:value-type="string">
            <text:p><text:s/>CUMPRIR INSPEÇÃO DE 3 ANOS CONFORME ANEXO.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AGUARDANDO CUMPRIMENTO DOS CARTÕES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75">
            <text:p>41020275</text:p>
          </table:table-cell>
          <table:table-cell office:value-type="string">
            <text:p>Cartão: 53/24/00/000/000/105 - Estrutura intermediária e cone de cauda PÓS MOD 0726752 // PÓS 332A081395. Verificação da continuidade elétrica. DI MMA 53.24.00.211 / MMA 53.24.00.211.017 - Executor: VN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1- Realizada verificação de continuidade elétrica entre a estrutura intermediária e cone de cauda de acordo com o MMA 53.24.00.211 / MMA 53.24.00.211.017;2- Teste satisfatório.FALTA LANÇAR NA O/S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8/2024</text:p>
          </table:table-cell>
          <table:table-cell office:value-type="string">
            <text:p>I</text:p>
          </table:table-cell>
          <table:table-cell office:value-type="float" office:value="41020310">
            <text:p>41020310</text:p>
          </table:table-cell>
          <table:table-cell office:value-type="string">
            <text:p>REMOVER EID #1 PN V9519353A00 SN 1890309660 E ENVIAR PARA O PPU. MOTIVO: PRONTIFICAR ANV 7108. REFERÊNCIA: MMA 31-60-00-06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o EID #1 PN V9519353A00 SN 1890309660 de acordo com o MMA 31-60-00-061 e enviado para o PPU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8/2024</text:p>
          </table:table-cell>
          <table:table-cell office:value-type="string">
            <text:p>I</text:p>
          </table:table-cell>
          <table:table-cell office:value-type="string">
            <text:p>41020311</text:p>
          </table:table-cell>
          <table:table-cell office:value-type="string">
            <text:p>INSTALAR EID #1 PN V9519353A00. MOTIVO: PRONTIFICAR ANV. REFERÊNCIA: MMA 31-60-00-061.</text:p>
          </table:table-cell>
          <table:table-cell office:value-type="string">
            <text:p>PENDENTE + 60%</text:p>
          </table:table-cell>
          <table:table-cell office:value-type="string">
            <text:p>34922<text:s/></text:p>
          </table:table-cell>
          <table:table-cell office:value-type="string">
            <text:p>Aguardando PIM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8/2024</text:p>
          </table:table-cell>
          <table:table-cell office:value-type="string">
            <text:p>I</text:p>
          </table:table-cell>
          <table:table-cell office:value-type="float" office:value="41020312">
            <text:p>41020312</text:p>
          </table:table-cell>
          <table:table-cell office:value-type="string">
            <text:p>REMOVER EID #2 PN V9519353A00 SN 2890001777 E ENVIAR PARA O PPU. MOTIVO: PRONTIFICAR ANV 7108. REFERÊNCIA: MMA 31-60-00-06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o EID #2 PN V9519353A00 SN 2890001777 de acordo com o MMA 31-60-00-061 e enviado para o PPU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8/2024</text:p>
          </table:table-cell>
          <table:table-cell office:value-type="string">
            <text:p>I</text:p>
          </table:table-cell>
          <table:table-cell office:value-type="string">
            <text:p>41020313</text:p>
          </table:table-cell>
          <table:table-cell office:value-type="string">
            <text:p>INSTALAR EID #2 PN V9519353A00. MOTIVO: PRONTIFICAR ANV. REFERÊNCIA: MMA 31-60-00-061.</text:p>
          </table:table-cell>
          <table:table-cell office:value-type="string">
            <text:p>PENDENTE + 60%</text:p>
          </table:table-cell>
          <table:table-cell office:value-type="string">
            <text:p>34924<text:s/></text:p>
          </table:table-cell>
          <table:table-cell office:value-type="string">
            <text:p>Aguardando PIM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8/2024</text:p>
          </table:table-cell>
          <table:table-cell office:value-type="string">
            <text:p>I</text:p>
          </table:table-cell>
          <table:table-cell office:value-type="float" office:value="41020314">
            <text:p>41020314</text:p>
          </table:table-cell>
          <table:table-cell office:value-type="string">
            <text:p>REMOVER EDU #1 PN:597-2367-004 S/N 2595 E ENVIAR PARA O PPU. MOTIVO: PRONTIFICAR ANV 7108. REFERÊNCIA: MMA 23-14-16-063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o<text:s text:c="2"/>EDU #1 PN:597-2367-004 S/N 2595 e enviado par ao PPU;2- Referência: MMA 23-14-16-063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8/2024</text:p>
          </table:table-cell>
          <table:table-cell office:value-type="string">
            <text:p>I</text:p>
          </table:table-cell>
          <table:table-cell office:value-type="string">
            <text:p>41020315</text:p>
          </table:table-cell>
          <table:table-cell office:value-type="string">
            <text:p>INSTALAR EDU #1 PN:597-2367-004. MOTIVO: PRONTIFICAR ANV. REFERÊNCIA: MMA 23-14-16-063.</text:p>
          </table:table-cell>
          <table:table-cell office:value-type="string">
            <text:p>PENDENTE + 60%</text:p>
          </table:table-cell>
          <table:table-cell office:value-type="string">
            <text:p>34925<text:s/></text:p>
          </table:table-cell>
          <table:table-cell office:value-type="string">
            <text:p>Aguardando PIM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8/2024</text:p>
          </table:table-cell>
          <table:table-cell office:value-type="string">
            <text:p>I</text:p>
          </table:table-cell>
          <table:table-cell office:value-type="float" office:value="41020316">
            <text:p>41020316</text:p>
          </table:table-cell>
          <table:table-cell office:value-type="string">
            <text:p>REMOVER EDU #2 PN:597-2367-004 S/N 2140 E ENVIAR PARA O PPU. MOTIVO: PRONTIFICAR ANV 7108. REFERÊNCIA: MMA 23-14-16-063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o<text:s text:c="2"/>EDU #2 PN:597-2367-004 S/N 2140 e enviado par ao PPU;2- Referência: MMA 23-14-16-063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8/2024</text:p>
          </table:table-cell>
          <table:table-cell office:value-type="string">
            <text:p>I</text:p>
          </table:table-cell>
          <table:table-cell office:value-type="string">
            <text:p>41020317</text:p>
          </table:table-cell>
          <table:table-cell office:value-type="string">
            <text:p>INSTALAR EDU #2 PN:597-2367-004. MOTIVO: PRONTIFICAR ANV. REFERÊNCIA: MMA 23-14-16-063.</text:p>
          </table:table-cell>
          <table:table-cell office:value-type="string">
            <text:p>PENDENTE + 60%</text:p>
          </table:table-cell>
          <table:table-cell office:value-type="string">
            <text:p>34926<text:s/></text:p>
          </table:table-cell>
          <table:table-cell office:value-type="string">
            <text:p>Aguardando PIM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8/2024</text:p>
          </table:table-cell>
          <table:table-cell office:value-type="string">
            <text:p>I</text:p>
          </table:table-cell>
          <table:table-cell office:value-type="float" office:value="41020318">
            <text:p>41020318</text:p>
          </table:table-cell>
          <table:table-cell office:value-type="string">
            <text:p>REMOVER BATERIA PRINCIPAL PN PN 40308-1 SN 202305050 E ENVIAR PARA O PPU. MOTIVO: PRONTIFICAR ANV 4103. REFERÊNCIA: MMA 24-32-00-06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CANCELADADUPLICADA COM A O/S 41020251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8/2024</text:p>
          </table:table-cell>
          <table:table-cell office:value-type="string">
            <text:p>I</text:p>
          </table:table-cell>
          <table:table-cell office:value-type="float" office:value="41020319">
            <text:p>41020319</text:p>
          </table:table-cell>
          <table:table-cell office:value-type="string">
            <text:p>REMOVER PU3 PN: MB267B-50 SN: 910075 E ENVIAR AO PPU. MOTIVO: PRONTIFICAR ANV 7108. REFERÊNCIA: MMA 34-70-00-063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o PU3 PN: MB267B-50 SN: 910075 e enviado para o PPU;2- Referência: MMA 34-70-00-063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08/2024</text:p>
          </table:table-cell>
          <table:table-cell office:value-type="string">
            <text:p>I</text:p>
          </table:table-cell>
          <table:table-cell office:value-type="string">
            <text:p>41020320</text:p>
          </table:table-cell>
          <table:table-cell office:value-type="string">
            <text:p>INSTALAR PU3 PN: MB267B-50. MOTIVO: PRONTIFICAR ANV. REFERÊNCIA: MMA 34-70-00-063.</text:p>
          </table:table-cell>
          <table:table-cell office:value-type="string">
            <text:p>PENDENTE + 60%</text:p>
          </table:table-cell>
          <table:table-cell office:value-type="string">
            <text:p>34934<text:s/></text:p>
          </table:table-cell>
          <table:table-cell office:value-type="string">
            <text:p>Aguardando PIM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9/08/2024</text:p>
          </table:table-cell>
          <table:table-cell office:value-type="string">
            <text:p>R</text:p>
          </table:table-cell>
          <table:table-cell office:value-type="string">
            <text:p>41020000</text:p>
          </table:table-cell>
          <table:table-cell office:value-type="string">
            <text:p>FAROL SPECTROLAB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Realizada a remoção do spectrolab sem OS e estocado no PPU, PN:017500-111 SN:4381. Não necessita de PIM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76">
            <text:p>41020276</text:p>
          </table:table-cell>
          <table:table-cell office:value-type="string">
            <text:p><text:s/>CUMPRIR INSPEÇÃO DE 3 ANOS / 600 HORAS DA AERONAVE CONFORME ANEXO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CANCELADA<text:line-break/>Fechado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77">
            <text:p>41020277</text:p>
          </table:table-cell>
          <table:table-cell office:value-type="string">
            <text:p><text:s/>CUMPRIR INSPEÇÃO DE 3 ANOS / 1200 HORAS DA ANV CONFORME ANEXO.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AGUARDANDO CUMPRIMENTO DOS CARTÕES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77">
            <text:p>41020277</text:p>
          </table:table-cell>
          <table:table-cell office:value-type="string">
            <text:p>Cartão: 24/00/00/000/000/000 - Electric power MMA 24.00.00.211 Visual check. GVIA 1200 FH X 4Y X // 120 FH 109 D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string">
            <text:p>41020277</text:p>
          </table:table-cell>
          <table:table-cell office:value-type="string">
            <text:p>Cartão: 25/62/01/000/000/170 - Emergency floatation gear - Immersion probe MMA 25.62.01.722 64762-001-1 A 1200 FH X 3Y X // 120 FH 109 D (704A37722023) Functional test. FT - Executor: VN SV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string">
            <text:p>41020277</text:p>
          </table:table-cell>
          <table:table-cell office:value-type="string">
            <text:p>Cartão: 26/13/00/000/000/015 - Detector MMA 26.13.00.211 26.13.00.211.002 26.13.00.211.005 26.13.00.211.006 26.13.00.211.007 A 1200 FH X 3Y X // 120 FH 109 D 332A08-8651-02 H352 (-) (704A42820050) Visual check. Functional test. GVI|FT - Executor: VN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77">
            <text:p>41020277</text:p>
          </table:table-cell>
          <table:table-cell office:value-type="string">
            <text:p>Cartão: 30/22/00/000/000/000 - Electrical multi-purpose air intakes MMA 30.22.01.211 30.22.01.211.001 A 1200 FH X 3Y X // 120 FH 109 D Visual check. DI - Executor: MV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1">
            <text:p>41020281</text:p>
          </table:table-cell>
          <table:table-cell office:value-type="string">
            <text:p><text:s/>CUMPRIR INSPEÇÃO DE 6 MESES DO GRAVADOR CVR CONFORME ANEXO.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AGUARDANDO CUMPRIMENTO DOS CARTÕES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string">
            <text:p>41020281</text:p>
          </table:table-cell>
          <table:table-cell office:value-type="string">
            <text:p>Cartão: 45/11/07/520/721/000 - Gravador CVR MMA 45.11.07.721 MMA 45.11.07.721.003 E MMA 45.11.07.722 PN 980-6021-066 (704A4581029) SSCVFDR AR-204C Teste da aquisição do sinal de áudio. Teste da função de apagamento. (*) Margem = 0 ou margem definida de acordo com os regulamentos das autoridades oficiais (margem máxima permitida: 18 D) FT 6 M EXT 0 * - Executor: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4">
            <text:p>41020284</text:p>
          </table:table-cell>
          <table:table-cell office:value-type="string">
            <text:p>SUBSTITUIR LITHIUM BATTERY DO SISTEMA M`ARMS - MFDAU++ CONFORME ANEXO. MOTIVO: OTL DE 5 ANOS.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AGUARDANDO CUMPRIMENTO DOS CARTÕES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4">
            <text:p>41020284</text:p>
          </table:table-cell>
          <table:table-cell office:value-type="string">
            <text:p>Cartão: 45/11/00/000/000/020 - M’ARMS - MFDAU++ - Bateria de lítio PN 131-90003-205 (NR000705733) / 6032-401-501 / CR2032PCB / CR2032RH (NR000705733). A MFDAU deve ser enviada para o fabricante ou para uma oficina autorizada para substituição da bateria. A substituição da bateria é necessária somente para a MFDAU, assegurando a função HUMS/UMS. Instalada nos conjuntos MP/N: 360-00700-201, -202, -203 e -204. OTL. - Executor: VN CQ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Aeronave sem MFDAU de acordo com as O/S 41020364 e 41020366<text:line-break/>Verificar se esta O/S será cancelada<text:line-break/>Em Exec.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5">
            <text:p>41020285</text:p>
          </table:table-cell>
          <table:table-cell office:value-type="string">
            <text:p><text:s/>CUMPRIR INSPEÇÃO DE 1 ANO DA AERONAVE CONFORME ANEXO.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AGUARDANDO CUMPRIMENTO DOS CARTÕES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string">
            <text:p>41020285</text:p>
          </table:table-cell>
          <table:table-cell office:value-type="string">
            <text:p>Cartão: 25/62/01/000/000/280 - Alavanca do coletivo - Botão de comando de percussão - PN 13445A (N6718900500) PN 13445AX640 (NR779400001) (Atmosfera tropical e úmida. Atmosfera salina.) Verificação. DI REF: MMA 25.62.01.212 - Executor: VN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5">
            <text:p>41020285</text:p>
          </table:table-cell>
          <table:table-cell office:value-type="string">
            <text:p>Cartão: 33/43/04/000/000/010 - Farol infravermelho - PN 720110 (704A46820039) Verificação. DI REF: CMM 33.49.22 - Executor: VN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Não aplicável para esta ANV<text:line-break/>Fechado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string">
            <text:p>41020285</text:p>
          </table:table-cell>
          <table:table-cell office:value-type="string">
            <text:p>Cartão: 33/43/04/000/000/030 - Farol infravermelho - PN 4384445 (704A46820045) Remoção do farol e inspeção do aspecto das peças mecânicas sem desmontagem. Limpeza externa do farol. Lubrificação das engrenagens expostas. DI REF: CMM 33.49.22 - Executor: VN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string">
            <text:p>41020285</text:p>
          </table:table-cell>
          <table:table-cell office:value-type="string">
            <text:p>Cartão: 33/43/02/000/000/010 - Farol de busca retrátil - PN 4202104 (704A46820019) - PN 4360404 (704A46820038) Remoção do farol e inspeção do aspecto das peças mecânicas sem desmontagem. Limpeza externa do farol. Lubrificação das engrenagens expostas. DI REF: CMM 33.49.19 - Executor: VN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5">
            <text:p>41020285</text:p>
          </table:table-cell>
          <table:table-cell office:value-type="string">
            <text:p>Cartão: 92/40/00/000/000/880 - Conjunto guia de onda (*) Uma vez instalado na aeronave o conjunto deverá ser operado pelo menos a cada 12 meses. Os conjuntos colocados sob estocagem deverão ser instalados para operar a cada 12 meses. Quando os guias de onda não forem submetidos à pressurização externa, considerar a pressão mínima permitida de 9,2 psia ( equivalente a 12000ft MSL ). CHK REF: MMA SUP HB 92.40.00.721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5">
            <text:p>41020285</text:p>
          </table:table-cell>
          <table:table-cell office:value-type="string">
            <text:p>Cartão: 45/11/07/520/752/100 - Gravador FDR - PRÉ MOD 0728557. SSCVFDR FA5000 (sem capacidade de vídeo). Verificação e reprodução da gravação. (*) Margem = 0 ou margem definida de acordo com os regulamentos das autoridades oficiais (margem máxima permitida: 36 D). FT REF: MMA 45.11.07.752 / 45.11.07.752.001 - Executor: VN CQ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Não aplicável para esta ANV<text:line-break/>Fechar no sislog<text:line-break/>Em Exec.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string">
            <text:p>41020285</text:p>
          </table:table-cell>
          <table:table-cell office:value-type="string">
            <text:p>Cartão: 45/11/07/520/752/000 - Gravador CVR - PN 980-6021-066 (704A4581029) SSCVFDR AR-204C Verificação e registro da gravação. (*) Margem = 0 ou margem definida de acordo com os regulamentos das autoridades oficiais (margem máxima permitida: 36 D). FT REF: MMA 45.11.07.752 / 45.11.07.752.002 - Executor: VN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string">
            <text:p>41020285</text:p>
          </table:table-cell>
          <table:table-cell office:value-type="string">
            <text:p>Cartão: 45/11/07/520/752/105 - Gravador FDR - PN 980-6021-066 (704A45381029) SSCVFDR AR-204C Verificação e registro da gravação. (*) Margem = 0 ou margem definida de acordo com os regulamentos das autoridades oficiais (margem máxima permitida: 36 D). FT REF: MMA 45.11.07.752 / 45.11.07.752.001 - Executor: VN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5">
            <text:p>41020285</text:p>
          </table:table-cell>
          <table:table-cell office:value-type="string">
            <text:p>Cartão: 45/11/07/520/752/110 - Gravador CVR - PRÉ MOD 0728557. SSCVFDR FA5000 (sem capacidade de vídeo). Verificação e registro da gravação. (*) Margem = 0 ou margem definida de acordo com os regulamentos das autoridades oficiais (margem máxima permitida: 36 D). FT REF: MMA 45.11.07.752 / 45.11.07.752.002 - Executor: VN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Não aplicável para esta ANV<text:line-break/>Fechar no sislog<text:line-break/>Em Exec.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5">
            <text:p>41020285</text:p>
          </table:table-cell>
          <table:table-cell office:value-type="string">
            <text:p>Cartão: 45/11/07/520/752/200 - Gravador CVR - PÓS MOD 0728633 &amp; 0728636. SSCVFDR FA5001 DVR (com capacidade de vídeo). Verificação e reprodução da gravação. (*) Margem = 0 ou margem definida de acordo com os regulamentos das autoridades oficiais (margem máxima permitida: 36 D). FT REF: MMA 45.11.07.752 / 45.11.07.752.002 - Executor: VN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Não aplicável para esta ANV<text:line-break/>Fechar no sislog<text:line-break/>Em Exec.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5">
            <text:p>41020285</text:p>
          </table:table-cell>
          <table:table-cell office:value-type="string">
            <text:p>Cartão: 45/11/07/520/752/210 - Gravador FDR - PÓS MOD 0728557 &amp; 0728636. SSCVFDR FA5001 DVR (com capacidade de vídeo). Verificação e reprodução da gravação. (*) Margem = 0 ou margem definida de acordo com os regulamentos das autoridades oficiais (margem máxima permitida: 36 D). FT REF: MMA 45.11.07.752 / 45.11.07.752.001 - Executor: VN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Não aplicável para esta ANV<text:line-break/>Fechar no sislog<text:line-break/>Em Exec.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5">
            <text:p>41020285</text:p>
          </table:table-cell>
          <table:table-cell office:value-type="string">
            <text:p>Cartão: 45/11/07/520/752/220 - Gravador CVFDR - PÓS MOD 0728633 &amp; PÓS MOD 0728566 &amp; PÓS MOD 0728557 &amp; PRÉ MOD OP28572 SSCVFDR FA5001 DVR (com capacidade de vídeo). Teste de gravação. FT REF: MMA 31.33.01.752 / 31.33.01.752.001 - Executor: VN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Não aplicável para esta ANV<text:line-break/>Fechar no sislog<text:line-break/>Em Exec.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5">
            <text:p>41020285</text:p>
          </table:table-cell>
          <table:table-cell office:value-type="string">
            <text:p>Cartão: 26/12/01/000/000/000 - DETECÇÃO DE FOGO NO COMPARTIMENTO DE CARGA - Detecção de fogo Teste funcional. FT REF: MMA 26.12.01.721 (NÃO APLICÁVEL AS ANVS DA FROTA) - Executor: VN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verificar se é aplicável<text:line-break/>Em Exec.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5">
            <text:p>41020285</text:p>
          </table:table-cell>
          <table:table-cell office:value-type="string">
            <text:p>Cartão: 31/34/00/520/752/000 - NÃO APLICÁVEL EM NOSSA FROTA NO MOMENTO. SISTEMA DE INDICAÇÃO E REGISTRO Download da gravação de vídeo da câmera do cone de cauda. FT MMA 31.34.01.751 1 ANO EXT. 36D - Executor: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Não aplicável para esta ANV<text:line-break/>Fechar no sislog<text:line-break/>Em Exec.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5">
            <text:p>41020285</text:p>
          </table:table-cell>
          <table:table-cell office:value-type="string">
            <text:p>Cartão: 45/11/07/520/752/010 - Gravador CVFDR. PN- X313C20A1001 (-) PÓS MOD 0729102. SSCVFDR FA5001 DVR (com capacidade de vídeo). Verificação dos dados do FDR. (*) Margem = 0 ou margem definida de acordo com os regulamentos das autoridades oficiais (margem máxima permitida: 36 D). FT MMA 45.11.07.752 45.11.07.752.001 - Executor: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Não aplicável para esta ANV<text:line-break/>Fechar no sislog<text:line-break/>Em Exec.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string">
            <text:p>41020285</text:p>
          </table:table-cell>
          <table:table-cell office:value-type="string">
            <text:p>Cartão: MMA 21-12-00-021. - IN HB-1021-I-20 RN1- Realizar Inspeção do Ventilador da Cabine de acordo com MMA 21-12-00-021. C.Q. SOLICITOU A REDUÇÃO DA PERIODICIDADE PARA 1 ANOS AO INVÉS DE DOIS. Observações: O ventilador da cabine localiza-se sob carenagens e não é normalmente visualizado nas inspeções pré/pós voo. Por fazerem parte do sistema que recebe o ar para a cabine, estão sujeitos às ações da umidade, salinidade e detritos. Seu corpo é compostos de alumínio e quando desprotegidos sofrem corrosão. - Executor: SV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7">
            <text:p>41020287</text:p>
          </table:table-cell>
          <table:table-cell office:value-type="string">
            <text:p><text:s/>SUBSTITUIR BATERIA PN LS26500 DO MÓDULO EGI (GPS / INS) CONFORME ANEXO. MOTIVO: CUMPRIR OTL DE 18 MESES.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AGUARDANDO CUMPRIMENTO DOS CARTÕES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string">
            <text:p>41020287</text:p>
          </table:table-cell>
          <table:table-cell office:value-type="string">
            <text:p>Cartão: 92/40/00/000/000/995 - Bateria do módulo EGI GPS/INS PN LS26500 ( 332B99603800 ) 18 M EXT 7 D - Executor:</text:p>
          </table:table-cell>
          <table:table-cell office:value-type="string">
            <text:p>PENDENTE + 60%</text:p>
          </table:table-cell>
          <table:table-cell office:value-type="string">
            <text:p>36227<text:s/></text:p>
          </table:table-cell>
          <table:table-cell office:value-type="string">
            <text:p>MMA SUP 92-40-00-066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90">
            <text:p>41020290</text:p>
          </table:table-cell>
          <table:table-cell office:value-type="string">
            <text:p><text:s/>CUMPRIR INSPEÇÃO DE 1 ANO / 600 HORAS DA AERONAVE CONFORME ANEXO.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AGUARDANDO CUMPRIMENTO DOS CARTÕES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90">
            <text:p>41020290</text:p>
          </table:table-cell>
          <table:table-cell office:value-type="string">
            <text:p>Cartão: 93/71/05/520/212/100 - CUMPRIR COM O EQUIPAMENTO INSTALADO FLIR STAR SAFIRE III - Torre - QDM MMA 93.71.05.212 E MMA 93.71.05.212.001 Inspeção visual. GVI 600 H / 1 Y EXT 60 H / 36 D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1">
            <text:p>41020291</text:p>
          </table:table-cell>
          <table:table-cell office:value-type="string">
            <text:p><text:s/>SUBSTITUIR BRAÇO CARDAN DO FAROL DE BUSCA SPECTROLAB SX16 (Somente braço de aço). CONFORME ANEXO. MOTIVO: OTL 10 ANOS.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AGUARDANDO CUMPRIMENTO DOS CARTÕES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1">
            <text:p>41020291</text:p>
          </table:table-cell>
          <table:table-cell office:value-type="string">
            <text:p>Cartão: 33/45/03/000/000/010 - Farol de busca – Braço do cardan CMM 33.45.96 PN 022929, PN 022929-11 E PN 022929-81 SPECTROLAB SX16. Somente braço de aço. OTL 10 Y EXT 180 D - Executor: VN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1- Não aplicável;<text:line-break/>2- O Braço do cardan P/N ... S/N ... foi recebido juntamente com a ANV 4103 em ...;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2">
            <text:p>41020292</text:p>
          </table:table-cell>
          <table:table-cell office:value-type="string">
            <text:p><text:s/>SUBSTITUIR BATERIA PN A01577 DA CPI 503 SN 120849 CONFORME ANEXO. MOTIVO: OTL ED (EXPIRATION DATE).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AGUARDANDO CUMPRIMENTO DOS CARTÕES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string">
            <text:p>41020292</text:p>
          </table:table-cell>
          <table:table-cell office:value-type="string">
            <text:p>Cartão: 25/66/07/000/000/010 - Transmissor localizador de emergência – Bateria. OTL CPI 503. PN A01577 A baliza sinalizadora deve ser enviada ao fabricante para substituição da bateria e do parafuso de fixação. Durante a instalação do ELT, colocar um novo parafuso de fixação. - Executor: VN</text:p>
          </table:table-cell>
          <table:table-cell office:value-type="string">
            <text:p>PENDENTE + 60%</text:p>
          </table:table-cell>
          <table:table-cell office:value-type="string">
            <text:p>36235 36233<text:s/></text:p>
          </table:table-cell>
          <table:table-cell office:value-type="string">
            <text:p>1- Realizado remoção da CPI PN 503-16-25 S/N 697 (validade da bateria: 02/2025) e enviado para o PPU fim cumprir OTL;<text:line-break/>2- Referências: MMA 25-66-16-061 e CMM 25-61-98;<text:line-break/>3- Aguardando PIM 36233 e 36235 para instalação da CPI e Parafuso novo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4">
            <text:p>41020294</text:p>
          </table:table-cell>
          <table:table-cell office:value-type="string">
            <text:p><text:s/>CUMPRIR ASB 63033 R1 - INSTALAÇÃO DOS SUPORTES DOS ACELERÔMETROS.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verificar se é aplicávelfazer PIMPrioridade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7">
            <text:p>41020297</text:p>
          </table:table-cell>
          <table:table-cell office:value-type="string">
            <text:p><text:s/>CUMPRIR INSPEÇÃO DE 2 ANOS / 1200 HORAS DA AERONAVE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7">
            <text:p>41020297</text:p>
          </table:table-cell>
          <table:table-cell office:value-type="string">
            <text:p>Cartão: 25/66/07/000/000/040 - Transmissor localizador de emergência. CPI 503. Inspeção. GVI. REF: MMA 25.66.16.211 - Executor: VN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Cumprir cartãoEm Exec.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<text:s/>CUMPRIR INSPEÇÃO DE 4 ANOS / 1200 HORAS DA ANV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21/50/03/000/000/010 - SISTEMA DE AR CONDICIONADO - Sistema de ar condicionado HP MITS/BEHR Verificação. DI REF: MMA 21.50.03.211 // 21.50.03.211.002 // 21.50.03.211.003 - Executor: MV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24/33/00/000/000/010 - Bateria de emergência Teste de carga. FT PN BTS03A (704A46130053) // BTS14A (704A46130054) // BTS89A (704A46130042) REF: MMA 24.33.00.721 // 24.33.00.721.001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24/33/00/000/000/030 - Bateria de emergência Medição de capacidade. DI PN BTS03A (704A46130053) / BTS14A (704A46130054) / BTS89A (704A46130042) REF: MMA 24.33.00.611 / 24.33.00.611.008 - Executor: VN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Lançar ferramentas<text:line-break/>Prioridade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25/31/03/000/000/010 - Gancho de 3,8 t - Sistema de pesagem Calibragem. RIG REF: MMA 25.31.03.821 *Obs1: (Realizar teste do sistema de indicação de peso da ANV) - Executor: VN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Lançar ferramentas<text:line-break/>Prioridade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25/64/05/000/000/050 - GUINCHO - Instalação do guincho Testes funcionais do sistema de alijamento. FT REF: MMA 25.64.05.723 - Executor: VN CQ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26/21/00/000/000/080 - SISTEMA DE EXTINÇÃO DE FOGO DO MOTOR Verificação do sistema, dos extintores, das tubulações e dos difusores. GVI REF: MMA 26.21.00.211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26/24/01/000/000/030 - SISTEMA DE EXTINÇÃO DE FOGO DA APU Inspeção visual. DI Garrafa equipada com manômetro. REF: MMA 26.24.01.211 // 26.24.01.211.002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28/42/01/000/000/000 - Fluxômetro digital de combustível Inspeção visual. GVI REF: MMA 28.42.01.211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30/21/00/000/000/030 - TAPETE TÉRMICO DA ENTRADA DE AR - Entradas de ar do motor e sistema de tapetes térmicos Inspeção. DI REF: CMM 30.29.95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30/21/00/000/000/040 - TAPETE TÉRMICO DA ENTRADA DE AR Teste funcional. FT REF: MMA 30.21.01.721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30/21/00/000/000/060 - TAPETE TÉRMICO DA ENTRADA DE AR Inspeção da cablagem e teste de isolamento. DI PÓS MOD 332P083234 &amp; PRÉ MOD 0726540. REF: MMA 30.21.01.751 // 30.21.01.751.001 // 30.21.01.751.003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30/21/00/000/000/080 - TAPETE TÉRMICO DA ENTRADA DE AR Inspeção visual da parte móvel da cablagem. VC POST MOD 0726540 REF: MMA 30.21.01.751 // 30.21.01.751.002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string">
            <text:p>41020298</text:p>
          </table:table-cell>
          <table:table-cell office:value-type="string">
            <text:p>Cartão: 30/22/00/000/000/010 - ENTRADA DE AR POLIVALENTE ELÉTRICA - Junta da ogivaInspeção detalhada. DIREF: MMA 30.22.01.212 - Executor: VN SV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32/30/00/000/000/020 - BAIXAMENTO E RECOLHIMENTO - Trem de pouso Teste de segurança no solo. FT REF: MMA 32.30.00.751 // 32.30.00.751.002 - Executor: VN CQ SV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32/30/00/000/000/030 - BAIXAMENTO E RECOLHIMENTO - Trem de pouso Teste dos dispositivos de segurança da operação do trem de pouso. FT REF: MMA 32.30.00.722 - Executor: VN CQ SV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34/11/00/671/000/000 - INSTRUMENTOS DO SISTEMA ANEMOBAROMÉTRICO - Sistema de dados anemobarométricos Secagem. CLN REF: MMA 34.11.00.671 - Executor: VN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JÁ EXECUTADO PLUGAR CONECTORES E LANÇAR SERVIÇO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34/11/00/791/000/000 - INSTRUMENTOS DO SISTEMA ANEMOBAROMÉTRICO - Sistema de dados anemobarométricos Teste. DI REF: MMA 34.11.00.791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34/42/03/211/000/000 - RADAR METEOROLÓGICO - Radar 1600 Verificação. DI REF: MMA 34.42.03.211 // 34.42.03.211.001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49/21/01/000/000/000 - APU - Unidade de energia auxiliar Inspeção da instalação. DI REF: MMA 49.21.01.211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52/72/00/000/000/010 - SISTEMA DE INDICAÇÃO DE ABERTURA DOS CAPÔS E PORTAS - Porta da tomada da fonte externa Teste de indicação. FT REF: MMA 52.72.00.821 // 52.72.00.731.002 - Executor: SV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52/72/00/000/000/020 - SISTEMA DE INDICAÇÃO DE ABERTURA DOS CAPÔS E PORTAS - Porta do compartimento traseiro Teste de indicação. FT REF: MMA 52.72.00.821 // 52.72.00.731.004 - Executor: SV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52/72/00/000/000/030 - SISTEMA DE INDICAÇÃO DE ABERTURA DOS CAPÔS E PORTAS - Escotilha dianteira esquerda Teste de indicação. FT REF: MMA 52.72.00.821 // 52.72.00.731.005 - Executor: VN SV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64/20/00/000/050/030 - SISTEMA DE TRANSMISSÃO DO ROTOR DE CAUDA - Tranças de metalização Inspeção detalhada. DI REF. MMA 64.20.00.213 / 64.20.00.213.123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8">
            <text:p>41020298</text:p>
          </table:table-cell>
          <table:table-cell office:value-type="string">
            <text:p>Cartão: 67/00/00/000/000/000 - COMANDOS DE VOO DOS ROTORES - Cadeia de comando de voo do rotor Inspeção do estado. DI REF: MMA 67.00.00.221 // 67.00.00.221.001 - Executor: MV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300">
            <text:p>41020300</text:p>
          </table:table-cell>
          <table:table-cell office:value-type="string">
            <text:p><text:s/>CUMPRIR INSPEÇÃO DE 4 ANOS DA ANV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300">
            <text:p>41020300</text:p>
          </table:table-cell>
          <table:table-cell office:value-type="string">
            <text:p>Cartão: 33/51/00/000/000/000 - OPT - ILUMINAÇÃO DE EMERGÊNCIA Sistema de Iluminação de Saída de Emergência de Helicóptero (HEEL) Teste funcional. FT MMA 33.51.03.721 4 anos Ext: 146 d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300">
            <text:p>41020300</text:p>
          </table:table-cell>
          <table:table-cell office:value-type="string">
            <text:p>Cartão: 45/11/08/520/211/010 - Acelerômetros. PÓS MOD 0728703 &amp; PRÉ MOD 0728964. Inspeção visual e calibração dos acelerômetros FS1, FS2, FS3, FS4. VC|FT MMA 45.11.08.211, MMA 45.11.08.728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300">
            <text:p>41020300</text:p>
          </table:table-cell>
          <table:table-cell office:value-type="string">
            <text:p>Cartão: 45/11/08/520/211/020 - Acelerômetros. PÓS MOD 0728703. Inspeção visual e calibração dos acelerômetros SW1, SW2, CK1, CK2, CK3. VC|FT MMA 45.11.08.211, MMA 45.11.08.728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28/08/2024</text:p>
          </table:table-cell>
          <table:table-cell office:value-type="string">
            <text:p>I</text:p>
          </table:table-cell>
          <table:table-cell office:value-type="float" office:value="41020345">
            <text:p>41020345</text:p>
          </table:table-cell>
          <table:table-cell office:value-type="string">
            <text:p>REMOVER ALTERNADORES P/N 30030-2 S/N 2718 E S/N 2726 DA MGB E ENVIAR PARA O PPU. MOTIVO: ESTOCAGEM. REF: MMA 24-21-00-06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a a remoção dos alternadores de PN: 30030-2 SN: 2718 e SN: 2726 e enviados para o PPU para estocagem.2- Ref: MMA 24-21-00-061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28/08/2024</text:p>
          </table:table-cell>
          <table:table-cell office:value-type="string">
            <text:p>I</text:p>
          </table:table-cell>
          <table:table-cell office:value-type="float" office:value="41020346">
            <text:p>41020346</text:p>
          </table:table-cell>
          <table:table-cell office:value-type="string">
            <text:p>INSTALAR ALTERNADORES P/N 30030-2 DIREITO E ESQUERDO DA MGB. MOTIVO: DISPONIBILIZAR ANV. REF: MMA 24-21-00-061.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>Fazer o pedido dos sobressalentes orings<text:line-break/>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3/09/2024</text:p>
          </table:table-cell>
          <table:table-cell office:value-type="string">
            <text:p>I</text:p>
          </table:table-cell>
          <table:table-cell office:value-type="float" office:value="41020347">
            <text:p>41020347</text:p>
          </table:table-cell>
          <table:table-cell office:value-type="string">
            <text:p>REMOVER BATERIA DE EMERGÊNCIA PN BTS14A SN 2834 E ENVIAR PARA O PPU. MOTIVO: DISPONIBILIZAR ANV 7102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Realizado remoção da BATERIA DE EMERGÊNCIA P/N BTS14A S/N 2834 de acordo com o MMA<text:s text:c="2"/>24-33-00-061 e enviado para o PPU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3/09/2024</text:p>
          </table:table-cell>
          <table:table-cell office:value-type="string">
            <text:p>I</text:p>
          </table:table-cell>
          <table:table-cell office:value-type="string">
            <text:p>41020348</text:p>
          </table:table-cell>
          <table:table-cell office:value-type="string">
            <text:p>INSTALAR BATERIA DE EMERGÊNCIA PN BTS14A PROVENIENTE DO PPU. MOTIVO: ITEM REMOVIDO PARA DISPONIBILIZAR ANV 7102.</text:p>
          </table:table-cell>
          <table:table-cell office:value-type="string">
            <text:p>PENDENTE + 60%</text:p>
          </table:table-cell>
          <table:table-cell office:value-type="string">
            <text:p>35167<text:s/></text:p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4/09/2024</text:p>
          </table:table-cell>
          <table:table-cell office:value-type="string">
            <text:p>D</text:p>
          </table:table-cell>
          <table:table-cell office:value-type="string">
            <text:p>41020353</text:p>
          </table:table-cell>
          <table:table-cell office:value-type="string">
            <text:p>SUBSTITUIR LÂMPADA BLUE LIGTH P/N 704A46-8310-17.MOTIVO: LÂMPADA QUEIMADA.REF.: MTC 20-80-20-437.</text:p>
          </table:table-cell>
          <table:table-cell office:value-type="string">
            <text:p>PENDENTE + 60%</text:p>
          </table:table-cell>
          <table:table-cell office:value-type="string">
            <text:p>35205<text:s/></text:p>
          </table:table-cell>
          <table:table-cell office:value-type="string">
            <text:p>IPC 94-30-01-04-20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09/2024</text:p>
          </table:table-cell>
          <table:table-cell office:value-type="string">
            <text:p>I</text:p>
          </table:table-cell>
          <table:table-cell office:value-type="float" office:value="41020356">
            <text:p>41020356</text:p>
          </table:table-cell>
          <table:table-cell office:value-type="string">
            <text:p>Realizar remoção do conjunto caixa de junção ( PN 0177807670. SN 1187MA) e os 4 termopares (PN 9550179270, Sns 2819, 2811, 2810, 2816), do motor S/N 16051 e enviar para o PPU, Fim prontificar Anv 7108. REF MEM 77-21-00-900-801-C0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o conjunto caixa de junção ( PN 0177807670. SN 1187MA) e os 4 termopares (PN 9550179270, Sns 2819, 2811, 2810, 2816) e enviado para o PPU, fim prontificar ANV 7108;2- REF: MEM 77-21-00-900-801-C01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09/2024</text:p>
          </table:table-cell>
          <table:table-cell office:value-type="string">
            <text:p>I</text:p>
          </table:table-cell>
          <table:table-cell office:value-type="float" office:value="41020357">
            <text:p>41020357</text:p>
          </table:table-cell>
          <table:table-cell office:value-type="string">
            <text:p>REMOVER CABLAGEM P/N 0298750050 S/N 1045LAN DO MOTOR S/N 16051 E ENVIAR PARA O PPU. MOTIVO: DISPONIBILIZAR ANV 7108. REF.: MEM 71-51-00-280-801-A0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a<text:s text:c="2"/>CABLAGEM P/N 0298750050 S/N 1045LAN de acordo com o MEM 71-51-00-280-801-A01 e enviado para o PPU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09/2024</text:p>
          </table:table-cell>
          <table:table-cell office:value-type="string">
            <text:p>I</text:p>
          </table:table-cell>
          <table:table-cell office:value-type="float" office:value="41020358">
            <text:p>41020358</text:p>
          </table:table-cell>
          <table:table-cell office:value-type="string">
            <text:p>Realizar instalação do conjunto caixa de junção ( PN 0177807670) e os 4 termopares (PN 9550179270) no motor S/N 16051, Fim prontificar Anv. REF MEM 77-21-00-900-801-C01.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>suporte técnico solicitou fazer pedido da caixa pós TU 95 P/N 0177807880<text:s/>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09/2024</text:p>
          </table:table-cell>
          <table:table-cell office:value-type="string">
            <text:p>I</text:p>
          </table:table-cell>
          <table:table-cell office:value-type="string">
            <text:p>41020359</text:p>
          </table:table-cell>
          <table:table-cell office:value-type="string">
            <text:p>INSTALAR CABLAGEM P/N 0298750050 NO MOTOR S/N 16051. MOTIVO: DISPONIBILIZAR ANV. REF.: MEM 71-51-00-280-801-A01.</text:p>
          </table:table-cell>
          <table:table-cell office:value-type="string">
            <text:p>PENDENTE + 60%</text:p>
          </table:table-cell>
          <table:table-cell office:value-type="string">
            <text:p>35310<text:s/></text:p>
          </table:table-cell>
          <table:table-cell office:value-type="string">
            <text:p>AGUARDANDO PEDIDO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Invalid Date</text:p>
          </table:table-cell>
          <table:table-cell office:value-type="string">
            <text:p>D</text:p>
          </table:table-cell>
          <table:table-cell office:value-type="float" office:value="41020360">
            <text:p>41020360</text:p>
          </table:table-cell>
          <table:table-cell office:value-type="string">
            <text:p>CUMPRIR SBEC 725 24-000-01 ED 001. MOTIVO: RECOMENDAÇÃO DA EMPRESA AIRBUS HELICOPTERS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float" office:value="41020361">
            <text:p>41020361</text:p>
          </table:table-cell>
          <table:table-cell office:value-type="string">
            <text:p>REMOVER UNIDADE DE ALIJAMENTO DA CPI PN 503-21-1 SN 674 E ENVIAR PARA O PPU. MOTIVO: PRONTIFICAR ANV 7108. REFERÊNCIA: MMA 25-66-16-062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a UNIDADE DE ALIJAMENTO DA CPI PN 503-21-1 SN 674 e enviado para o PPU. REFERÊNCIA: MMA 25-66-16-062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float" office:value="41020362">
            <text:p>41020362</text:p>
          </table:table-cell>
          <table:table-cell office:value-type="string">
            <text:p>INSTALAR UNIDADE DE ALIJAMENTO DA CPI PN 503-21-1. MOTIVO: PRONTIFICAR ANV. REFERÊNCIA: MMA 25-66-16-062.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>A CPI ESTÁ GUARDADA NO ARMÁRIO DO VN<text:line-break/>LANÇAR PEDIDOS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float" office:value="41020363">
            <text:p>41020363</text:p>
          </table:table-cell>
          <table:table-cell office:value-type="string">
            <text:p>REMOVER MFDAU HUMS P/N 704A49430079 SN 3553, E ENVIAR PARA O PPU. MOTIVO: DISPONIBILIZAR A ANV 7108.<text:s text:c="2"/>REF.: MMA 31-72-00-06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o MFDAU HUMS P/N 360-00700-204 S/N 3553 de acordo com o MMA 31-72-00-061 e enviado para o PPU;2- Configurações: CONFIG: 332A673933.14 / ICT: 707A49438713 / DFS: 707A49438714 / ACMS: 707A49438548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string">
            <text:p>41020364</text:p>
          </table:table-cell>
          <table:table-cell office:value-type="string">
            <text:p>INSTALAR MFDAU HUMS P/N 704A49430079. MOTIVO: DISPONIBILIZAR A ANV.<text:s text:c="2"/>REF.: MMA 31-72-00-061.</text:p>
          </table:table-cell>
          <table:table-cell office:value-type="string">
            <text:p>PENDENTE + 60%</text:p>
          </table:table-cell>
          <table:table-cell office:value-type="string">
            <text:p>35340<text:s/></text:p>
          </table:table-cell>
          <table:table-cell office:value-type="string">
            <text:p>AGUARDANDO PEDIDO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float" office:value="41020365">
            <text:p>41020365</text:p>
          </table:table-cell>
          <table:table-cell office:value-type="string">
            <text:p>REMOVER MFDAU FDRS P/N 704A49430079 SN 3551, E ENVIAR PARA O PPU. MOTIVO: DISPONIBILIZAR A ANV 7108.<text:s text:c="2"/>REF.: MMA 31-72-00-06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o MFDAU FDRS P/N 360-00700-204 S/N 3551 de acordo com o MMA 31-72-00-061 e enviado para o PPU;2- Configurações: CONFIG: 332P673906.14 / ICT: 707A49438711 / DFS: 707A49438712 / ACMS: 707A49438548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string">
            <text:p>41020366</text:p>
          </table:table-cell>
          <table:table-cell office:value-type="string">
            <text:p>INSTALAR MFDAU FDRS P/N 704A49430079. MOTIVO: DISPONIBILIZAR A ANV.<text:s text:c="2"/>REF.: MMA 31-72-00-061.</text:p>
          </table:table-cell>
          <table:table-cell office:value-type="string">
            <text:p>PENDENTE + 60%</text:p>
          </table:table-cell>
          <table:table-cell office:value-type="string">
            <text:p>35341<text:s/></text:p>
          </table:table-cell>
          <table:table-cell office:value-type="string">
            <text:p>AGUARDANDO PEDIDO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float" office:value="41020367">
            <text:p>41020367</text:p>
          </table:table-cell>
          <table:table-cell office:value-type="string">
            <text:p>REMOVER VPU PN 704A49430069 S/N AJ15574 E ENVIAR PARA O PPU. MOTIVO: PRONTIFICAR ANV 7108.<text:s text:c="2"/>REF: MMA 45-11-08-06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a VPU P/N 241-271-006-013 S/N AJ15574 (REF.: 332P673905.04) e enviado para o PPU. REF: MMA 45-11-08-061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string">
            <text:p>41020368</text:p>
          </table:table-cell>
          <table:table-cell office:value-type="string">
            <text:p>INSTALAR VPU PN 704A49430069. MOTIVO: PRONTIFICAR ANV.<text:s text:c="2"/>REF: MMA 45-11-08-061.</text:p>
          </table:table-cell>
          <table:table-cell office:value-type="string">
            <text:p>PENDENTE + 60%</text:p>
          </table:table-cell>
          <table:table-cell office:value-type="string">
            <text:p>35342<text:s/></text:p>
          </table:table-cell>
          <table:table-cell office:value-type="string">
            <text:p>AGUARDANDO PEDIDO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float" office:value="41020369">
            <text:p>41020369</text:p>
          </table:table-cell>
          <table:table-cell office:value-type="string">
            <text:p>REMOVER A UNIDADE DO ALARME DE PRESSÃO DA MGB PN: SE19226 S/N 448 E ENVIAR PARA O PPU. MOTIVO: PRONTIFICAR A AERONAVE 7108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a UNIDADE DO ALARME DE PRESSÃO DA MGB PN: SE19226 S/N 448QA e enviado para o PPU.2- Ref.: MMA 31-72-00-061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string">
            <text:p>41020370</text:p>
          </table:table-cell>
          <table:table-cell office:value-type="string">
            <text:p>INSTALAR A UNIDADE DO ALARME DE PRESSÃO DA MGB PN: SE19226. MOTIVO: PRONTIFICAR A AERONAVE.</text:p>
          </table:table-cell>
          <table:table-cell office:value-type="string">
            <text:p>PENDENTE + 60%</text:p>
          </table:table-cell>
          <table:table-cell office:value-type="string">
            <text:p>35343<text:s/></text:p>
          </table:table-cell>
          <table:table-cell office:value-type="string">
            <text:p>AGUARDANDO PEDIDOS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float" office:value="41020371">
            <text:p>41020371</text:p>
          </table:table-cell>
          <table:table-cell office:value-type="string">
            <text:p>REMOVER BOX SWITCHING LIGHT PN SE05251<text:s text:c="2"/>(33LM) E ENVIAR PARA O PPU. MOTIVO: PRONTIFICAR ANV 7108. REF.: MTC 20-80-20-413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a BOX SWITCHING LIGHT P/N SE05251 (33LM) S/N 213 e enviada para o PPU. REF.: MTC 20-80-20-413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string">
            <text:p>41020372</text:p>
          </table:table-cell>
          <table:table-cell office:value-type="string">
            <text:p>INSTALAR BOX SWITCHING LIGHT PN SE05251<text:s text:c="2"/>(33LM). MOTIVO: PRONTIFICAR ANV. REF.: MTC 20-80-20-413</text:p>
          </table:table-cell>
          <table:table-cell office:value-type="string">
            <text:p>PENDENTE + 60%</text:p>
          </table:table-cell>
          <table:table-cell office:value-type="string">
            <text:p>35344<text:s/></text:p>
          </table:table-cell>
          <table:table-cell office:value-type="string">
            <text:p>AGUARDANDO PEDIDO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float" office:value="41020373">
            <text:p>41020373</text:p>
          </table:table-cell>
          <table:table-cell office:value-type="string">
            <text:p><text:s/>REMOVER CABLAGEM E ACELERÔMETRO 12RK1 E ENVIAR PARA O PPU.MOTIVO: PRONTIFICAR ANV 7108.REFERÊNCIA: MMA 45-11-08-067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a remoção da cablagem e acelerômetro 12RK1 PN: 6251M4 SN: 21225 de acordo com o MMA 45-11-08-067;2- Equipamento enviado ao PPU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float" office:value="41020374">
            <text:p>41020374</text:p>
          </table:table-cell>
          <table:table-cell office:value-type="string">
            <text:p><text:s/>INSTALAR CABLAGEM E ACELERÔMETRO 12RK1. MOTIVO: PRONTIFICAR ANV. REFERÊNCIA: MMA 45-11-08-067.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>35378 – Acelerômetro35379 – Cablagem acelerômetro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float" office:value="41020375">
            <text:p>41020375</text:p>
          </table:table-cell>
          <table:table-cell office:value-type="string">
            <text:p><text:s/>REMOVER MICROSWITCH PN 83133-0 DO TRIM COLL "UP" DE 2P E ENVIAR PARA O PPU. MOTIVO: PRONTIFICAR A ANV 7108. REFERÊNCIA: ECMM 67-12-92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a MICROSWITCH PN 83133-0 DO TRIM COLL "UP" DE 2P e enviado para o PPU. REFERÊNCIA: ECMM 67-12-92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float" office:value="41020376">
            <text:p>41020376</text:p>
          </table:table-cell>
          <table:table-cell office:value-type="string">
            <text:p><text:s/>INSTALAR MICROSWITCH PN 83133-0 DO TRIM COLL "UP" DE 2P. MOTIVO: PRONTIFICAR A ANV. REFERÊNCIA: ECMM 67-12-92.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>35427 – MICROSWICTH35428 – PLAQUINHA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float" office:value="41020377">
            <text:p>41020377</text:p>
          </table:table-cell>
          <table:table-cell office:value-type="string">
            <text:p>REMOVER TRANSCEPTOR DO RADALT PN: 9599-607-18503 S/N 05029 E ENVIAR PARA O PPU. MOTIVO: PRONTIFICAR AERONAVE 7108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o TRANSCEPTOR DO RADALT PN: 9599-607-18503 S/N 05029 e enviado para o PPU. Ref.: MMA 34-41-01-061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1/09/2024</text:p>
          </table:table-cell>
          <table:table-cell office:value-type="string">
            <text:p>I</text:p>
          </table:table-cell>
          <table:table-cell office:value-type="string">
            <text:p>41020378</text:p>
          </table:table-cell>
          <table:table-cell office:value-type="string">
            <text:p>INSTALAR TRANSCEPTOR DO RADALT PN: 9599-607-18503 . MOTIVO: PRONTIFICAR AERONAVE.</text:p>
          </table:table-cell>
          <table:table-cell office:value-type="string">
            <text:p>PENDENTE + 60%</text:p>
          </table:table-cell>
          <table:table-cell office:value-type="string">
            <text:p>35345<text:s/></text:p>
          </table:table-cell>
          <table:table-cell office:value-type="string">
            <text:p>AGUARDANDO PEDIDO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2/09/2024</text:p>
          </table:table-cell>
          <table:table-cell office:value-type="string">
            <text:p>I</text:p>
          </table:table-cell>
          <table:table-cell office:value-type="float" office:value="41020379">
            <text:p>41020379</text:p>
          </table:table-cell>
          <table:table-cell office:value-type="string">
            <text:p><text:s/>REMOVER SONDA DE TEMPERATURA PN:C16196AB S/N 11457 E ENVIAR PARA O PPU. MOTIVO: PRONTIFICAR A AERONAVE 7108. REF.: MMA 34-12-00-06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<text:s text:c="2"/>Realizado remoção da SONDA DE TEMPERATURA PN:C16196AB S/N 11457 e enviado para o PPU. REF.: MMA 34-12-00-061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2/09/2024</text:p>
          </table:table-cell>
          <table:table-cell office:value-type="string">
            <text:p>I</text:p>
          </table:table-cell>
          <table:table-cell office:value-type="string">
            <text:p>41020380</text:p>
          </table:table-cell>
          <table:table-cell office:value-type="string">
            <text:p><text:s/>INSTALAR SONDA DE TEMPERATURA PN: C16196AB. MOTIVO: PRONTIFICAR A AERONAVE. REF.: MMA 34-12-00-061.</text:p>
          </table:table-cell>
          <table:table-cell office:value-type="string">
            <text:p>PENDENTE + 60%</text:p>
          </table:table-cell>
          <table:table-cell office:value-type="string">
            <text:p>35359<text:s/></text:p>
          </table:table-cell>
          <table:table-cell office:value-type="string">
            <text:p>AGUARDANDO PEDIDOS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2/09/2024</text:p>
          </table:table-cell>
          <table:table-cell office:value-type="string">
            <text:p>I</text:p>
          </table:table-cell>
          <table:table-cell office:value-type="float" office:value="41020381">
            <text:p>41020381</text:p>
          </table:table-cell>
          <table:table-cell office:value-type="string">
            <text:p><text:s/>REMOVER FAROL INFRA-RED PN 4384445 E ENVIAR PARA O PPU. MOTIVO: DISPONIBILIZAR A AERONAVE 7108. REFERÊNCIA: MMA 33-43-02-06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o FAROL INFRA-RED P/N 4384445 S/N 100085 e enviado para o PPU. Red.: MMA 33-43-02-061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2/09/2024</text:p>
          </table:table-cell>
          <table:table-cell office:value-type="string">
            <text:p>I</text:p>
          </table:table-cell>
          <table:table-cell office:value-type="float" office:value="41020382">
            <text:p>41020382</text:p>
          </table:table-cell>
          <table:table-cell office:value-type="string">
            <text:p><text:s/>INSTALAR FAROL INFRA-RED PN 4384445. MOTIVO: DISPONIBILIZAR A AERONAVE. REFERÊNCIA: MMA 33-43-02-061.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>PEDIR KNOB NESSE PN: C2BT8833-A41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6/09/2024</text:p>
          </table:table-cell>
          <table:table-cell office:value-type="string">
            <text:p>I</text:p>
          </table:table-cell>
          <table:table-cell office:value-type="float" office:value="41020383">
            <text:p>41020383</text:p>
          </table:table-cell>
          <table:table-cell office:value-type="string">
            <text:p><text:s/>REMOVER TRANSCEPTOR DO RÁDIO HF PN 822-1069-002 SN: 45C106 E ENVIAR AO PPU. MOTIVO: PRONTIFICAR ANV 7108. REFERÊNCIA: MMA 23-11-12-06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o TRANSCEPTOR DO RÁDIO HF PN 822-1069-002 SN: 45C106 e enviado para o PPU. REFERÊNCIA: MMA 23-11-12-061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6/09/2024</text:p>
          </table:table-cell>
          <table:table-cell office:value-type="string">
            <text:p>I</text:p>
          </table:table-cell>
          <table:table-cell office:value-type="string">
            <text:p>41020384</text:p>
          </table:table-cell>
          <table:table-cell office:value-type="string">
            <text:p><text:s/>INSTALAR TRANSCEPTOR DO RÁDIO HF PN 822-1069-002. MOTIVO: PRONTIFICAR ANV. REFERÊNCIA: MMA 23-11-12-061.</text:p>
          </table:table-cell>
          <table:table-cell office:value-type="string">
            <text:p>PENDENTE + 60%</text:p>
          </table:table-cell>
          <table:table-cell office:value-type="string">
            <text:p>35420<text:s/></text:p>
          </table:table-cell>
          <table:table-cell office:value-type="string">
            <text:p>AGUARDANDO PEDIDOS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9/10/2024</text:p>
          </table:table-cell>
          <table:table-cell office:value-type="string">
            <text:p>I</text:p>
          </table:table-cell>
          <table:table-cell office:value-type="float" office:value="41020399">
            <text:p>41020399</text:p>
          </table:table-cell>
          <table:table-cell office:value-type="string">
            <text:p><text:s/>REALIZAR REMOÇÃO DO FAN DO FILTRO DE AR DA APU PN QB15968, SN 13J0133 PROVENIENTE DO PPU. MOTIVO: ITEM REMOVIDO PARA PRONTIFICAR ANV 7108. REFERÊNCIA: MMA CUSTO 49-21-02-06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<text:s/>1- Realizado remoção do FAN DO FILTRO DE AR DA APU PN QB15968, SN 13J0133 e enviado para o PPU. REFERÊNCIA: MMA CUSTO 49-21-02-061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9/10/2024</text:p>
          </table:table-cell>
          <table:table-cell office:value-type="string">
            <text:p>I</text:p>
          </table:table-cell>
          <table:table-cell office:value-type="string">
            <text:p>41020400</text:p>
          </table:table-cell>
          <table:table-cell office:value-type="string">
            <text:p><text:s/>INSTALAR FAN DO FILTRO DE AR DA APU PN QB15968 PROCEDENTE DO PPU. MOTIVO: ITEM REMOVIDO PARA PRONTIFICAR ANV 7202. REFERÊNCIA: MMA CUSTO 49-21-02-061.</text:p>
          </table:table-cell>
          <table:table-cell office:value-type="string">
            <text:p>PENDENTE + 60%</text:p>
          </table:table-cell>
          <table:table-cell office:value-type="string">
            <text:p>35717<text:s/></text:p>
          </table:table-cell>
          <table:table-cell office:value-type="string">
            <text:p>AGUARDANDO PEDIDOS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9/10/2024</text:p>
          </table:table-cell>
          <table:table-cell office:value-type="string">
            <text:p>I</text:p>
          </table:table-cell>
          <table:table-cell office:value-type="float" office:value="41020405">
            <text:p>41020405</text:p>
          </table:table-cell>
          <table:table-cell office:value-type="string">
            <text:p>REALIZAR REMOÇÃO GPS CMA-3024 PN 100-601944-100, SN 17034118, E ENVIAR PARA O PPU.<text:s text:c="2"/>MOTIVO: DISPONIBILIZAR ANV 7108.<text:s text:c="2"/>REFERÊNCIA: MMA 34-57-01-061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o GPS CMA-3024 PN 100-601944-100, SN 17034118, e enviado apr ao PPU. REFERÊNCIA: MMA 34-57-01-061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9/10/2024</text:p>
          </table:table-cell>
          <table:table-cell office:value-type="string">
            <text:p>I</text:p>
          </table:table-cell>
          <table:table-cell office:value-type="string">
            <text:p>41020407</text:p>
          </table:table-cell>
          <table:table-cell office:value-type="string">
            <text:p>REALIZAR INSTALAÇÃO GPS CMA-3024 PN 100-601944-100 PROCEDENTE DO PPU.<text:s text:c="2"/>MOTIVO: DISPONIBILIZAR ANV.<text:s text:c="2"/>REFERÊNCIA: MMA 34-57-01-061.</text:p>
          </table:table-cell>
          <table:table-cell office:value-type="string">
            <text:p>PENDENTE + 60%</text:p>
          </table:table-cell>
          <table:table-cell office:value-type="string">
            <text:p>35718<text:s/></text:p>
          </table:table-cell>
          <table:table-cell office:value-type="string">
            <text:p>AGUARDANDO PEDIDOS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10/2024</text:p>
          </table:table-cell>
          <table:table-cell office:value-type="string">
            <text:p>I</text:p>
          </table:table-cell>
          <table:table-cell office:value-type="float" office:value="41020426">
            <text:p>41020426</text:p>
          </table:table-cell>
          <table:table-cell office:value-type="string">
            <text:p>Realizar remoção da<text:s text:c="2"/>CABLAGEM DO ACELEROMETRO A RÉ, PN 922-340-000-121, MOTOR#2 e enviar para o PPU. FIM prontificar anv 7108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a CABLAGEM DO ACELERÔMETRO A RÉ PN 922-340-000-121, SN AL63843 DO MOTOR #2, e enviado para o PPU, FIM prontificar anv 7108;2- REF MMA:45-11-08-067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10/2024</text:p>
          </table:table-cell>
          <table:table-cell office:value-type="string">
            <text:p>I</text:p>
          </table:table-cell>
          <table:table-cell office:value-type="string">
            <text:p>41020427</text:p>
          </table:table-cell>
          <table:table-cell office:value-type="string">
            <text:p>Realizar instalação da<text:s text:c="2"/>CABLAGEM DO ACELEROMETRO A RÉ, PN 922-340-000-121, MOTOR#2. FIM prontificar anv.</text:p>
          </table:table-cell>
          <table:table-cell office:value-type="string">
            <text:p>PENDENTE + 60%</text:p>
          </table:table-cell>
          <table:table-cell office:value-type="string">
            <text:p>35923<text:s/></text:p>
          </table:table-cell>
          <table:table-cell office:value-type="string">
            <text:p>AGUARDANDO PEDIDOS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5/10/2024</text:p>
          </table:table-cell>
          <table:table-cell office:value-type="string">
            <text:p>I</text:p>
          </table:table-cell>
          <table:table-cell office:value-type="float" office:value="41020433">
            <text:p>41020433</text:p>
          </table:table-cell>
          <table:table-cell office:value-type="string">
            <text:p>INSTALAR MICROSWITCH DO FREIO ROTOR P/N 332A60-1797-0001. MOTIVO: DISPONIBILIZAR ANV.REF.: MMA 63-25-00-064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>PIM 35866 P/N 332A60-1797-000 – switch (pendente)PIM 35867 P/N C635A1107201 – porca especialPIM 35868 P/N C635A1108201 – arruela travaPIM 35869 C635A1110201 – espaçadorPIM 35866 lançado na planilha de controle de pedidos do planejamento em 16/10/2024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7/10/2024</text:p>
          </table:table-cell>
          <table:table-cell office:value-type="string">
            <text:p>I</text:p>
          </table:table-cell>
          <table:table-cell office:value-type="float" office:value="41020437">
            <text:p>41020437</text:p>
          </table:table-cell>
          <table:table-cell office:value-type="string">
            <text:p>Realizar remoção da TAU PN 704A47134206, SN 503 e enviar para o PPU. FIM prontificar ANV 7108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a TAU P/N 704A-47134206( PN EQ: SE16601 ), S/N 503, e enviado para PPU;2- REF MMA 30-00-00-612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7/10/2024</text:p>
          </table:table-cell>
          <table:table-cell office:value-type="string">
            <text:p>I</text:p>
          </table:table-cell>
          <table:table-cell office:value-type="string">
            <text:p>41020438</text:p>
          </table:table-cell>
          <table:table-cell office:value-type="string">
            <text:p>Realizar instalação da TAU PN 704A47134206, proveniente do PPU. FIM prontificar ANV.</text:p>
          </table:table-cell>
          <table:table-cell office:value-type="string">
            <text:p>PENDENTE + 60%</text:p>
          </table:table-cell>
          <table:table-cell office:value-type="string">
            <text:p>35922<text:s/></text:p>
          </table:table-cell>
          <table:table-cell office:value-type="string">
            <text:p>AGUARDANDO PEDIDOS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21/10/2024</text:p>
          </table:table-cell>
          <table:table-cell office:value-type="string">
            <text:p>R</text:p>
          </table:table-cell>
          <table:table-cell office:value-type="float" office:value="41020443">
            <text:p>41020443</text:p>
          </table:table-cell>
          <table:table-cell office:value-type="string">
            <text:p>REALIZAR REMOÇÃO DA LUZ DE FORMAÇÃO, PN S334A40A1000, SN 22A9767 E ENVIAR PARA O PPU. MOTIVO: PRONTIFICAR ANV 7108 REF: MMA 33-44-01 -061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1- Realizado remoção da LUZ DE FORMAÇÃO, PN S334A40A1000, SN 22A9767 de acordo com o MMA 33-44-01 -061 e enviado para o PPU.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21/10/2024</text:p>
          </table:table-cell>
          <table:table-cell office:value-type="string">
            <text:p>R</text:p>
          </table:table-cell>
          <table:table-cell office:value-type="string">
            <text:p>41020444</text:p>
          </table:table-cell>
          <table:table-cell office:value-type="string">
            <text:p>REALIZAR INSTALAÇÃO DA LUZ DE FORMAÇÃO, PN S334A40A1000 PROVENIENTE DO PPU. MOTIVO: PRONTIFICAR ANV. REF: MMA 33-44-01 -061</text:p>
          </table:table-cell>
          <table:table-cell office:value-type="string">
            <text:p>PENDENTE + 60%</text:p>
          </table:table-cell>
          <table:table-cell office:value-type="string">
            <text:p>35997<text:s/></text:p>
          </table:table-cell>
          <table:table-cell office:value-type="string">
            <text:p>AGUARDANDO PEDIDOS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2/10/2024</text:p>
          </table:table-cell>
          <table:table-cell office:value-type="string">
            <text:p>I</text:p>
          </table:table-cell>
          <table:table-cell office:value-type="string">
            <text:p>OFVN0039</text:p>
          </table:table-cell>
          <table:table-cell office:value-type="string">
            <text:p><text:s/>CONFIGURAR PRÉ MOD. SB 63-007 NA MGB PN 332A32-5013-05 SN M5018. MOTIVO: ITEM REMOVIDO DA N-4102 (PÓS MOD) E SERÁ INSTALADO NA N-4101 (PRÉ MOD). REF: SB 63-007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CABLAGEM ESTÁ NO ARMÁRIO VN<text:s/>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Invalid Date</text:p>
          </table:table-cell>
          <table:table-cell office:value-type="string">
            <text:p>D</text:p>
          </table:table-cell>
          <table:table-cell office:value-type="float" office:value="41020448">
            <text:p>41020448</text:p>
          </table:table-cell>
          <table:table-cell office:value-type="string">
            <text:p>SUBSTITUIR SWITCH DO CRANCK. MOTIVO: SWITCH INOPERANTE.REF.: MTC 20-80-20-437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OBS.: TESTAR A CAIXA DO CRANCK NOVAMENTE ANTES DE SUBSTITUIR A SWITCH<text:line-break/>FAZER PIM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78">
            <text:p>41020278</text:p>
          </table:table-cell>
          <table:table-cell office:value-type="string">
            <text:p>CUMPRIR IN HB-1021-I-20 - MMA 52-23-00-211-002 e 53-23-00-211-003 e MMA 63-11-00-221 e 63-11-00-101. CARTÕES INCLUÍDOS CONFORME DETERMINAÇÃO DO CQ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R</text:p>
          </table:table-cell>
          <table:table-cell office:value-type="float" office:value="41020279">
            <text:p>41020279</text:p>
          </table:table-cell>
          <table:table-cell office:value-type="string">
            <text:p>CUMPRIR INSPEÇÃO DE 1 ANO / 250 HORAS DA APU SN 1018 CONFORME ANEXO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Pertence ao MV<text:line-break/>Fechado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float" office:value="41020283">
            <text:p>41020283</text:p>
          </table:table-cell>
          <table:table-cell office:value-type="string">
            <text:p>CUMPRIR INSPEÇÃO DE 1 ANO / 1200 HORAS DA AERONAVE CONFORME ANEXO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Pertence ao SV<text:line-break/>Fechado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86">
            <text:p>41020286</text:p>
          </table:table-cell>
          <table:table-cell office:value-type="string">
            <text:p>CUMPRIR INSPEÇÃO DE 36 MESES / 1200 HORAS NO MOTOR MAKILA 2A1 SN 16051 E 16050 CONFORME ANEXO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Pertence ao MV<text:line-break/>Fechado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89">
            <text:p>41020289</text:p>
          </table:table-cell>
          <table:table-cell office:value-type="string">
            <text:p>CUMPRIR INSPEÇÃO DE 1 ANO / 300 HORAS DA ANV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Não tem tarefas de VN<text:line-break/>Fechado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299">
            <text:p>41020299</text:p>
          </table:table-cell>
          <table:table-cell office:value-type="string">
            <text:p>CUMPRIR INSPEÇÃO DE 4 ANOS / 600 HORAS DA AERONAVE CONFORME ANEXO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Não tem cartões VN<text:line-break/>Fechado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4/08/2024</text:p>
          </table:table-cell>
          <table:table-cell office:value-type="string">
            <text:p>I</text:p>
          </table:table-cell>
          <table:table-cell office:value-type="float" office:value="41020301">
            <text:p>41020301</text:p>
          </table:table-cell>
          <table:table-cell office:value-type="string">
            <text:p>CUMPRIR INSPEÇÃO DE 2 ANOS / 800 HORAS DA ANV CONFORME ANEXO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não tem cartões vn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23/09/2024</text:p>
          </table:table-cell>
          <table:table-cell office:value-type="string">
            <text:p>I</text:p>
          </table:table-cell>
          <table:table-cell office:value-type="float" office:value="41020389">
            <text:p>41020389</text:p>
          </table:table-cell>
          <table:table-cell office:value-type="string">
            <text:p>VERIFICAR A PINAGEM CORRETA DOS MÓDULOS DE DIODO 694VT DAS AERONAVES UH-15.<text:s text:c="2"/>MOTIVO: PAPREC 1022/24 RFIA 26/2024 - DAERM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>I</text:p>
          </table:table-cell>
          <table:table-cell office:value-type="float" office:value="41020396">
            <text:p>41020396</text:p>
          </table:table-cell>
          <table:table-cell office:value-type="string">
            <text:p>CUMPRIR INSPEÇÃO DE 10 HORAS DA AERONAVE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>I</text:p>
          </table:table-cell>
          <table:table-cell office:value-type="float" office:value="41020399">
            <text:p>41020399</text:p>
          </table:table-cell>
          <table:table-cell office:value-type="string">
            <text:p>CUMPRIR INSPEÇÃO DE 15H / 7D DO APU SN 1018 ,CONFORME ANEXO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>I</text:p>
          </table:table-cell>
          <table:table-cell office:value-type="float" office:value="41020401">
            <text:p>41020401</text:p>
          </table:table-cell>
          <table:table-cell office:value-type="string">
            <text:p>CUMPRIR INSPEÇÃO DE 100 HORAS / 6 MESES DA AERONAVE CONFORME ANEXO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pertence ao mv<text:line-break/>Fechado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>I</text:p>
          </table:table-cell>
          <table:table-cell office:value-type="float" office:value="41020404">
            <text:p>41020404</text:p>
          </table:table-cell>
          <table:table-cell office:value-type="string">
            <text:p>CUMPRIR INSPEÇÃO DE 50 HORAS DA AERONAVE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>I</text:p>
          </table:table-cell>
          <table:table-cell office:value-type="float" office:value="41020405">
            <text:p>41020405</text:p>
          </table:table-cell>
          <table:table-cell office:value-type="string">
            <text:p>CUMPRIR INSPEÇÃO 300 HORAS DA AERONAVE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>I</text:p>
          </table:table-cell>
          <table:table-cell office:value-type="float" office:value="41020406">
            <text:p>41020406</text:p>
          </table:table-cell>
          <table:table-cell office:value-type="string">
            <text:p>CUMPRIR INSPEÇÃO DE 100 HORAS DA AERONAVE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>I</text:p>
          </table:table-cell>
          <table:table-cell office:value-type="float" office:value="41020407">
            <text:p>41020407</text:p>
          </table:table-cell>
          <table:table-cell office:value-type="string">
            <text:p>CUMPRIR INSPEÇÃO DE 100 HORAS / 2 ANOS DA AERONAVE CONFORME ANEXO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não tem cartoes vn<text:line-break/>Fechado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>I</text:p>
          </table:table-cell>
          <table:table-cell office:value-type="float" office:value="41020411">
            <text:p>41020411</text:p>
          </table:table-cell>
          <table:table-cell office:value-type="string">
            <text:p>CUMPRIR INSPEÇÃO 600 HORAS DA AERONAVE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9/10/2024</text:p>
          </table:table-cell>
          <table:table-cell office:value-type="string">
            <text:p>I</text:p>
          </table:table-cell>
          <table:table-cell office:value-type="float" office:value="41020415">
            <text:p>41020415</text:p>
          </table:table-cell>
          <table:table-cell office:value-type="string">
            <text:p>CUMPRIR INSPEÇÃO DE 3 ANOS / 1200 HORAS DA ANV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9/10/2024</text:p>
          </table:table-cell>
          <table:table-cell office:value-type="string">
            <text:p>I</text:p>
          </table:table-cell>
          <table:table-cell office:value-type="float" office:value="41020416">
            <text:p>41020416</text:p>
          </table:table-cell>
          <table:table-cell office:value-type="string">
            <text:p>CUMPRIR INSPEÇÃO DE 3 ANOS / 600 HORAS DA AERONAVE CONFORME ANEXO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não tem cartões de vn <text:line-break/>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9/10/2024</text:p>
          </table:table-cell>
          <table:table-cell office:value-type="string">
            <text:p>I</text:p>
          </table:table-cell>
          <table:table-cell office:value-type="float" office:value="41020417">
            <text:p>41020417</text:p>
          </table:table-cell>
          <table:table-cell office:value-type="string">
            <text:p>CUMPRIR DIRETIVA TÉCNICA UH15 - SB EC725 53-049 R0 (VRF. DA PRESENÇA DE RASGO NO SUP. DOS TRILHOS)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não tem cartões de vn <text:line-break/>Fechado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>I</text:p>
          </table:table-cell>
          <table:table-cell office:value-type="float" office:value="41020418">
            <text:p>41020418</text:p>
          </table:table-cell>
          <table:table-cell office:value-type="string">
            <text:p>REALIZAR ATUALIZAÇÃO DO FREEFLIGHT GPS 2101 I/O APPROACH DE ACORDO COM IN 3388I34 RN1, EM CUMPRIMENTO A PIT Nº 009/21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>I</text:p>
          </table:table-cell>
          <table:table-cell office:value-type="float" office:value="41020419">
            <text:p>41020419</text:p>
          </table:table-cell>
          <table:table-cell office:value-type="string">
            <text:p>CUMPRIR INSPEÇÃO DE 4 ANOS / 2400 HORAS DA AERONAVE CONFORME ANEXO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não tem cartões de vn <text:line-break/>Fechado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>I</text:p>
          </table:table-cell>
          <table:table-cell office:value-type="string">
            <text:p>41020420</text:p>
          </table:table-cell>
          <table:table-cell office:value-type="string">
            <text:p>CUMPRIR INSPEÇÃO 2 ANOS DO DUKANE DK120 CONFORME ANEXO.</text:p>
          </table:table-cell>
          <table:table-cell office:value-type="string">
            <text:p>PENDENTE + 60%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>I</text:p>
          </table:table-cell>
          <table:table-cell office:value-type="float" office:value="41020421">
            <text:p>41020421</text:p>
          </table:table-cell>
          <table:table-cell office:value-type="string">
            <text:p>CUMPRIR INSPEÇÃO DE 2 ANOS DA AERONAVE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>I</text:p>
          </table:table-cell>
          <table:table-cell office:value-type="float" office:value="41020422">
            <text:p>41020422</text:p>
          </table:table-cell>
          <table:table-cell office:value-type="string">
            <text:p>CUMPRIR INSPEÇÃO DE 2 ANOS / 600 HORAS DA AERONAVE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>I</text:p>
          </table:table-cell>
          <table:table-cell office:value-type="float" office:value="41020425">
            <text:p>41020425</text:p>
          </table:table-cell>
          <table:table-cell office:value-type="string">
            <text:p>CUMPRIR REPERTÓRIO DE TAREFAS DA INSPEÇÃO "C" CONFORME ANEXO.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2/11/2024</text:p>
          </table:table-cell>
          <table:table-cell office:value-type="string">
            <text:p>I</text:p>
          </table:table-cell>
          <table:table-cell office:value-type="float" office:value="41020451">
            <text:p>41020451</text:p>
          </table:table-cell>
          <table:table-cell office:value-type="string">
            <text:p>CUMPRIR INSPEÇÃO DE 4 ANOS / 1200 HORAS DA ANV CONFORME ANEXO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os cancelada<text:line-break/>Fechado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2/11/2024</text:p>
          </table:table-cell>
          <table:table-cell office:value-type="string">
            <text:p>I</text:p>
          </table:table-cell>
          <table:table-cell office:value-type="float" office:value="41020452">
            <text:p>41020452</text:p>
          </table:table-cell>
          <table:table-cell office:value-type="string">
            <text:p>CUMPRIR INSPEÇÃO DE 2 ANOS / 2400 HORAS DA AERONAVE CONFORME ANEXO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nao tem cartoes de vn <text:line-break/>Fechado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>I</text:p>
          </table:table-cell>
          <table:table-cell office:value-type="float" office:value="41020423">
            <text:p>41020423</text:p>
          </table:table-cell>
          <table:table-cell office:value-type="string">
            <text:p>CUMPRIR INSPEÇÃO DE 4 ANOS / 3600 HORAS DO SISTEMA HIDRÁULICO CONFORME ANEXO.</text:p>
          </table:table-cell>
          <table:table-cell office:value-type="string">
            <text:p>FECHADA</text:p>
          </table:table-cell>
          <table:table-cell office:value-type="string">
            <text:p/>
          </table:table-cell>
          <table:table-cell office:value-type="string">
            <text:p>nao tem cartoes de vn<text:line-break/>Fechado**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7/10/2024</text:p>
          </table:table-cell>
          <table:table-cell office:value-type="string">
            <text:p>I</text:p>
          </table:table-cell>
          <table:table-cell office:value-type="float" office:value="41020435">
            <text:p>41020435</text:p>
          </table:table-cell>
          <table:table-cell office:value-type="string">
            <text:p>INSTALAR MGB PN 332A32-5003-03M. MOTIVO: DISPONIBILIZAR ANV. REF. MMA 63-20-00-421.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Fazer pedidos e ferramentas<text:line-break/>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3/08/2024</text:p>
          </table:table-cell>
          <table:table-cell office:value-type="string">
            <text:p>I</text:p>
          </table:table-cell>
          <table:table-cell office:value-type="string">
            <text:p>41020278</text:p>
          </table:table-cell>
          <table:table-cell office:value-type="string">
            <text:p>Cartão: MMA 30-22-01-031-001. - IN-HB-1021-I-RN1- Observações: Os atuadores da MPAI localizam-se sob carenagens e não são normalmente visualizados nas inspeções pré/pós voo. Por fazerem parte do sistema que recebe o ar para os motores, estão sujeitos às ações da umidade, salinidade e detritos. Sua carcaça e tampa traseira são compostos de alumínio e quando desprotegidos sofrem corrosão. Limpar, inspecionar e proteger a cada 1Y com desmontagem conforme MMA 30-22-01-031-001. - Executor:<text:line-break/></text:p>
          </table:table-cell>
          <table:table-cell office:value-type="string">
            <text:p>EM EXEC. + 60%</text:p>
          </table:table-cell>
          <table:table-cell office:value-type="string">
            <text:p/>
          </table:table-cell>
          <table:table-cell office:value-type="string">
            <text:p>Verificar se pertence ao VN</text:p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>I</text:p>
          </table:table-cell>
          <table:table-cell office:value-type="string">
            <text:p>41020396</text:p>
          </table:table-cell>
          <table:table-cell office:value-type="string">
            <text:p>Cartão: 94/30/01/721/000/000 - ((APLICÁVEL ÀS AERONAVES AH-15B)) Lançador de mísseis 758B2 Teste funcional. FT PN 1904177 - (14100074578) REF: MMA 94.30.01.721, MMA 94.30.01.722 - Executor: VN<text:s/>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/>
          </table:table-cell>
          <table:table-cell office:value-type="float" office:value="41020404">
            <text:p>41020404</text:p>
          </table:table-cell>
          <table:table-cell office:value-type="string">
            <text:p>Cartão: 63/21/00/000/100/020 - Main housing - Electric chip detector A 50 FH X 0 A MMA 60.00.00.212 60.00.00.212.001 Visual check of absence of particles. Electric chip detector with caution light on instrument panel. GVI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/>
          </table:table-cell>
          <table:table-cell office:value-type="float" office:value="41020404">
            <text:p>41020404</text:p>
          </table:table-cell>
          <table:table-cell office:value-type="string">
            <text:p>Cartão: 63/22/00/000/000/130 - Epicyclic module gear - Electric chip detector A 50 FH X 0 A MMA 60.00.00.212 60.00.00.212.001 Visual check of absence of particles. Electric chip detector with caution light on instrument panel. GVI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/>
          </table:table-cell>
          <table:table-cell office:value-type="float" office:value="41020404">
            <text:p>41020404</text:p>
          </table:table-cell>
          <table:table-cell office:value-type="string">
            <text:p>Cartão: 63/22/01/000/000/070 - Flared housing - Electric chip detector A 50 FH X 0 A MMA 60.00.00.212 60.00.00.212.001 Visual check of absence of particles. Electric chip detector with caution light on instrument panel. GVI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/>
          </table:table-cell>
          <table:table-cell office:value-type="float" office:value="41020404">
            <text:p>41020404</text:p>
          </table:table-cell>
          <table:table-cell office:value-type="string">
            <text:p>Cartão: 64/20/00/000/000/095 - TGB housing - Electric chip detector A 50 FH X 0 A MMA 60.00.00.212 60.00.00.212.001 Visual check of absence of particles. Electric chip detector with caution light on instrument panel. GVI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/>
          </table:table-cell>
          <table:table-cell office:value-type="float" office:value="41020404">
            <text:p>41020404</text:p>
          </table:table-cell>
          <table:table-cell office:value-type="string">
            <text:p>Cartão: 65/30/00/000/000/075 - IGB housing - Electric chip detector A 50 FH X 0 A MMA 60.00.00.212 60.00.00.212.001 Visual check of absence of particles. Electric chip detector with caution light on instrument panel. GVI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/>
          </table:table-cell>
          <table:table-cell office:value-type="float" office:value="41020404">
            <text:p>41020404</text:p>
          </table:table-cell>
          <table:table-cell office:value-type="string">
            <text:p>Cartão: 64/20/00/000/000/110 - TGB - Control rod bearing - Electric chip detector A 50 FH X 0 A MMA 64.20.00.214 64.20.00.214.022 Functional test and visual check of absence of particles. Electric chip detector without caution light on instument panel. FT|GVI - Executor: MV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/>
          </table:table-cell>
          <table:table-cell office:value-type="float" office:value="41020404">
            <text:p>41020404</text:p>
          </table:table-cell>
          <table:table-cell office:value-type="string">
            <text:p>Cartão: 92/40/00/000/000/895 - Guia de onda MMA SUP HB 92.40.00.221.001 Verificar visualmente o guia de ondas. VC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/>
          </table:table-cell>
          <table:table-cell office:value-type="float" office:value="41020404">
            <text:p>41020404</text:p>
          </table:table-cell>
          <table:table-cell office:value-type="string">
            <text:p>Cartão: 23/14/13/000/000/030 - V / UHF XM6923L – Ventilador. Teste funcional. FT REF: MMA 23.14.16.722 (Cartão não aplicável a frota, pois o PN não está instalado)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>I</text:p>
          </table:table-cell>
          <table:table-cell office:value-type="string">
            <text:p>41020405</text:p>
          </table:table-cell>
          <table:table-cell office:value-type="string">
            <text:p>Cartão: 23/15/11/000/000/000 - SISTEMA UHF - SATCOM KU-BAND – Ventilação Verificação detalhada. DI REF: MMA 23.15.11.221 // 23.15.11.221.001 - Executor: VN<text:s/>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/>
          </table:table-cell>
          <table:table-cell office:value-type="float" office:value="41020406">
            <text:p>41020406</text:p>
          </table:table-cell>
          <table:table-cell office:value-type="string">
            <text:p>Cartão: 31/60/00/000/000/020 - SISTEMA DE MONITORAMENTO DA AERONAVE - FADEC - Sensores de pressão e temperatura ambiente Teste. FT PÓS MOD 0726632. REF: MMA 31.60.00.725b ((ANV 7108 PRE TU-70, CUMPRIR COM 600H ACORDO MSM.))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/>
          </table:table-cell>
          <table:table-cell office:value-type="float" office:value="41020406">
            <text:p>41020406</text:p>
          </table:table-cell>
          <table:table-cell office:value-type="string">
            <text:p>Cartão: 31/60/01/000/000/000 - SISTEMA DE MONITORAMENTO DA AERONAVE - FADEC - Sensores de pressão e temperatura ambiente Teste. FT PÓS MOD 0728305. REF: MMA 31.60.01.725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/>
          </table:table-cell>
          <table:table-cell office:value-type="float" office:value="41020406">
            <text:p>41020406</text:p>
          </table:table-cell>
          <table:table-cell office:value-type="string">
            <text:p>Cartão: 33/45/03/201/000/000 - Farol de busca SPECTROLAB SX16. Verificação. GVI REF: MMA 33.45.03.201 // EXC.33.45.03.201.003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/>
          </table:table-cell>
          <table:table-cell office:value-type="float" office:value="41020406">
            <text:p>41020406</text:p>
          </table:table-cell>
          <table:table-cell office:value-type="string">
            <text:p>Cartão: 77/13/00/000/000/000 - INDICAÇÃO DO MOTOR - MONITORAMENTO DE POTÊNCIA - FADEC Teste do Alarme. FT REF: MMA 77.13.00.201 - Executor: MV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/>
          </table:table-cell>
          <table:table-cell office:value-type="float" office:value="41020406">
            <text:p>41020406</text:p>
          </table:table-cell>
          <table:table-cell office:value-type="string">
            <text:p>Cartão: 77/12/00/000/000/000 - MONITORAMENTO DE TORQUE - Canal do torquímetro Testes da PCI do torquímetro. FT REF: MMA 77.12.00.721 // 77.12.00.721.001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/>
          </table:table-cell>
          <table:table-cell office:value-type="float" office:value="41020406">
            <text:p>41020406</text:p>
          </table:table-cell>
          <table:table-cell office:value-type="string">
            <text:p>Cartão: 45/11/08/520/815/000 - SISTEMA DE MANUTENÇÃO - EHMS Procedimento de verificação de falha. FT PÓS MOD 0728964. REF: MMA 45.11.08.815 - Executor: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/>
          </table:table-cell>
          <table:table-cell office:value-type="float" office:value="41020411">
            <text:p>41020411</text:p>
          </table:table-cell>
          <table:table-cell office:value-type="string">
            <text:p>Cartão: 22/31/00/000/000/027 - Autopilot servovalve A 600 FH X 225 FH MMA 22.31.00.224 Autopilot authority check. FT - Executor: HV VN CQ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/>
          </table:table-cell>
          <table:table-cell office:value-type="float" office:value="41020411">
            <text:p>41020411</text:p>
          </table:table-cell>
          <table:table-cell office:value-type="string">
            <text:p>Cartão: 31/60/00/000/000/010 - Fadec - Pressure and ambient temperature sensors MMA 31.60.00.725a A 600 FH X 225 FH PRE MOD 0726582 &amp; PRE MOD 0726583 &amp; PRE MOD 0726632 Test. FT - Executor: VN CQ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/>
          </table:table-cell>
          <table:table-cell office:value-type="float" office:value="41020411">
            <text:p>41020411</text:p>
          </table:table-cell>
          <table:table-cell office:value-type="string">
            <text:p>Cartão: 63/21/00/000/100/005 - Main housing - Chip detector MMA 60.00.00.212 60.00.00.212.002 A 600 FH X 60 FH Continuity check. With electric indication. FT - Executor: CQ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/>
          </table:table-cell>
          <table:table-cell office:value-type="float" office:value="41020411">
            <text:p>41020411</text:p>
          </table:table-cell>
          <table:table-cell office:value-type="string">
            <text:p>Cartão: 63/22/00/000/000/020 - Epicyclic module gear - Chip detector MMA 60.00.00.212 60.00.00.212.002 A 600 FH X 60 FH Continuity check. With electric indication. FT - Executor: MV CQ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/>
          </table:table-cell>
          <table:table-cell office:value-type="float" office:value="41020411">
            <text:p>41020411</text:p>
          </table:table-cell>
          <table:table-cell office:value-type="string">
            <text:p>Cartão: 63/22/01/000/000/050 - Flared housing - Chip detector MMA 60.00.00.212 60.00.00.212.002 A 600 FH X 60 FH Continuity check. With electric indication. FT - Executor: MV VN CQ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/>
          </table:table-cell>
          <table:table-cell office:value-type="float" office:value="41020411">
            <text:p>41020411</text:p>
          </table:table-cell>
          <table:table-cell office:value-type="string">
            <text:p>Cartão: 63/26/00/000/000/010 - Spraying system A 600 FH ext- 225 FH MMA 63.26.00.721 Functional tests. FT OBS: VIDE ASB 05A033 - Executor: MV VN CQ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/>
          </table:table-cell>
          <table:table-cell office:value-type="float" office:value="41020411">
            <text:p>41020411</text:p>
          </table:table-cell>
          <table:table-cell office:value-type="string">
            <text:p>Cartão: 64/20/00/000/000/070 - TGB housing - Chip detector MMA 60.00.00.212 60.00.00.212.002 A 600 FH X 60 FH Continuity check. With electric indication. FT - Executor: MV VN CQ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/>
          </table:table-cell>
          <table:table-cell office:value-type="float" office:value="41020411">
            <text:p>41020411</text:p>
          </table:table-cell>
          <table:table-cell office:value-type="string">
            <text:p>Cartão: 65/30/00/000/000/067 - IGB housing - Chip detector MMA 60.00.00.212 60.00.00.212.002 A 600 FH X 60 FH Continuity check. With electric indication FT - Executor: MV VN CQ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8/10/2024</text:p>
          </table:table-cell>
          <table:table-cell office:value-type="string">
            <text:p/>
          </table:table-cell>
          <table:table-cell office:value-type="float" office:value="41020411">
            <text:p>41020411</text:p>
          </table:table-cell>
          <table:table-cell office:value-type="string">
            <text:p>Cartão: 45/11/07/520/721/210 - CVR recorder POST MOD 0728633 &amp; 0728636 SSCVFDR FA5000 DVR (with video capacity) Test of the audio signal acquisition. Test of the erase function. (*) Margin = 0 or margin defined according to regulations of the regulatory authority (maximum allowable margin: 18 D) FT MMA 45.11.07.721 , 45.11.07.721.003, MMA 45.11.07.722, 45.11.07.722.001 - Executor: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9/10/2024</text:p>
          </table:table-cell>
          <table:table-cell office:value-type="string">
            <text:p/>
          </table:table-cell>
          <table:table-cell office:value-type="float" office:value="41020415">
            <text:p>41020415</text:p>
          </table:table-cell>
          <table:table-cell office:value-type="string">
            <text:p>Cartão: 92/40/00/000/000/870 - SISTEMA DE RADAR TÁTICO APS-143 - Receptor/Transmissor (R/T) Verificação do correto funcionamento dos inibidores de transmissão. FT REF: MMA SUP HB 92.40.00.721 (§ 3.3 Verificação da Interface com Sensores WOW e de Inibição da Transmissão)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9/10/2024</text:p>
          </table:table-cell>
          <table:table-cell office:value-type="string">
            <text:p/>
          </table:table-cell>
          <table:table-cell office:value-type="float" office:value="41020415">
            <text:p>41020415</text:p>
          </table:table-cell>
          <table:table-cell office:value-type="string">
            <text:p>Cartão: 92/40/00/000/000/875 - SISTEMA DE RADAR TÁTICO APS-143 - Conjunto Antena/Pedestal Verificação detalhada de todos os parafusos de fixação do conjunto. CHK REF: MMA SUP HB 92.40.00.223.001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9/10/2024</text:p>
          </table:table-cell>
          <table:table-cell office:value-type="string">
            <text:p/>
          </table:table-cell>
          <table:table-cell office:value-type="float" office:value="41020415">
            <text:p>41020415</text:p>
          </table:table-cell>
          <table:table-cell office:value-type="string">
            <text:p>Cartão: 92/40/00/000/000/890 - SISTEMA DE RADAR TÁTICO APS-143 - Guia de Onda Verificação de todos os parafusos de fixação do conjunto. CHK REF: MMA SUP HB 92.40.00.221.001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9/10/2024</text:p>
          </table:table-cell>
          <table:table-cell office:value-type="string">
            <text:p/>
          </table:table-cell>
          <table:table-cell office:value-type="float" office:value="41020415">
            <text:p>41020415</text:p>
          </table:table-cell>
          <table:table-cell office:value-type="string">
            <text:p>Cartão: 92/40/01/520/000/010 - Radar Tático - Guia de ondas Verificação das fixações. DI REF: MMA 92.40.01.221 // 92.40.01.221.001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09/10/2024</text:p>
          </table:table-cell>
          <table:table-cell office:value-type="string">
            <text:p/>
          </table:table-cell>
          <table:table-cell office:value-type="float" office:value="41020415">
            <text:p>41020415</text:p>
          </table:table-cell>
          <table:table-cell office:value-type="string">
            <text:p>Cartão: 92/40/01/520/000/020 - Radar Tático - Radome Inspeção detalhada. DI REF: MMA 92.40.01.221 // 92.40.01.221.003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/>
          </table:table-cell>
          <table:table-cell office:value-type="float" office:value="41020421">
            <text:p>41020421</text:p>
          </table:table-cell>
          <table:table-cell office:value-type="string">
            <text:p>Cartão: 25/66/09/520/000/110 - Transmissor acústico subaquático - DUKANE DK120. Equipado na instalação SSCVFDR Honeywell AR-204C. Limpeza e verificação. CLN|DI REF: CMM 25.66.97 § 6.2 § 6.3 (((Obs: Por solicitação da Div. CQ (1SG Rosario) / SO Cardão, esta tarefa está sendo cumprida na inspeção de 1 ano código 639. Lançar o número da última O/S.)))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/>
          </table:table-cell>
          <table:table-cell office:value-type="float" office:value="41020421">
            <text:p>41020421</text:p>
          </table:table-cell>
          <table:table-cell office:value-type="string">
            <text:p>Cartão: 45/11/00/000/000/080 - OPT - SISTEMA DE MANUTENÇÃO M’ARMS - Sensor de imersão CV/FDR Teste funcional. FT REF: MMA 45.11.07.723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/>
          </table:table-cell>
          <table:table-cell office:value-type="float" office:value="41020421">
            <text:p>41020421</text:p>
          </table:table-cell>
          <table:table-cell office:value-type="string">
            <text:p>Cartão: 45/11/07/520/000/000 - Gravador SSCVFDR - Transmissor localizador SSCVFDR Honeywell AR-204C equipado com transmissor localizador subaquático: DATASONIC ELP-362D [30 dias], ou DUKANE DK100, ou DUKANE DK120 [30 dias], ou DUKANE DK120/90 [90 dias], ou Honeywell 316-6004-009 [90 dias]. ((Consultar o MSM capítulo 05-20, ATA 25-66 para a manutenção do transmissor localizador de emergência instalado.))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/>
          </table:table-cell>
          <table:table-cell office:value-type="float" office:value="41020421">
            <text:p>41020421</text:p>
          </table:table-cell>
          <table:table-cell office:value-type="string">
            <text:p>Cartão: 45/11/07/520/721/005 - Gravador SSCVFDR - PN 980-6021-066 (704A45381029) SSCVFDR AR-204C Verificação da alimentação. FT REF: MMA 45.11.07.721 / 45.11.07.721.001 ACORDO TE-01419/21, ESTE CARTÃO NÃO É APLICÁVEL AOS NOSSOS MODELOS DE AERONAVE.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/>
          </table:table-cell>
          <table:table-cell office:value-type="float" office:value="41020421">
            <text:p>41020421</text:p>
          </table:table-cell>
          <table:table-cell office:value-type="string">
            <text:p>Cartão: 45/11/07/520/721/105 - Gravador SSCVFDR - PÓS MOD 0728557 &amp; 0728636 SSCVFDR FA5001 DVR (com capacidade de vídeo). Verificação da alimentação. FT MMA 45.11.07.721 / 45.11.07.721.001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/>
          </table:table-cell>
          <table:table-cell office:value-type="float" office:value="41020421">
            <text:p>41020421</text:p>
          </table:table-cell>
          <table:table-cell office:value-type="string">
            <text:p>Cartão: 45/11/07/520/721/110 - GRAVADOR FDR. PRÉ MOD 0728557. SSCVFDR FA5000 (sem capacidade de vídeo). Verificação da alimentação. FT REF: MMA 45.11.07.721 // 45.11.07.721.001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/>
          </table:table-cell>
          <table:table-cell office:value-type="float" office:value="41020421">
            <text:p>41020421</text:p>
          </table:table-cell>
          <table:table-cell office:value-type="string">
            <text:p>Cartão: 45/11/07/520/721/150 - Gravador SSCVFDR – Transmissor localizador - PRÉ MOD 0728557. SSCVFDR L3Com FA5000 (sem capacidade de vídeo) equipado com transmissor localizador: L-3xx 266-E0305-00 [30 dias] ou L-3xx 266-E5542-00 [90 dias]. Consultar o MSM capítulo 05-20, ATA 25-66, para a manutenção do transmissor localizador de emergência instalado. FT - Executor: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/>
          </table:table-cell>
          <table:table-cell office:value-type="float" office:value="41020421">
            <text:p>41020421</text:p>
          </table:table-cell>
          <table:table-cell office:value-type="string">
            <text:p>Cartão: 45/11/07/520/721/200 - Gravador SSCVFDR – Transmissor localizador - PÓS MOD 0728557 &amp; 0728636. SSCVFDR L3Com FA5001 DVR (com capacidade de vídeo), equipado com transmissor localizador: L-3xx 266-E5542-00 [90 dias]. Consultar o MSM capítulo 05-20, ATA 25-66, para a manutenção do transmissor localizador de emergência instalado.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/>
          </table:table-cell>
          <table:table-cell office:value-type="float" office:value="41020421">
            <text:p>41020421</text:p>
          </table:table-cell>
          <table:table-cell office:value-type="string">
            <text:p>Cartão: 53/24/00/000/000/100 - Estrutura intermediária e cone de cauda Inspeção da continuidade elétrica. DI PRÉ MOD 0726752 // PRÉ 332A081395. REF: MMA 53.24.00.211 / MMA 53.24.00.211.017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>I</text:p>
          </table:table-cell>
          <table:table-cell office:value-type="string">
            <text:p>41020422</text:p>
          </table:table-cell>
          <table:table-cell office:value-type="string">
            <text:p>Descrição Serviço<text:line-break/>Cartão: 26/13/00/000/000/010 - SISTEMA DE DETECÇÃO DE FOGO DA CTP - Detector PN H342 (704A42820033) Inspeção visual. Teste funcional.. GVI|FT REF: MMA 26.13.00.211 // 26.13.00.211.001 // 26.13.00.211.003 // 26.13.00.211.004 - Executor: VN<text:s/>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/>
          </table:table-cell>
          <table:table-cell office:value-type="float" office:value="41020425">
            <text:p>41020425</text:p>
          </table:table-cell>
          <table:table-cell office:value-type="string">
            <text:p>Cartão: SUPERVISOR - Special tools Materials Spare - Executor: MV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/>
          </table:table-cell>
          <table:table-cell office:value-type="float" office:value="41020425">
            <text:p>41020425</text:p>
          </table:table-cell>
          <table:table-cell office:value-type="string">
            <text:p>Cartão: 28/19/00/000/000/010 - Pressure refueling system MMA 28.19.01.721 A 9000 FH X 16 Y X 300 FH 180 D Test. FT - Executor: MV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/>
          </table:table-cell>
          <table:table-cell office:value-type="float" office:value="41020425">
            <text:p>41020425</text:p>
          </table:table-cell>
          <table:table-cell office:value-type="string">
            <text:p>Cartão: 53/42/01/000/000/000 - Interseat consol MMA 53.42.01.211 9000 FH X 16 Y X 300 FH 180 D Check. DI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/>
          </table:table-cell>
          <table:table-cell office:value-type="float" office:value="41020425">
            <text:p>41020425</text:p>
          </table:table-cell>
          <table:table-cell office:value-type="string">
            <text:p>Cartão: 63/41/01/000/000/000 - MGB.T temperature indicator MMA 63.41.01.722 9000 FH X 16 Y 300 FH 180 D POST MOD OP26408 Check. FT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/>
          </table:table-cell>
          <table:table-cell office:value-type="float" office:value="41020425">
            <text:p>41020425</text:p>
          </table:table-cell>
          <table:table-cell office:value-type="string">
            <text:p>Cartão: 65/41/00/000/000/000 - Oil temperature indicator MMA 65.41.00.721 A 9000 FH X 16 Y X 300 FH 180 D Check. FT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/>
          </table:table-cell>
          <table:table-cell office:value-type="float" office:value="41020425">
            <text:p>41020425</text:p>
          </table:table-cell>
          <table:table-cell office:value-type="string">
            <text:p>Cartão: 65/43/00/000/000/000 - Oil temperature indicator MMA 65.43.00.721 A 9000 FH X 16 Y X 300 FH 180 D Check. FT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/>
          </table:table-cell>
          <table:table-cell office:value-type="float" office:value="41020425">
            <text:p>41020425</text:p>
          </table:table-cell>
          <table:table-cell office:value-type="string">
            <text:p>Cartão: 53/41/00/000/000/000 - Instrument panel, CECILE and KLOE MMA 53.41.01.211 A 9600 FH X 16 Y X // 300 FH 180 D PRE MOD OP28486 = CECILE POST MOD OP28486 = KLOE Check. DI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/>
          </table:table-cell>
          <table:table-cell office:value-type="float" office:value="41020425">
            <text:p>41020425</text:p>
          </table:table-cell>
          <table:table-cell office:value-type="string">
            <text:p>Cartão: 21/12/00/520/213/100 - 3rd man seat overhead panel covering MMA 21.12.00.213 16 Y X 180 D POST MOD 0726936 Check of the soundproofing melamine foam. DI - Executor: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/>
          </table:table-cell>
          <table:table-cell office:value-type="float" office:value="41020425">
            <text:p>41020425</text:p>
          </table:table-cell>
          <table:table-cell office:value-type="string">
            <text:p>Cartão: 25/62/01/000/000/270 - Collective pitch lever - Percussion control pushbutton MMA 25.62.01.066 16 Y X 180 D Maintenance. Replace the percussion control pushbutton.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/>
          </table:table-cell>
          <table:table-cell office:value-type="float" office:value="41020425">
            <text:p>41020425</text:p>
          </table:table-cell>
          <table:table-cell office:value-type="string">
            <text:p>Cartão: 25/64/05/000/000/020 - Collective pitch lever - Percussion control pushbutton MMA 25.64.05.065 A 16 Y X 180 D Maintenance. Replace the percussion control pushbutton.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/>
          </table:table-cell>
          <table:table-cell office:value-type="float" office:value="41020425">
            <text:p>41020425</text:p>
          </table:table-cell>
          <table:table-cell office:value-type="string">
            <text:p>Cartão: 33/13/00/000/000/000 - Cockpit light MMA 33.13.00.721 A 16 Y X 180 D Test. FT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/>
          </table:table-cell>
          <table:table-cell office:value-type="float" office:value="41020425">
            <text:p>41020425</text:p>
          </table:table-cell>
          <table:table-cell office:value-type="string">
            <text:p>Cartão: 33/41/00/000/000/000 - Position lights MMA 33.41.01.061 A 16 Y X 180 D Cleaning with removal. CLN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/>
          </table:table-cell>
          <table:table-cell office:value-type="float" office:value="41020425">
            <text:p>41020425</text:p>
          </table:table-cell>
          <table:table-cell office:value-type="string">
            <text:p>Cartão: 33/42/00/000/000/000 - Anticollision strobe light MMA 33.42.01.061 A 16 Y X 180 D PRE MOD 0726669 Cleaning with removal. CLN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/>
          </table:table-cell>
          <table:table-cell office:value-type="float" office:value="41020425">
            <text:p>41020425</text:p>
          </table:table-cell>
          <table:table-cell office:value-type="string">
            <text:p>Cartão: 34/23/01/211/000/010 - Stand-by magnetic compass MMA 34.23.01.211 A 16 Y X 180 D Check. VC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/T</text:p>
          </table:table-cell>
          <table:table-cell office:value-type="string">
            <text:p>10/10/2024</text:p>
          </table:table-cell>
          <table:table-cell office:value-type="string">
            <text:p/>
          </table:table-cell>
          <table:table-cell office:value-type="float" office:value="41020425">
            <text:p>41020425</text:p>
          </table:table-cell>
          <table:table-cell office:value-type="string">
            <text:p>Cartão: 34/23/01/821/000/000 - Stand-by magnetic compass MMA 34.23.01.821 A 16 Y X 180 D Compensation on the ground. FT - Executor: VN</text:p>
          </table:table-cell>
          <table:table-cell office:value-type="string">
            <text:p>ABER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backup da linha 01">
        <table:table-row>
          <table:table-cell office:value-type="string">
            <text:p>numero</text:p>
          </table:table-cell>
          <table:table-cell office:value-type="string">
            <text:p>data</text:p>
          </table:table-cell>
          <table:table-cell office:value-type="string">
            <text:p>andamento</text:p>
          </table:table-cell>
          <table:table-cell office:value-type="string">
            <text:p>disp</text:p>
          </table:table-cell>
          <table:table-cell office:value-type="string">
            <text:p>chave01</text:p>
          </table:table-cell>
          <table:table-cell office:value-type="string">
            <text:p>chave02</text:p>
          </table:table-cell>
          <table:table-cell office:value-type="string">
            <text:p>chave03</text:p>
          </table:table-cell>
          <table:table-cell office:value-type="string">
            <text:p>chave04</text:p>
          </table:table-cell>
          <table:table-cell office:value-type="string">
            <text:p>tarefa</text:p>
          </table:table-cell>
          <table:table-cell office:value-type="string">
            <text:p>servico</text:p>
          </table:table-cell>
          <table:table-cell office:value-type="string">
            <text:p>pedidos</text:p>
          </table:table-cell>
          <table:table-cell office:value-type="string">
            <text:p>ferramentas</text:p>
          </table:table-cell>
          <table:table-cell office:value-type="string">
            <text:p>produtos</text:p>
          </table:table-cell>
          <table:table-cell office:value-type="string">
            <text:p>equipe</text:p>
          </table:table-cell>
          <table:table-cell office:value-type="string">
            <text:p>atualizacao</text:p>
          </table:table-cell>
          <table:table-cell office:value-type="string">
            <text:p>porcentagem</text:p>
          </table:table-cell>
        </table:table-row>
        <table:table-row>
          <table:table-cell office:value-type="string">
            <text:p>41020000</text:p>
          </table:table-cell>
          <table:table-cell office:value-type="float" office:value="1704153600000">
            <text:p>17041536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>Fin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AREFAS DE ENTREGA DA ANV<text:line-break/>1- Inspeção geral em toda a ANV;<text:line-break/>2- Equalização dos alternadores;<text:line-break/>3- Aquisição do M'ARMS;<text:line-break/>4- ..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"SG_ABADAN"]</text:p>
          </table:table-cell>
          <table:table-cell office:value-type="float" office:value="1732274937379">
            <text:p>1732274937379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35">
            <text:p>41020235</text:p>
          </table:table-cell>
          <table:table-cell office:value-type="float" office:value="1722373200000">
            <text:p>17223732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alizar remoção da MASTER AC PN 794GA01Y06, SN 457, e enviar para o PPU, fim prontificar ANV 7108. REF MMA 24-20-00-061.</text:p>
          </table:table-cell>
          <table:table-cell office:value-type="string">
            <text:p>O/S cancelada devido duplicidade com a O/S 41020086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75381">
            <text:p>1731929075381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236">
            <text:p>41020236</text:p>
          </table:table-cell>
          <table:table-cell office:value-type="float" office:value="1722373200000">
            <text:p>17223732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alizar Instalação da MASTER AC PN 794GA01Y06, proveniente do<text:s text:c="2"/>PPU, fim prontificar ANV. REF MMA 24-20-00-061.</text:p>
          </table:table-cell>
          <table:table-cell office:value-type="string">
            <text:p>O/S cancelada devido duplicidade com a O/S 41020086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74823">
            <text:p>1731929074823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41020227</text:p>
          </table:table-cell>
          <table:table-cell office:value-type="float" office:value="1721779200000">
            <text:p>1721779200000</text:p>
          </table:table-cell>
          <table:table-cell office:value-type="string">
            <text:p>Pendente</text:p>
          </table:table-cell>
          <table:table-cell office:value-type="string">
            <text:p>Restrito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PIA PN PIA01-001</text:p>
          </table:table-cell>
          <table:table-cell office:value-type="string">
            <text:p>1-Aguardando disponibilidade do PIM 34534 para instalação do equipamento.</text:p>
          </table:table-cell>
          <table:table-cell office:value-type="string">
            <text:p>[{"pim":"34534","nome":"CAIXA PIA","tipo":"equipamento","quantidade":"01","PN":"PIA01-001","PNA":"","manual":"","observacao":"INSTALAR PIA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292214563">
            <text:p>1732292214563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41020190</text:p>
          </table:table-cell>
          <table:table-cell office:value-type="float" office:value="1720742400000">
            <text:p>1720742400000</text:p>
          </table:table-cell>
          <table:table-cell office:value-type="string">
            <text:p>Pendente</text:p>
          </table:table-cell>
          <table:table-cell office:value-type="string">
            <text:p>Restrito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RADIO V/UHF PN: 6111-8259-K92 NA ANV 4102 PROCEDENTE DO PPU.<text:s text:c="3"/>MOTIVO: PRONTIFICAR A AERONAVE.</text:p>
          </table:table-cell>
          <table:table-cell office:value-type="string">
            <text:p>1- Aguardando prontificação do PIM 34403 para realizar instalação;</text:p>
          </table:table-cell>
          <table:table-cell office:value-type="string">
            <text:p>[{"pim":"34403","nome":"RADIO V/UHF","tipo":"equipamento","quantidade":"01","PN":"6111-8259K9","PNA":"","manual":"","observacao":"INSTALAR RADIO V/UHF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6396873">
            <text:p>1732186396873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41020199</text:p>
          </table:table-cell>
          <table:table-cell office:value-type="float" office:value="1721088000000">
            <text:p>1721088000000</text:p>
          </table:table-cell>
          <table:table-cell office:value-type="string">
            <text:p>Em Exec.</text:p>
          </table:table-cell>
          <table:table-cell office:value-type="string">
            <text:p>Restrito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ETHERNET SWITCH PN: 7521821G00 PROVENIENTE DO PPU. MOTIVO: AERONAVE ENCAMINHADA PARA INSPEÇÃO A/T.</text:p>
          </table:table-cell>
          <table:table-cell office:value-type="string">
            <text:p>1- Realizado instalação da ETHERNET SWITCH PN: 7521821G00 S/N 014<text:line-break/>2- Falta plugar os conectores e realizar teste funcional.</text:p>
          </table:table-cell>
          <table:table-cell office:value-type="string">
            <text:p>[{"pim":"34522","nome":"ETHERNET SWITCH","tipo":"equipamento","quantidade":"01","PN":"7521821G00","PNA":"","manual":"","observacao":"","status":fals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22280421">
            <text:p>1732022280421</text:p>
          </table:table-cell>
          <table:table-cell office:value-type="string">
            <text:p>80</text:p>
          </table:table-cell>
        </table:table-row>
        <table:table-row>
          <table:table-cell office:value-type="string">
            <text:p>41020201</text:p>
          </table:table-cell>
          <table:table-cell office:value-type="float" office:value="1721088000000">
            <text:p>1721088000000</text:p>
          </table:table-cell>
          <table:table-cell office:value-type="string">
            <text:p>Pendente</text:p>
          </table:table-cell>
          <table:table-cell office:value-type="string">
            <text:p>Restrito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CARTÃO DE MEMÓRIA DMG- MEMORY CARD DMG PN: 257.028.191M PROVENIENTE DO PPU. MOTIVO: AERONAVE ENCAMINHADA PARA INSPEÇÃO A/T.</text:p>
          </table:table-cell>
          <table:table-cell office:value-type="string">
            <text:p>1-Conforme informado pela divisão de material, o cartão de memória DMG PN:257.028.191M não é coberto individualmente pelo contrato de logística, devendo dessa forma ser movimentado juntamente com seu computador (HD com seu respectivo computador);<text:line-break/>2-Conforme citado no item 1 destes serviços, constatado que o computador do DMAP foi removido completo (HD/Computador) por meio da Ordem de Serviço 41020200/2024, dessa forma, aguardando prontificação do PIM 34521 para instalação do conjunto PN:257.015-002 (HD/COmputador).</text:p>
          </table:table-cell>
          <table:table-cell office:value-type="string">
            <text:p>[{"pim":"34521","nome":"DMG- MEMORY CARD","tipo":"equipamento","quantidade":"01","PN":"257.015-002","PNA":"","manual":"","observacao":"INSTALAR CARTÃO DE MEMÓRIA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6566406">
            <text:p>1732186566406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41020223</text:p>
          </table:table-cell>
          <table:table-cell office:value-type="float" office:value="1721692800000">
            <text:p>1721692800000</text:p>
          </table:table-cell>
          <table:table-cell office:value-type="string">
            <text:p>Pendente</text:p>
          </table:table-cell>
          <table:table-cell office:value-type="string">
            <text:p>Restrito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TPU #2 LH PN: C16196AB PROVENIENTE DO PPU. MOTIVO: PRONTIFICAR A AERONAVE. REF: MMA 34-12-00-061.</text:p>
          </table:table-cell>
          <table:table-cell office:value-type="string">
            <text:p>1-Aguardando disponibilidade do PIM 34516 para instalação de uma nova sonda de temperatura no sistema de Ar-condicionado RH.</text:p>
          </table:table-cell>
          <table:table-cell office:value-type="string">
            <text:p>[{"pim":"34516","nome":"SONDA DE TEMPERATURA","tipo":"equipamento","quantidade":"01","PN":"C16196AB","PNA":"","manual":"","observacao":"INSTALAR TPU #2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6586690">
            <text:p>1732186586690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41020192</text:p>
          </table:table-cell>
          <table:table-cell office:value-type="float" office:value="1720742400000">
            <text:p>1720742400000</text:p>
          </table:table-cell>
          <table:table-cell office:value-type="string">
            <text:p>Ag. Teste</text:p>
          </table:table-cell>
          <table:table-cell office:value-type="string">
            <text:p>Restrito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<text:s text:c="2"/>INTERFACE UNIT HOOK PN: 133294R5475 NA ANV 4102 PROCEDENTE DO PPU.<text:s text:c="2"/>MOTIVO: PRONTIFICAR ANV 4102.</text:p>
          </table:table-cell>
          <table:table-cell office:value-type="string">
            <text:p>1- Realizado instalação da INTERFACE UNIT HOOK PN: 133294R5475 S/N 18A07 de acordo com o MMA 25-31-03-062;<text:line-break/>2- Aguardando teste funcional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22432116">
            <text:p>1732022432116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41020209</text:p>
          </table:table-cell>
          <table:table-cell office:value-type="float" office:value="1721088000000">
            <text:p>17210880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PAINEL DE CONTROLE DE VOO PN: 416-00323-000 PROVENIENTE DO PPU. MOTIVO: AERONAVE ENCAMINHADA PARA CUMPRIR INSPEÇÃO A/T. REFERÊNCIA: MMA 22-40-00-062.</text:p>
          </table:table-cell>
          <table:table-cell office:value-type="string">
            <text:p>1-Aguardando disponibilidade do PIM 34485 para instalação do equipamento.</text:p>
          </table:table-cell>
          <table:table-cell office:value-type="string">
            <text:p>[{"pim":"34485","nome":"PAINEL DE CONTROLE DE VOO","tipo":"equipamento","quantidade":"01","PN":"416-00323-0","PNA":"","manual":"","observacao":"INSTALAR PAINEL DE CONTROLE DE VOO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6619886">
            <text:p>1732186619886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41020180</text:p>
          </table:table-cell>
          <table:table-cell office:value-type="float" office:value="1719273600000">
            <text:p>1719273600000</text:p>
          </table:table-cell>
          <table:table-cell office:value-type="string">
            <text:p>Pendente</text:p>
          </table:table-cell>
          <table:table-cell office:value-type="string">
            <text:p>Disponível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IXA MASTER AC SEM AS ETIQUETAS DE IDENTIFICAÇÃO. REF.: MMA 24-20-00-061. OBS.: CASO SEJA NECESSÁRIO ATUAR NOS BREAKS DA ACEMB, SEGUIR CONFORME PMV 7.2 ITEM 8.</text:p>
          </table:table-cell>
          <table:table-cell office:value-type="string">
            <text:p>1-Devido a pane reportada na Ordem de Serviço 41020086/2024, bem como sua resolução, resultado da substituição da caixa elétrica principal AC reportada naquela Ordem de Serviço, constatado que as placas de identificação dos 'Circuit Breaks' para a nova caixa elétrica principal AC não foram disponibilizadas pelo fabricante juntamente com o referido equipamento; 2-Aguardando disponibilidade dos PIMs 34106 e 34108 para instalação das placas de identificação dos 'Circuit Breaks' da nova caixa elétrica principal instalada.VER O/S 41020086<text:line-break/><text:line-break/>VERIFICAR O/S 41020086 (ANV SEM MASTER AC)</text:p>
          </table:table-cell>
          <table:table-cell office:value-type="string">
            <text:p>[{"pim":"34106","nome":"LABEL AC ELECTRICAL MASTER BOX","tipo":"sobressalente","quantidade":"01","PN":"332B62-9901-27","PNA":"","manual":"","observacao":"MASTER AC SEM AS ETIQUETAS","status":true},{"pim":"34108","nome":"LABEL AC ELECTRICAL MASTER BOX","tipo":"sobressalente","quantidade":"01","PN":"332B62-9901-28","PNA":"","manual":"","observacao":"MASTER AC SEM AS ETIQUETAS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7712951">
            <text:p>1732187712951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41020197</text:p>
          </table:table-cell>
          <table:table-cell office:value-type="float" office:value="1721088000000">
            <text:p>1721088000000</text:p>
          </table:table-cell>
          <table:table-cell office:value-type="string">
            <text:p>Pendente</text:p>
          </table:table-cell>
          <table:table-cell office:value-type="string">
            <text:p>Restrito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SISTEMA INERCIAL SIGMA50H PN: SYG50HA00-00 PROVENIENTE DO PPU. MOTIVO: AERONAVE ENCAMINHADA PARA INSPEÇÃO A/T.</text:p>
          </table:table-cell>
          <table:table-cell office:value-type="string">
            <text:p>1-Aguardando disponibilidade do PIM 34523 para instalação do equipamento.</text:p>
          </table:table-cell>
          <table:table-cell office:value-type="string">
            <text:p>[{"pim":"34523","nome":"INERCIAL SIGMA50H","tipo":"equipamento","quantidade":"01","PN":"332P682681.00","PNA":"","manual":"","observacao":"INSTALAR SISTEMA INERCIAL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6663257">
            <text:p>1732186663257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41020088</text:p>
          </table:table-cell>
          <table:table-cell office:value-type="float" office:value="1680652800000">
            <text:p>1680652800000</text:p>
          </table:table-cell>
          <table:table-cell office:value-type="string">
            <text:p>Em Exec.</text:p>
          </table:table-cell>
          <table:table-cell office:value-type="string">
            <text:p>Disponível</text:p>
          </table:table-cell>
          <table:table-cell office:value-type="string">
            <text:p>Aguardando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ANE: DESGASTE NA PINTURA DO GUIA DE ONDA DO RADAR APS-143C MOTIVO: ENCONTRADO O DESGASTE DURANTE A INSPEÇÃO 50 HORAS DA ANV REFERÊNCIA: MMA 92-40-00-221-001</text:p>
          </table:table-cell>
          <table:table-cell office:value-type="string">
            <text:p>1 - Verificado que o guia de ondas encontra-se com a pintura avariada na parte inferior (dentro do dolmo do radar APS-143); 2 - Comunicada a discrepância para o CQ onde o mesmo confeccionou a TE-2023-EC725-00804 para verificar se há reparo para a pintura no guia de ondas. 3 - Aguardando resposta da TE4. Segue abaixo extrato com a resposta do fabricante sobre a referida TE: "Poderá ser realizado um retrabalho com tratamento e pintura na parte rígida do guia de ondas Tratamento: Alodine 1200 Finalização: Tinta poliuretano preta PU66 (exceto a face frontal do flange e os furos)" 5. OS encaminhada para os especialistas SV.5- Verificado, junto ao PPU, que não há a tinta especifica a bordo e foi colocado no processo de compra. O PPU informou que o esquadrão está no aguardo de verba então não podendo dar estimativa da compra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22792611">
            <text:p>1732022792611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70">
            <text:p>41020270</text:p>
          </table:table-cell>
          <table:table-cell office:value-type="float" office:value="1698094800000">
            <text:p>1698094800000</text:p>
          </table:table-cell>
          <table:table-cell office:value-type="string">
            <text:p>Fechado</text:p>
          </table:table-cell>
          <table:table-cell office:value-type="string">
            <text:p>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SB No. EC725-28-009.</text:p>
          </table:table-cell>
          <table:table-cell office:value-type="string">
            <text:p>pertence ao mv<text:line-break/>Fechado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23436334">
            <text:p>1732023436334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027">
            <text:p>41020027</text:p>
          </table:table-cell>
          <table:table-cell office:value-type="float" office:value="1707166800000">
            <text:p>1707166800000</text:p>
          </table:table-cell>
          <table:table-cell office:value-type="string">
            <text:p>Fechado</text:p>
          </table:table-cell>
          <table:table-cell office:value-type="string">
            <text:p>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"ARMS, ALARME AMBAR NO RH ALTERNADOR SHAFT AND GEAR NO INDICADOR RMSB TIPO A3 ESPORÁDICO. MONITORADO PELO ACC 11RK4. MOTIVO: ALARME ÂMBAR EXCEDIDO NO COMPONENTE. REF:. MMA-11-08-811-214.</text:p>
          </table:table-cell>
          <table:table-cell office:value-type="string">
            <text:p>Fechada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115105">
            <text:p>1731929115105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075">
            <text:p>41020075</text:p>
          </table:table-cell>
          <table:table-cell office:value-type="float" office:value="1709586000000">
            <text:p>1709586000000</text:p>
          </table:table-cell>
          <table:table-cell office:value-type="string">
            <text:p>Em Exec.</text:p>
          </table:table-cell>
          <table:table-cell office:value-type="string">
            <text:p>Restrito</text:p>
          </table:table-cell>
          <table:table-cell office:value-type="string">
            <text:p>Aguardando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ANE - DURANTE A VERIFICAÇÃO DO AR CONDICIONADO DO COCKPIT NA INSPEÇÃO DE 1 MÊS DA AERONAVE (O/S: 41020065/24), FOI OBSERVADO QUE AO SER ACIONADO, OCORRE O ACENDIMENTO DA LUZ DE INDICAÇÃO "FAIL" NO PAINEL.</text:p>
          </table:table-cell>
          <table:table-cell office:value-type="string">
            <text:p>1-Aguardando disponibilidade para pesquisa de pane no sistema de ar-condicionado do cockpit.2- A ANV encontra-se indisponível para alimentação externa 115v (OS 41020086), por este motivo nã há possibilidade de realizar o teste de acionamento do Ar Condicionado; 3- serão realizadas verificações visuais para filtrar possíveis componentes em pane; 4- O Teste funcional será realizado após a pane de alimentação ser sanada;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23867830">
            <text:p>1732023867830</text:p>
          </table:table-cell>
          <table:table-cell office:value-type="string">
            <text:p>25</text:p>
          </table:table-cell>
        </table:table-row>
        <table:table-row>
          <table:table-cell office:value-type="string">
            <text:p>41020084</text:p>
          </table:table-cell>
          <table:table-cell office:value-type="float" office:value="1710806400000">
            <text:p>1710806400000</text:p>
          </table:table-cell>
          <table:table-cell office:value-type="string">
            <text:p>Em Exec.</text:p>
          </table:table-cell>
          <table:table-cell office:value-type="string">
            <text:p>Disponível</text:p>
          </table:table-cell>
          <table:table-cell office:value-type="string">
            <text:p>Aguardando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ERIFICAR SE A BIBLIOTECA EWS ESTÁ INSTALADA NA ANV. MOTIVO: PRONTIFICAR ANV PARA ADESTRAMENTO CHAFF / FLARE</text:p>
          </table:table-cell>
          <table:table-cell office:value-type="string">
            <text:p>1- Aguardando prontificação da Ordem de Serviço 41020086/24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23897499">
            <text:p>1732023897499</text:p>
          </table:table-cell>
          <table:table-cell office:value-type="string">
            <text:p>25</text:p>
          </table:table-cell>
        </table:table-row>
        <table:table-row>
          <table:table-cell office:value-type="string">
            <text:p>41020086</text:p>
          </table:table-cell>
          <table:table-cell office:value-type="float" office:value="1711411200000">
            <text:p>1711411200000</text:p>
          </table:table-cell>
          <table:table-cell office:value-type="string">
            <text:p>Pendente</text:p>
          </table:table-cell>
          <table:table-cell office:value-type="string">
            <text:p>Restrito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ONTE EXTERNA 115V NÃO ESTÁ ACOPLANDO. ACD PID FIEL.<text:s text:c="2"/>RESTRITA A USO DO GPU 115VAC</text:p>
          </table:table-cell>
          <table:table-cell office:value-type="string">
            <text:p>bizarrise do efraim… 53- Realizado remoção da caixa elétrica AC PN:794GA01Y06, SN:457 de acordo com o MMA 24-20-00-061 e enviada para o PPU fim disponibilizar a ANV 7108. 54- Aguardando disponibilidade do PIM 34036 para reinstalação de uma nova Master AC.</text:p>
          </table:table-cell>
          <table:table-cell office:value-type="string">
            <text:p>[{"pim":"34036","nome":"MASTER A/C","tipo":"equipamento","quantidade":"01","PN":"794GA01Y06","PNA":"","manual":"","observacao":"FONTE EXTERNA 115V NÃO ESTÁ ACOPLANDO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6688710">
            <text:p>1732186688710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097">
            <text:p>41020097</text:p>
          </table:table-cell>
          <table:table-cell office:value-type="float" office:value="1712696400000">
            <text:p>1712696400000</text:p>
          </table:table-cell>
          <table:table-cell office:value-type="string">
            <text:p>Em Exec.</text:p>
          </table:table-cell>
          <table:table-cell office:value-type="string">
            <text:p>Restrito</text:p>
          </table:table-cell>
          <table:table-cell office:value-type="string">
            <text:p>Aguardando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-CONDICIONADO DA CABINE DE CARGA INOPERANTE(NÃO APRESENTOU MSG DE PANE).</text:p>
          </table:table-cell>
          <table:table-cell office:value-type="string">
            <text:p>1-Aguardando disponibilidade para pesquisa de pane no sistema de ar-condicionado da cabine de carga.2- A ANV encontra-se indisponível para alimentação externa 115v, por este motivo nã há possibilidade de realizar o teste de acionamento do Ar Condicionado; 3- serão realizadas verificações visuais para filtrar possíveis componentes em pane; 4- O Teste funcional será realizado após a pane de alimentação ser sanada2- A ANV encontra-se indisponível para alimentação externa 115v (OS 41020086), por este motivo nã há possibilidade de realizar o teste de acionamento do Ar Condicionado; 3- serão realizadas verificações visuais para filtrar possíveis componentes em pane; 4- O Teste funcional será realizado após a pane de alimentação ser sanada;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23949855">
            <text:p>1732023949855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41020117</text:p>
          </table:table-cell>
          <table:table-cell office:value-type="float" office:value="1715385600000">
            <text:p>1715385600000</text:p>
          </table:table-cell>
          <table:table-cell office:value-type="string">
            <text:p>Pendente</text:p>
          </table:table-cell>
          <table:table-cell office:value-type="string">
            <text:p>Restrito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ANE - FALHA CRÍTICA NO TRS.<text:s text:c="2"/>RESTRIÇÕES: VOO IMC / ESCLARECIMENTO RADAR / VOO NOTURNO FORA DA TERMANAL.<text:line-break/></text:p>
          </table:table-cell>
          <table:table-cell office:value-type="string">
            <text:p>1-Iniciada pesquisa de pane, onde foram constatadas as seguintes falhas na página de supervisão do NTDMS: a)Nav Data Integrity b)Nav Message Timeout c)10MHz clock d)Antena Power Up e)RT WarmUp f)Indicações: RT/SP/AP/BUS na tela de gerenciamento do radar; 2-Contatado ainda que a Antena Pedestal apresenta ruídos anormais quando movimentada e marcas de impacto no duto entre o conjunto da antena e a saída do guia de ondas entre o drive e a antena; 3-Devido suspeita de pane no conjunto da antena pedestal, em virtude da apresentação da mensagem 'AP' e 'Antena Power Up', executada substituição do conjunto antena pedestal PN:789-5000-001, SN:0006 por um novo conjunto PN:789-5000-001, SN:0005; 4-Executada nova inicialização do sistema NTDMS e do sistema do Radar Tático APS 143C VIII, onde foi constatado que, com o novo conjunto de antena pedestal, o sistema inercial do radar passou a alinhar normalmente, entretanto, as falhas relacionadas ao RT permanecem a ser apresentadas; 5-Devido suspeita de falha no prossessador de sinais, executada substituição do SP da aeronave por um novo SP de mesmo PN para execução de testes funcionais, onde foi constatado que a pane permanece a ser apresentada, reafirmando dessa forma uma possível falha no RT; 6-Executada restituição do SP proveniente do estoque ao PPU e reinstatação do SP da aeronave N-4102 em sua posição de origem; 7-Aguardando disponibilidade de um novo RT para prosseguimento da pesquisa de pane; 8-Serviço executado conforme MMA 92-40-00-01, MMA 92-40-00-061, MMA 92-40-00-065.9-Prosseguida pesquisa de pane; 10-Executada remoção do Receiver/Transmiter (R/T) PN:789-4000-001, SN:0004 e instalação de um Receiver/Transmiter PN:789-4000-001 sem histórico de panes; 11-Executados testes funcionais, onde foi constatado funcionamento normal do sistema do radar tático APS143C V-III (Pane sanada); 12-Devido indisponibilidade de um novo RT, o RT sem panes será restituído a seu local de origem e o RT PN:789-4000-001, SN:0004 será encaminhado para reparo; 13-Os conjuntos de Antena/Pedestal PN:789-5000-001, SN:0006 e PN:789-5000-001, SN:0005 serão encaminhados para estoque para pronto uso devido aeronave encontrar-se sem RT; 14-O rack de suporte do RT foi entregue a anv 4102 (GAM) em 16/08/2024; 15-Aguardando disponibilidade de um novo RT para instalação do referido equipamento e do conjunto Antena/Pedestal; 16-Serviço executado conforme MMA 92-40-00-062, MMA 92-40-00-721.</text:p>
          </table:table-cell>
          <table:table-cell office:value-type="string">
            <text:p>[{"pim":"33405","nome":"RECEIVER TRANSMITER","tipo":"equipamento","quantidade":"01","PN":"789-4000-001","PNA":"332B99603400","manual":"","observacao":"FALHA CRÍTICA NO TRS","status":true},{"pim":"34917","nome":"ANTENNA PEDESTAL","tipo":"equipamento","quantidade":"01","PN":"789-5000-001","PNA":"","manual":"","observacao":"FALHA CRÍTICA NO TRS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7742797">
            <text:p>1732187742797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41020165</text:p>
          </table:table-cell>
          <table:table-cell office:value-type="float" office:value="1718323200000">
            <text:p>1718323200000</text:p>
          </table:table-cell>
          <table:table-cell office:value-type="string">
            <text:p>Aberto</text:p>
          </table:table-cell>
          <table:table-cell office:value-type="string">
            <text:p>Restrito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mprir Cartão: 21/52/03/000/000/000 - AR CONDICIONADO DA CABINE - Sistema de ar condicionado MITS/BEHR Colocação do ar condicionado em funcionamento. Tarefa a ser realizada se o ar condicionado não tiver sido utilizado por um mês. FT REF: MMA 21.52.03.722.<text:s text:c="2"/>Motivo: Não foi possível realizar o teste na inspeção de 1 mês da aeronave, cartão desmembrado.</text:p>
          </table:table-cell>
          <table:table-cell office:value-type="string">
            <text:p/>
          </table:table-cell>
          <table:table-cell office:value-type="string">
            <text:p>[{"pim":"2222","nome":"parafuso","tipo":"sobressalente","quantidade":"","PN":"","PNA":"","manual":"","observacao":"","status":false},{"pim":"12313","nome":"porca","tipo":"sobressalente","quantidade":"","PN":"","PNA":"","manual":"","observacao":"","status":fals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7792438">
            <text:p>1732187792438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167">
            <text:p>41020167</text:p>
          </table:table-cell>
          <table:table-cell office:value-type="float" office:value="1718658000000">
            <text:p>17186580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 office:value-type="string">
            <text:p>teste 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6 MESES DA ANV 4102. ACD CARTÕES EM ANEXO.</text:p>
          </table:table-cell>
          <table:table-cell office:value-type="string">
            <text:p>vn ok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121266">
            <text:p>1731929121266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168">
            <text:p>41020168</text:p>
          </table:table-cell>
          <table:table-cell office:value-type="float" office:value="1718658000000">
            <text:p>17186580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 office:value-type="string">
            <text:p>teste 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6 MESES / 100 HORAS DA AERONAVE CONFORME ANEXO.</text:p>
          </table:table-cell>
          <table:table-cell office:value-type="string">
            <text:p>Pertence ao MV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123376">
            <text:p>1731929123376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169">
            <text:p>41020169</text:p>
          </table:table-cell>
          <table:table-cell office:value-type="float" office:value="1718658000000">
            <text:p>17186580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 office:value-type="string">
            <text:p>teste 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3 MESES / 100 HORAS DA AERONAVE CONFORME ANEXO.</text:p>
          </table:table-cell>
          <table:table-cell office:value-type="string">
            <text:p>VN OK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123934">
            <text:p>1731929123934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169">
            <text:p>41020169</text:p>
          </table:table-cell>
          <table:table-cell office:value-type="float" office:value="1718658000000">
            <text:p>17186580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 office:value-type="string">
            <text:p>teste 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52/14/00/000/000/030 - Porta deslizante com painel duplo – Articulações e microswitchesAtmosfera salina. Atmosfera arenosa e/ou poeirenta.Limpeza. DI|CLN|LUBREF: MMA 52.14.02.211 // 52.14.02.101.001</text:p>
          </table:table-cell>
          <table:table-cell office:value-type="string">
            <text:p>1-Realizado limpeza das microswitches;2- Realizado teste funcional;3- Serviço satisfatório.VN OK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124576">
            <text:p>1731929124576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171">
            <text:p>41020171</text:p>
          </table:table-cell>
          <table:table-cell office:value-type="float" office:value="1718658000000">
            <text:p>17186580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 office:value-type="string">
            <text:p>teste 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PRESERVAÇÃO DOS MOTORES #1 SN: 16051 #2 SN: 16050, POR INATIVIDADE ACIMA DE 14 DIAS CONFORME ANEXO.</text:p>
          </table:table-cell>
          <table:table-cell office:value-type="string">
            <text:p>pertenece ao MV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126431">
            <text:p>1731929126431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181">
            <text:p>41020181</text:p>
          </table:table-cell>
          <table:table-cell office:value-type="float" office:value="1719522000000">
            <text:p>17195220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3 MESES / 100 HORAS DA MGB CONFORME ANEXO.</text:p>
          </table:table-cell>
          <table:table-cell office:value-type="string">
            <text:p>fechada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126914">
            <text:p>1731929126914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182">
            <text:p>41020182</text:p>
          </table:table-cell>
          <table:table-cell office:value-type="float" office:value="1719867600000">
            <text:p>1719867600000</text:p>
          </table:table-cell>
          <table:table-cell office:value-type="string">
            <text:p>Fechado</text:p>
          </table:table-cell>
          <table:table-cell office:value-type="string">
            <text:p>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SB EC725-63-026 ACD PIT0072/24 - MAIN ROTOR DRIVE - MGB emergency lubrication Improvement of the guiding and sealing of EMLUB system pump gear train Corresponds to modification 0728107.</text:p>
          </table:table-cell>
          <table:table-cell office:value-type="string">
            <text:p>Pertence ao MV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127514">
            <text:p>1731929127514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188">
            <text:p>41020188</text:p>
          </table:table-cell>
          <table:table-cell office:value-type="float" office:value="1720645200000">
            <text:p>1720645200000</text:p>
          </table:table-cell>
          <table:table-cell office:value-type="string">
            <text:p>Ag. Virada</text:p>
          </table:table-cell>
          <table:table-cell office:value-type="string">
            <text:p>Indisponível</text:p>
          </table:table-cell>
          <table:table-cell office:value-type="string">
            <text:p>Final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SWITCH, LOW OIL PRESSURE PN<text:s text:c="2"/>9550124270<text:s text:c="2"/>NO<text:s text:c="2"/>MOTOR # 2 SN 16050 DA ANV 7107.<text:s text:c="2"/>MOTIVO: PRONTIFICAR ANV 4102.</text:p>
          </table:table-cell>
          <table:table-cell office:value-type="string">
            <text:p>1- REALIZADA INSTALAÇÃO DA SWITCH, LOW OIL PRESSURE PN 9550124270 SN 4765, NO MOTOR #2 SN 16050 DE ACORDO COM O MEM 79-31-00-900-801-A01; 2- FERRAMENTA UTILIZADA: TORQUÍMETRO NOVO; 3- FOI REALIZADO PEDIDO DE O'RING PN 9682001452 O MESMO FOI ATENDIDO, POREM DE ACORDO COM A DIVISÃO DE MATERIAL PRONTO USO O SISTEMA ESTA CADASTRANDO O SOBRESSALENTE COMO PENDENTE, SENDO ASSIM NÃO FOI REGISTRADO O PIM NESTA ORDEM DE SERVIÇO; 4- AGUARDANDO VIRADA DE MANUTENÇÃO PARA VERIFICAÇÃO DE VAZAMENTO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7848734">
            <text:p>1732187848734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41020203</text:p>
          </table:table-cell>
          <table:table-cell office:value-type="float" office:value="1721088000000">
            <text:p>1721088000000</text:p>
          </table:table-cell>
          <table:table-cell office:value-type="string">
            <text:p>Pendente</text:p>
          </table:table-cell>
          <table:table-cell office:value-type="string">
            <text:p>Restrito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FAN DA INERCIAL SYGMA50H PN: 332A72-1931-20 PROVENIENTE DO PPU. MOTIVO: AERONAVE ENCAMINHADA PARA INSPEÇÃO A/T.</text:p>
          </table:table-cell>
          <table:table-cell office:value-type="string">
            <text:p>1-Aguardando disponibilidade dos PIMs 34524/34525 para instalação do item.</text:p>
          </table:table-cell>
          <table:table-cell office:value-type="string">
            <text:p>[{"pim":"34524","nome":"FAN INERTIAL","tipo":"sobressalente","quantidade":"01","PN":"332A72-1931-20","PNA":"","manual":"","observacao":"NSTALAR FAN DA INERCIAL","status":true},{"pim":"34525","nome":"GAXETA","tipo":"sobressalente","quantidade":"02","PN":"332A72-1934-20","PNA":"","manual":"","observacao":"INSTALAR FAN DA INERCIAL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8158306">
            <text:p>1732188158306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41020210</text:p>
          </table:table-cell>
          <table:table-cell office:value-type="float" office:value="1721088000000">
            <text:p>17210880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UBSTITUIR BATERIA DA CPI 503 INTERFACE UNIT (BATERIA PN:A01011) CONFORME ANEXO. MOTIVO: CUMPRIR OTL DE 1 ANO DA BATERIA (BATERIA VENCERÁ em 17/10/2024 DURANTE A/T NO GAN ).</text:p>
          </table:table-cell>
          <table:table-cell office:value-type="string">
            <text:p>Aguardando PIM.</text:p>
          </table:table-cell>
          <table:table-cell office:value-type="string">
            <text:p>[{"pim":"36188","nome":"BATTERY","tipo":"sobressalente","quantidade":"01","PN":"A01011","PNA":"","manual":"","observacao":"SUBSTITUIR BATERIA DA CPI 503 INTERFACE UNIT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8239311">
            <text:p>1732188239311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17">
            <text:p>41020217</text:p>
          </table:table-cell>
          <table:table-cell office:value-type="float" office:value="1721682000000">
            <text:p>17216820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HEAT SHIELD NO MOTOR #2 DE SN- 16050. MOTIVO: ANEL DE FIXAÇÃO QUEBRADO. REF: MEM 78.11.00.900.801.A01.</text:p>
          </table:table-cell>
          <table:table-cell office:value-type="string">
            <text:p>pertence ao mv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130922">
            <text:p>1731929130922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41020221</text:p>
          </table:table-cell>
          <table:table-cell office:value-type="float" office:value="1721692800000">
            <text:p>17216928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RADIO V/UHF PN: 6111-8259-K92 NA AERONAVE 4102 PROVENIENTE DO PPU. MOTIVO: PRONTIFICAR A AERONAVE.</text:p>
          </table:table-cell>
          <table:table-cell office:value-type="string">
            <text:p>1-Aguardando disponibilidade de um novo transceptor V/UHF para instalação na posição #1 (LH).</text:p>
          </table:table-cell>
          <table:table-cell office:value-type="string">
            <text:p>[{"pim":"34518","nome":"RECEIVER-TRANSMITTER,RADIO","tipo":"equipamento","quantidade":"01","PN":"6111-8259-K92","PNA":"","manual":"","observacao":"INSTALAR RADIO V/UHF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8322416">
            <text:p>1732188322416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41020225</text:p>
          </table:table-cell>
          <table:table-cell office:value-type="float" office:value="1721779200000">
            <text:p>1721779200000</text:p>
          </table:table-cell>
          <table:table-cell office:value-type="string">
            <text:p>Pendente</text:p>
          </table:table-cell>
          <table:table-cell office:value-type="string">
            <text:p>Restrito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GPS FREE FLIGTH</text:p>
          </table:table-cell>
          <table:table-cell office:value-type="string">
            <text:p>1-Aguardando disponibilidade para instalação do equipamento.</text:p>
          </table:table-cell>
          <table:table-cell office:value-type="string">
            <text:p>[{"pim":"34533","nome":"GPS 2101 NVG SAR","tipo":"equipamento","quantidade":"01","PN":"81440-42-241M","PNA":"","manual":"","observacao":"INSTALAR GPS FREE FLIGTH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8427272">
            <text:p>1732188427272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41020229</text:p>
          </table:table-cell>
          <table:table-cell office:value-type="float" office:value="1721779200000">
            <text:p>1721779200000</text:p>
          </table:table-cell>
          <table:table-cell office:value-type="string">
            <text:p>Pendente</text:p>
          </table:table-cell>
          <table:table-cell office:value-type="string">
            <text:p>Disponível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RELÓGIO DE 1P PN B18-945.22.28.4.DN</text:p>
          </table:table-cell>
          <table:table-cell office:value-type="string">
            <text:p>1-Aguardando disponibilidade do PIM 34535 para instalação do equipamento.</text:p>
          </table:table-cell>
          <table:table-cell office:value-type="string">
            <text:p>[{"pim":"34535","nome":"CHRONOMETER","tipo":"equipamento","quantidade":"01","PN":"B1894522284DN","PNA":"","manual":"","observacao":"INSTALAR RELÓGIO DE 1P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8507479">
            <text:p>1732188507479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51">
            <text:p>41020251</text:p>
          </table:table-cell>
          <table:table-cell office:value-type="float" office:value="1722978000000">
            <text:p>17229780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BATERIA PRINCIPAL PN PN 40308-1 SN 202305050 E ENVIAR PARA O PPU. MOTIVO: PRONTIFICAR ANV 4103. REFERÊNCIA: MMA 24-32-00-061.</text:p>
          </table:table-cell>
          <table:table-cell office:value-type="string">
            <text:p>1- Realizada a remoção da bateria principal de PN 40308-1 SN 202305050 e enviada para o PPU. MOTIVO: PRONTIFICAR ANV 4103; 2-REFERÊNCIA: MMA 24-32-00-061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133584">
            <text:p>1731929133584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41020252</text:p>
          </table:table-cell>
          <table:table-cell office:value-type="float" office:value="1722988800000">
            <text:p>17229888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BATERIA PRINCIPAL PN PN 40308-1 PROCEDENTE DO PPU. MOTIVO: ITEM REMOVIDO PARA PRONTIFICAR ANV 4103. REFERÊNCIA: MMA 24-32-00-061.</text:p>
          </table:table-cell>
          <table:table-cell office:value-type="string">
            <text:p>Aguardando PIM</text:p>
          </table:table-cell>
          <table:table-cell office:value-type="string">
            <text:p>[{"pim":"34794","nome":"BATERIA PRINCIPAL","tipo":"equipamento","quantidade":"01","PN":"40308-1","PNA":"","manual":"","observacao":"INSTALAR BATERIA PRINCIPAL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8573548">
            <text:p>1732188573548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55">
            <text:p>41020255</text:p>
          </table:table-cell>
          <table:table-cell office:value-type="float" office:value="1723150800000">
            <text:p>17231508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VOLTÍMETRO AC PN: 2562-639-00-10 SN: 656 E ENVIAR AO PPU. MOTIVO: PRONTIFICAR ANV 7108. REFERÊNCIA: MMA 31-00-00-611</text:p>
          </table:table-cell>
          <table:table-cell office:value-type="string">
            <text:p>1- Realizada remoção do Voltímetro AC PN: 2562-639-00-10 SN: 656 de acordo com o MMA 31-00-00-611; 2- Equipamento entregue ao PPU.<text:s text:c="2"/>FALTA PREENCHER OS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135327">
            <text:p>1731929135327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41020256</text:p>
          </table:table-cell>
          <table:table-cell office:value-type="float" office:value="1723161600000">
            <text:p>17231616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VOLTÍMETRO AC PN: 2562-639-00-10. MOTIVO: PRONTIFICAR ANV. REFERÊNCIA: MMA 31-00-00-611</text:p>
          </table:table-cell>
          <table:table-cell office:value-type="string">
            <text:p>Aguardando PIM</text:p>
          </table:table-cell>
          <table:table-cell office:value-type="string">
            <text:p>[{"pim":"34801","nome":"VOLTAMMETER","tipo":"equipamento","quantidade":"01","PN":"2562-639-00-10","PNA":"","manual":"","observacao":"INSTALAR VOLTÍMETRO AC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8646173">
            <text:p>1732188646173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59">
            <text:p>41020259</text:p>
          </table:table-cell>
          <table:table-cell office:value-type="float" office:value="1723582800000">
            <text:p>1723582800000</text:p>
          </table:table-cell>
          <table:table-cell office:value-type="string">
            <text:p>Em Exec.</text:p>
          </table:table-cell>
          <table:table-cell office:value-type="string">
            <text:p>Indisponível</text:p>
          </table:table-cell>
          <table:table-cell office:value-type="string">
            <text:p>Final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CUMPRIR INSPEÇÃO DE 7 DIAS OU 15 HORAS DOS MOTORES #1 S/N 16051 E #2 S/N 16050 E APU CONFORME ANEXO.</text:p>
          </table:table-cell>
          <table:table-cell office:value-type="string">
            <text:p>AGUARDANDO CUMPRIMENTO DOS CARTÕES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8757289">
            <text:p>1732188757289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59">
            <text:p>41020259</text:p>
          </table:table-cell>
          <table:table-cell office:value-type="float" office:value="1723582800000">
            <text:p>17235828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6-11-00-200-801 - Do a visual check of the pneumatic fire detector. Component minimum standard for above task: POST TU 73 - Executor: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8777489">
            <text:p>1732188777489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61">
            <text:p>41020261</text:p>
          </table:table-cell>
          <table:table-cell office:value-type="float" office:value="1723582800000">
            <text:p>1723582800000</text:p>
          </table:table-cell>
          <table:table-cell office:value-type="string">
            <text:p>Em Exec.</text:p>
          </table:table-cell>
          <table:table-cell office:value-type="string">
            <text:p>Indisponível</text:p>
          </table:table-cell>
          <table:table-cell office:value-type="string">
            <text:p>Final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SUBSTITUIR CARTUCHO DESSECANTE PN C15160 DO GUIA DE ONDA DO RADAR TÁTICO NAVAL APS-143 CONFORME ANEXO.</text:p>
          </table:table-cell>
          <table:table-cell office:value-type="string">
            <text:p>AGUARDANDO CUMPRIMENTO DOS CARTÕES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8852144">
            <text:p>1732188852144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41020261</text:p>
          </table:table-cell>
          <table:table-cell office:value-type="float" office:value="1723593600000">
            <text:p>17235936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92/40/00/000/000/980 - Cartucho dessecante - Conjunto guia de onda Troca do cartucho dessecante PN C15160 ( 1847680 ) OTL 1Y margem 0 - Executor:</text:p>
          </table:table-cell>
          <table:table-cell office:value-type="string">
            <text:p>MMA 92-40-00-067<text:line-break/>IPC 92-40-02</text:p>
          </table:table-cell>
          <table:table-cell office:value-type="string">
            <text:p>[{"pim":"36225","nome":"CARTOUCHE DESSICANTE CIBRED","tipo":"sobressalente","quantidade":"01","PN":"C15160","PNA":"","manual":"","observacao":"CARTUCHO DESSECANTE RADAR TATICO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9397714">
            <text:p>1732189397714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62">
            <text:p>41020262</text:p>
          </table:table-cell>
          <table:table-cell office:value-type="float" office:value="1723582800000">
            <text:p>1723582800000</text:p>
          </table:table-cell>
          <table:table-cell office:value-type="string">
            <text:p>Em Exec.</text:p>
          </table:table-cell>
          <table:table-cell office:value-type="string">
            <text:p>Indisponível</text:p>
          </table:table-cell>
          <table:table-cell office:value-type="string">
            <text:p>Final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1 MÊS DA AERONAVE CONFORME ANEXO.</text:p>
          </table:table-cell>
          <table:table-cell office:value-type="string">
            <text:p>AGUARDANDO CUMPRIMENTO DOS CARTÕES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9445987">
            <text:p>1732189445987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62">
            <text:p>41020262</text:p>
          </table:table-cell>
          <table:table-cell office:value-type="float" office:value="1723582800000">
            <text:p>17235828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1/51/03/000/000/000 - AR CONDICIONADO DO POSTO DE PILOTAGEM - Sistema de ar condicionado MITS/BEHR Colocação do ar condicionado em funcionamento. Tarefa a ser realizada se o ar condicionado não tiver sido utilizado por um mês. FT REF: MMA 21.51.03.722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9497746">
            <text:p>173218949774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62">
            <text:p>41020262</text:p>
          </table:table-cell>
          <table:table-cell office:value-type="float" office:value="1723582800000">
            <text:p>17235828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1/52/03/000/000/000 - AR CONDICIONADO DA CABINE - Sistema de ar condicionado MITS/BEHR Colocação do ar condicionado em funcionamento. Tarefa a ser realizada se o ar condicionado não tiver sido utilizado por um mês. FT REF: MMA 21.52.03.722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9499691">
            <text:p>1732189499691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62">
            <text:p>41020262</text:p>
          </table:table-cell>
          <table:table-cell office:value-type="float" office:value="1723582800000">
            <text:p>1723582800000</text:p>
          </table:table-cell>
          <table:table-cell office:value-type="string">
            <text:p>Em Exec.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92/40/00/000/000/900 - APLICÁVEL ÀS ANV 4101; 4102 E 4103. Cartucho dessecante do guia de onda Verificar visualmente o cartucho dessecante do guia de onda. Verificar a cor do cartucho, sendo que: Cor LARANJA = Cartucho OPERACIONAL Cor AZUL = Trocar por um NOVO CARTUCHO. VC / DS REF: MMA SUP HB 92.40.00.222 - Executor: VN</text:p>
          </table:table-cell>
          <table:table-cell office:value-type="string">
            <text:p>PEDIDO FEITO NA O/S 41020261<text:line-break/>Em Exec.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9611526">
            <text:p>1732189611526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63">
            <text:p>41020263</text:p>
          </table:table-cell>
          <table:table-cell office:value-type="float" office:value="1723582800000">
            <text:p>1723582800000</text:p>
          </table:table-cell>
          <table:table-cell office:value-type="string">
            <text:p>Fechado</text:p>
          </table:table-cell>
          <table:table-cell office:value-type="string">
            <text:p>Restrito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CUMPRIR ATUALIZAÇÃO MENSAL DE DADOS DO CARTÃO DO FMS CONFORME ANEXO.</text:p>
          </table:table-cell>
          <table:table-cell office:value-type="string">
            <text:p>PERTENCE A PISTAFechado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144532">
            <text:p>1731929144532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263">
            <text:p>41020263</text:p>
          </table:table-cell>
          <table:table-cell office:value-type="float" office:value="1723582800000">
            <text:p>1723582800000</text:p>
          </table:table-cell>
          <table:table-cell office:value-type="string">
            <text:p>Fechado</text:p>
          </table:table-cell>
          <table:table-cell office:value-type="string">
            <text:p>Restrito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MMA 34-43-08-721 e CMM 346145 - CUMPRIR ATUALIZAÇÃO MENSAL DE DADOS DO CARTÃO DO FMS REF: MMA 34-43-08-721 e CMM 346145 - Executor: PISTA</text:p>
          </table:table-cell>
          <table:table-cell office:value-type="string">
            <text:p>PERTENCE A PISTAFechado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145063">
            <text:p>1731929145063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267">
            <text:p>41020267</text:p>
          </table:table-cell>
          <table:table-cell office:value-type="float" office:value="1723582800000">
            <text:p>17235828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3 ANOS / 800 HORAS DA AERONAVE CONFORME ANEXO.</text:p>
          </table:table-cell>
          <table:table-cell office:value-type="string">
            <text:p>CANCELADAFechado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145557">
            <text:p>1731929145557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272">
            <text:p>41020272</text:p>
          </table:table-cell>
          <table:table-cell office:value-type="float" office:value="1723582800000">
            <text:p>1723582800000</text:p>
          </table:table-cell>
          <table:table-cell office:value-type="string">
            <text:p>Em Exec.</text:p>
          </table:table-cell>
          <table:table-cell office:value-type="string">
            <text:p>Indisponível</text:p>
          </table:table-cell>
          <table:table-cell office:value-type="string">
            <text:p>Final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CUMPRIR INSPEÇÃO 1 ANO DO DUKANE DK120/90 CONFORME ANEXO.</text:p>
          </table:table-cell>
          <table:table-cell office:value-type="string">
            <text:p>AGUARDANDO CUMPRIMENTO DOS CARTÕES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9706637">
            <text:p>1732189706637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41020272</text:p>
          </table:table-cell>
          <table:table-cell office:value-type="float" office:value="1723593600000">
            <text:p>17235936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5/66/09/000/000/107 - Underwater locator beacon - CMM 25.64.91 § 5.2 § 5.3 - 1 Y X 0 A - DUKANE DK120/90. Cleaning and functional test. CLN|FT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{"ferramenta":"TS200 P/N TS200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9654885">
            <text:p>1732189654885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41020272</text:p>
          </table:table-cell>
          <table:table-cell office:value-type="float" office:value="1723593600000">
            <text:p>17235936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5/66/09/520/000/110 - 2 ANOS DO EQUIPAMENTO. Transmissor acústico subaquático - DUKANE DK120. Equipado na instalação SSCVFDR Honeywell AR-204C. Limpeza e verificação. CLN|DI REF: CMM 25.66.97 § 6.2 § 6.3 - Executor: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{"ferramenta":"TS200 P/N TS200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9676530">
            <text:p>1732189676530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75">
            <text:p>41020275</text:p>
          </table:table-cell>
          <table:table-cell office:value-type="float" office:value="1723582800000">
            <text:p>1723582800000</text:p>
          </table:table-cell>
          <table:table-cell office:value-type="string">
            <text:p>Em Exec.</text:p>
          </table:table-cell>
          <table:table-cell office:value-type="string">
            <text:p>Indisponível</text:p>
          </table:table-cell>
          <table:table-cell office:value-type="string">
            <text:p>Final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CUMPRIR INSPEÇÃO DE 3 ANOS CONFORME ANEXO.</text:p>
          </table:table-cell>
          <table:table-cell office:value-type="string">
            <text:p>AGUARDANDO CUMPRIMENTO DOS CARTÕES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292549931">
            <text:p>1732292549931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75">
            <text:p>41020275</text:p>
          </table:table-cell>
          <table:table-cell office:value-type="float" office:value="1723582800000">
            <text:p>1723582800000</text:p>
          </table:table-cell>
          <table:table-cell office:value-type="string">
            <text:p>Em Exec.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53/24/00/000/000/105 - Estrutura intermediária e cone de cauda PÓS MOD 0726752 // PÓS 332A081395. Verificação da continuidade elétrica. DI MMA 53.24.00.211 / MMA 53.24.00.211.017 - Executor: VN</text:p>
          </table:table-cell>
          <table:table-cell office:value-type="string">
            <text:p>1- Realizada verificação de continuidade elétrica entre a estrutura intermediária e cone de cauda de acordo com o MMA 53.24.00.211 / MMA 53.24.00.211.017;2- Teste satisfatório.FALTA LANÇAR NA O/S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9745673">
            <text:p>1732189745673</text:p>
          </table:table-cell>
          <table:table-cell office:value-type="string">
            <text:p>90</text:p>
          </table:table-cell>
        </table:table-row>
        <table:table-row>
          <table:table-cell office:value-type="float" office:value="41020310">
            <text:p>41020310</text:p>
          </table:table-cell>
          <table:table-cell office:value-type="float" office:value="1723755600000">
            <text:p>17237556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EID #1 PN V9519353A00 SN 1890309660 E ENVIAR PARA O PPU. MOTIVO: PRONTIFICAR ANV 7108. REFERÊNCIA: MMA 31-60-00-061.</text:p>
          </table:table-cell>
          <table:table-cell office:value-type="string">
            <text:p>1- Realizado remoção do EID #1 PN V9519353A00 SN 1890309660 de acordo com o MMA 31-60-00-061 e enviado para o PPU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150961">
            <text:p>1731929150961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41020311</text:p>
          </table:table-cell>
          <table:table-cell office:value-type="float" office:value="1723766400000">
            <text:p>17237664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EID #1 PN V9519353A00. MOTIVO: PRONTIFICAR ANV. REFERÊNCIA: MMA 31-60-00-061.</text:p>
          </table:table-cell>
          <table:table-cell office:value-type="string">
            <text:p>Aguardando PIM</text:p>
          </table:table-cell>
          <table:table-cell office:value-type="string">
            <text:p>[{"pim":"34922","nome":"DISPLAY ELETRÔNICO EID","tipo":"equipamento","quantidade":"01","PN":"V9519353A00","PNA":"","manual":"","observacao":"INSTALAR EID #1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9775528">
            <text:p>1732189775528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312">
            <text:p>41020312</text:p>
          </table:table-cell>
          <table:table-cell office:value-type="float" office:value="1723755600000">
            <text:p>17237556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EID #2 PN V9519353A00 SN 2890001777 E ENVIAR PARA O PPU. MOTIVO: PRONTIFICAR ANV 7108. REFERÊNCIA: MMA 31-60-00-061.</text:p>
          </table:table-cell>
          <table:table-cell office:value-type="string">
            <text:p>1- Realizado remoção do EID #2 PN V9519353A00 SN 2890001777 de acordo com o MMA 31-60-00-061 e enviado para o PPU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152262">
            <text:p>1731929152262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41020313</text:p>
          </table:table-cell>
          <table:table-cell office:value-type="float" office:value="1723766400000">
            <text:p>17237664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EID #2 PN V9519353A00. MOTIVO: PRONTIFICAR ANV. REFERÊNCIA: MMA 31-60-00-061.</text:p>
          </table:table-cell>
          <table:table-cell office:value-type="string">
            <text:p>Aguardando PIM</text:p>
          </table:table-cell>
          <table:table-cell office:value-type="string">
            <text:p>[{"pim":"34924","nome":"DISPLAY ELETRÔNICO EID","tipo":"equipamento","quantidade":"01","PN":"V9519353A00","PNA":"","manual":"","observacao":"INSTALAR EID #2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9790267">
            <text:p>1732189790267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314">
            <text:p>41020314</text:p>
          </table:table-cell>
          <table:table-cell office:value-type="float" office:value="1723755600000">
            <text:p>17237556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EDU #1 PN:597-2367-004 S/N 2595 E ENVIAR PARA O PPU. MOTIVO: PRONTIFICAR ANV 7108. REFERÊNCIA: MMA 23-14-16-063.</text:p>
          </table:table-cell>
          <table:table-cell office:value-type="string">
            <text:p>1- Realizado remoção do<text:s text:c="2"/>EDU #1 PN:597-2367-004 S/N 2595 e enviado par ao PPU;2- Referência: MMA 23-14-16-063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153603">
            <text:p>1731929153603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41020315</text:p>
          </table:table-cell>
          <table:table-cell office:value-type="float" office:value="1723766400000">
            <text:p>17237664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EDU #1 PN:597-2367-004. MOTIVO: PRONTIFICAR ANV. REFERÊNCIA: MMA 23-14-16-063.</text:p>
          </table:table-cell>
          <table:table-cell office:value-type="string">
            <text:p>Aguardando PIM</text:p>
          </table:table-cell>
          <table:table-cell office:value-type="string">
            <text:p>[{"pim":"34925","nome":"EDU","tipo":"equipamento","quantidade":"01","PN":"597-2367-004","PNA":"","manual":"","observacao":"INSTALAR EDU #1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9821223">
            <text:p>1732189821223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316">
            <text:p>41020316</text:p>
          </table:table-cell>
          <table:table-cell office:value-type="float" office:value="1723755600000">
            <text:p>17237556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EDU #2 PN:597-2367-004 S/N 2140 E ENVIAR PARA O PPU. MOTIVO: PRONTIFICAR ANV 7108. REFERÊNCIA: MMA 23-14-16-063.</text:p>
          </table:table-cell>
          <table:table-cell office:value-type="string">
            <text:p>1- Realizado remoção do<text:s text:c="2"/>EDU #2 PN:597-2367-004 S/N 2140 e enviado par ao PPU;2- Referência: MMA 23-14-16-063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155179">
            <text:p>1731929155179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41020317</text:p>
          </table:table-cell>
          <table:table-cell office:value-type="float" office:value="1723766400000">
            <text:p>17237664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EDU #2 PN:597-2367-004. MOTIVO: PRONTIFICAR ANV. REFERÊNCIA: MMA 23-14-16-063.</text:p>
          </table:table-cell>
          <table:table-cell office:value-type="string">
            <text:p>Aguardando PIM</text:p>
          </table:table-cell>
          <table:table-cell office:value-type="string">
            <text:p>[{"pim":"34926","nome":"EDU","tipo":"equipamento","quantidade":"01","PN":"597-2367-004","PNA":"","manual":"","observacao":"INSTALAR EDU #2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9847676">
            <text:p>1732189847676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318">
            <text:p>41020318</text:p>
          </table:table-cell>
          <table:table-cell office:value-type="float" office:value="1723755600000">
            <text:p>17237556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BATERIA PRINCIPAL PN PN 40308-1 SN 202305050 E ENVIAR PARA O PPU. MOTIVO: PRONTIFICAR ANV 4103. REFERÊNCIA: MMA 24-32-00-061.</text:p>
          </table:table-cell>
          <table:table-cell office:value-type="string">
            <text:p>CANCELADADUPLICADA COM A O/S 41020251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156921">
            <text:p>1731929156921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319">
            <text:p>41020319</text:p>
          </table:table-cell>
          <table:table-cell office:value-type="float" office:value="1723755600000">
            <text:p>17237556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PU3 PN: MB267B-50 SN: 910075 E ENVIAR AO PPU. MOTIVO: PRONTIFICAR ANV 7108. REFERÊNCIA: MMA 34-70-00-063.</text:p>
          </table:table-cell>
          <table:table-cell office:value-type="string">
            <text:p>1- Realizado remoção do PU3 PN: MB267B-50 SN: 910075 e enviado para o PPU;2- Referência: MMA 34-70-00-063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158676">
            <text:p>1731929158676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41020320</text:p>
          </table:table-cell>
          <table:table-cell office:value-type="float" office:value="1723766400000">
            <text:p>17237664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PU3 PN: MB267B-50. MOTIVO: PRONTIFICAR ANV. REFERÊNCIA: MMA 34-70-00-063.</text:p>
          </table:table-cell>
          <table:table-cell office:value-type="string">
            <text:p>Aguardando PIM</text:p>
          </table:table-cell>
          <table:table-cell office:value-type="string">
            <text:p>[{"pim":"34934","nome":"PROCESSING UNIT 6X8","tipo":"equipamento","quantidade":"01","PN":"MB267B-50","PNA":"","manual":"","observacao":"INSTALAR PU3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9867522">
            <text:p>1732189867522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41020000</text:p>
          </table:table-cell>
          <table:table-cell office:value-type="float" office:value="1724112000000">
            <text:p>1724112000000</text:p>
          </table:table-cell>
          <table:table-cell office:value-type="string">
            <text:p>Em Exec.</text:p>
          </table:table-cell>
          <table:table-cell office:value-type="string">
            <text:p>Restrito</text:p>
          </table:table-cell>
          <table:table-cell office:value-type="string">
            <text:p>Aguardando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AROL SPECTROLAB</text:p>
          </table:table-cell>
          <table:table-cell office:value-type="string">
            <text:p>Realizada a remoção do spectrolab sem OS e estocado no PPU, PN:017500-111 SN:4381. Não necessita de PIM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9901222">
            <text:p>1732189901222</text:p>
          </table:table-cell>
          <table:table-cell office:value-type="string">
            <text:p>40</text:p>
          </table:table-cell>
        </table:table-row>
        <table:table-row>
          <table:table-cell office:value-type="float" office:value="41020276">
            <text:p>41020276</text:p>
          </table:table-cell>
          <table:table-cell office:value-type="float" office:value="1723582800000">
            <text:p>17235828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CUMPRIR INSPEÇÃO DE 3 ANOS / 600 HORAS DA AERONAVE CONFORME ANEXO.</text:p>
          </table:table-cell>
          <table:table-cell office:value-type="string">
            <text:p>CANCELADA<text:line-break/>Fechado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292632034">
            <text:p>1732292632034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277">
            <text:p>41020277</text:p>
          </table:table-cell>
          <table:table-cell office:value-type="float" office:value="1723582800000">
            <text:p>1723582800000</text:p>
          </table:table-cell>
          <table:table-cell office:value-type="string">
            <text:p>Em Exec.</text:p>
          </table:table-cell>
          <table:table-cell office:value-type="string">
            <text:p>Indisponível</text:p>
          </table:table-cell>
          <table:table-cell office:value-type="string">
            <text:p>Final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CUMPRIR INSPEÇÃO DE 3 ANOS / 1200 HORAS DA ANV CONFORME ANEXO.</text:p>
          </table:table-cell>
          <table:table-cell office:value-type="string">
            <text:p>AGUARDANDO CUMPRIMENTO DOS CARTÕES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9902747">
            <text:p>1732189902747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77">
            <text:p>41020277</text:p>
          </table:table-cell>
          <table:table-cell office:value-type="float" office:value="1723582800000">
            <text:p>17235828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4/00/00/000/000/000 - Electric power MMA 24.00.00.211 Visual check. GVIA 1200 FH X 4Y X // 120 FH 109 D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92054331">
            <text:p>173219205433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41020277</text:p>
          </table:table-cell>
          <table:table-cell office:value-type="float" office:value="1723593600000">
            <text:p>17235936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5/62/01/000/000/170 - Emergency floatation gear - Immersion probe MMA 25.62.01.722 64762-001-1 A 1200 FH X 3Y X // 120 FH 109 D (704A37722023) Functional test. FT - Executor: VN SV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{"ferramenta":"MEGÔMETRO 50VDC","status":true},{"ferramenta":"MULTÍMETRO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89951366">
            <text:p>1732189951366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41020277</text:p>
          </table:table-cell>
          <table:table-cell office:value-type="float" office:value="1723593600000">
            <text:p>17235936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6/13/00/000/000/015 - Detector MMA 26.13.00.211 26.13.00.211.002 26.13.00.211.005 26.13.00.211.006 26.13.00.211.007 A 1200 FH X 3Y X // 120 FH 109 D 332A08-8651-02 H352 (-) (704A42820050) Visual check. Functional test. GVI|FT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{"ferramenta":"CAPACÍMETRO ATÉ 600pF","status":true},{"ferramenta":"MEGÔMETRO 50VDC","status":true},{"ferramenta":"MULTÍMETRO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90008401">
            <text:p>1732190008401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77">
            <text:p>41020277</text:p>
          </table:table-cell>
          <table:table-cell office:value-type="float" office:value="1723582800000">
            <text:p>17235828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0/22/00/000/000/000 - Electrical multi-purpose air intakes MMA 30.22.01.211 30.22.01.211.001 A 1200 FH X 3Y X // 120 FH 109 D Visual check. DI - Executor: MV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90026982">
            <text:p>1732190026982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81">
            <text:p>41020281</text:p>
          </table:table-cell>
          <table:table-cell office:value-type="float" office:value="1723582800000">
            <text:p>1723582800000</text:p>
          </table:table-cell>
          <table:table-cell office:value-type="string">
            <text:p>Em Exec.</text:p>
          </table:table-cell>
          <table:table-cell office:value-type="string">
            <text:p>Indisponível</text:p>
          </table:table-cell>
          <table:table-cell office:value-type="string">
            <text:p>Final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CUMPRIR INSPEÇÃO DE 6 MESES DO GRAVADOR CVR CONFORME ANEXO.</text:p>
          </table:table-cell>
          <table:table-cell office:value-type="string">
            <text:p>AGUARDANDO CUMPRIMENTO DOS CARTÕES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90034530">
            <text:p>1732190034530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41020281</text:p>
          </table:table-cell>
          <table:table-cell office:value-type="float" office:value="1723593600000">
            <text:p>17235936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7/520/721/000 - Gravador CVR MMA 45.11.07.721 MMA 45.11.07.721.003 E MMA 45.11.07.722 PN 980-6021-066 (704A4581029) SSCVFDR AR-204C Teste da aquisição do sinal de áudio. Teste da função de apagamento. (*) Margem = 0 ou margem definida de acordo com os regulamentos das autoridades oficiais (margem máxima permitida: 18 D) FT 6 M EXT 0 * - Executor: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{"ferramenta":"FONE M'ARMS 600ohms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90305854">
            <text:p>1732190305854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84">
            <text:p>41020284</text:p>
          </table:table-cell>
          <table:table-cell office:value-type="float" office:value="1723582800000">
            <text:p>1723582800000</text:p>
          </table:table-cell>
          <table:table-cell office:value-type="string">
            <text:p>Em Exec.</text:p>
          </table:table-cell>
          <table:table-cell office:value-type="string">
            <text:p>Indisponível</text:p>
          </table:table-cell>
          <table:table-cell office:value-type="string">
            <text:p>Final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UBSTITUIR LITHIUM BATTERY DO SISTEMA M`ARMS - MFDAU++ CONFORME ANEXO. MOTIVO: OTL DE 5 ANOS.</text:p>
          </table:table-cell>
          <table:table-cell office:value-type="string">
            <text:p>AGUARDANDO CUMPRIMENTO DOS CARTÕES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292669078">
            <text:p>1732292669078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84">
            <text:p>41020284</text:p>
          </table:table-cell>
          <table:table-cell office:value-type="float" office:value="1723582800000">
            <text:p>1723582800000</text:p>
          </table:table-cell>
          <table:table-cell office:value-type="string">
            <text:p>Em Exec.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0/000/000/020 - M’ARMS - MFDAU++ - Bateria de lítio PN 131-90003-205 (NR000705733) / 6032-401-501 / CR2032PCB / CR2032RH (NR000705733). A MFDAU deve ser enviada para o fabricante ou para uma oficina autorizada para substituição da bateria. A substituição da bateria é necessária somente para a MFDAU, assegurando a função HUMS/UMS. Instalada nos conjuntos MP/N: 360-00700-201, -202, -203 e -204. OTL. - Executor: VN CQ</text:p>
          </table:table-cell>
          <table:table-cell office:value-type="string">
            <text:p>Aeronave sem MFDAU de acordo com as O/S 41020364 e 41020366<text:line-break/>Verificar se esta O/S será cancelada<text:line-break/>Em Exec.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90978180">
            <text:p>1732190978180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85">
            <text:p>41020285</text:p>
          </table:table-cell>
          <table:table-cell office:value-type="float" office:value="1723582800000">
            <text:p>1723582800000</text:p>
          </table:table-cell>
          <table:table-cell office:value-type="string">
            <text:p>Em Exec.</text:p>
          </table:table-cell>
          <table:table-cell office:value-type="string">
            <text:p>Indisponível</text:p>
          </table:table-cell>
          <table:table-cell office:value-type="string">
            <text:p>Final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CUMPRIR INSPEÇÃO DE 1 ANO DA AERONAVE CONFORME ANEXO.</text:p>
          </table:table-cell>
          <table:table-cell office:value-type="string">
            <text:p>AGUARDANDO CUMPRIMENTO DOS CARTÕES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91032241">
            <text:p>1732191032241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41020285</text:p>
          </table:table-cell>
          <table:table-cell office:value-type="float" office:value="1723593600000">
            <text:p>17235936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5/62/01/000/000/280 - Alavanca do coletivo - Botão de comando de percussão - PN 13445A (N6718900500) PN 13445AX640 (NR779400001) (Atmosfera tropical e úmida. Atmosfera salina.) Verificação. DI REF: MMA 25.62.01.212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{"ferramenta":"MEGÔMETRO 50VDC","status":true},{"ferramenta":"MULTÍMETRO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91061038">
            <text:p>1732191061038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85">
            <text:p>41020285</text:p>
          </table:table-cell>
          <table:table-cell office:value-type="float" office:value="1723582800000">
            <text:p>17235828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3/43/04/000/000/010 - Farol infravermelho - PN 720110 (704A46820039) Verificação. DI REF: CMM 33.49.22 - Executor: VN</text:p>
          </table:table-cell>
          <table:table-cell office:value-type="string">
            <text:p>Não aplicável para esta ANV<text:line-break/>Fechado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92689546">
            <text:p>1732192689546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41020285</text:p>
          </table:table-cell>
          <table:table-cell office:value-type="float" office:value="1723593600000">
            <text:p>17235936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3/43/04/000/000/030 - Farol infravermelho - PN 4384445 (704A46820045) Remoção do farol e inspeção do aspecto das peças mecânicas sem desmontagem. Limpeza externa do farol. Lubrificação das engrenagens expostas. DI REF: CMM 33.49.22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{"produto":"GRAXA CM 140 (NATO G-353)","status":true}]</text:p>
          </table:table-cell>
          <table:table-cell office:value-type="string">
            <text:p>[]</text:p>
          </table:table-cell>
          <table:table-cell office:value-type="float" office:value="1732191946310">
            <text:p>1732191946310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41020285</text:p>
          </table:table-cell>
          <table:table-cell office:value-type="float" office:value="1723593600000">
            <text:p>17235936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3/43/02/000/000/010 - Farol de busca retrátil - PN 4202104 (704A46820019) - PN 4360404 (704A46820038) Remoção do farol e inspeção do aspecto das peças mecânicas sem desmontagem. Limpeza externa do farol. Lubrificação das engrenagens expostas. DI REF: CMM 33.49.19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{"produto":"GRAXA CM 140 (NATO G-353)","status":true}]</text:p>
          </table:table-cell>
          <table:table-cell office:value-type="string">
            <text:p>[]</text:p>
          </table:table-cell>
          <table:table-cell office:value-type="float" office:value="1732191930834">
            <text:p>1732191930834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85">
            <text:p>41020285</text:p>
          </table:table-cell>
          <table:table-cell office:value-type="float" office:value="1723582800000">
            <text:p>17235828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92/40/00/000/000/880 - Conjunto guia de onda (*) Uma vez instalado na aeronave o conjunto deverá ser operado pelo menos a cada 12 meses. Os conjuntos colocados sob estocagem deverão ser instalados para operar a cada 12 meses. Quando os guias de onda não forem submetidos à pressurização externa, considerar a pressão mínima permitida de 9,2 psia ( equivalente a 12000ft MSL ). CHK REF: MMA SUP HB 92.40.00.721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92389456">
            <text:p>173219238945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85">
            <text:p>41020285</text:p>
          </table:table-cell>
          <table:table-cell office:value-type="float" office:value="1723582800000">
            <text:p>1723582800000</text:p>
          </table:table-cell>
          <table:table-cell office:value-type="string">
            <text:p>Em Exec.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7/520/752/100 - Gravador FDR - PRÉ MOD 0728557. SSCVFDR FA5000 (sem capacidade de vídeo). Verificação e reprodução da gravação. (*) Margem = 0 ou margem definida de acordo com os regulamentos das autoridades oficiais (margem máxima permitida: 36 D). FT REF: MMA 45.11.07.752 / 45.11.07.752.001 - Executor: VN CQ</text:p>
          </table:table-cell>
          <table:table-cell office:value-type="string">
            <text:p>Não aplicável para esta ANV<text:line-break/>Fechar no sislog<text:line-break/>Em Exec.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92758186">
            <text:p>1732192758186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41020285</text:p>
          </table:table-cell>
          <table:table-cell office:value-type="float" office:value="1723593600000">
            <text:p>17235936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7/520/752/000 - Gravador CVR - PN 980-6021-066 (704A4581029) SSCVFDR AR-204C Verificação e registro da gravação. (*) Margem = 0 ou margem definida de acordo com os regulamentos das autoridades oficiais (margem máxima permitida: 36 D). FT REF: MMA 45.11.07.752 / 45.11.07.752.002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{"ferramenta":"Conector de teste (PC LINK) P/N 703A97-6332-00","status":true},{"ferramenta":"AHMU PGS MDU 379 CVFDR DOWNLOAD BOX P/N 300-020-000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93216450">
            <text:p>1732193216450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41020285</text:p>
          </table:table-cell>
          <table:table-cell office:value-type="float" office:value="1723593600000">
            <text:p>17235936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7/520/752/105 - Gravador FDR - PN 980-6021-066 (704A45381029) SSCVFDR AR-204C Verificação e registro da gravação. (*) Margem = 0 ou margem definida de acordo com os regulamentos das autoridades oficiais (margem máxima permitida: 36 D). FT REF: MMA 45.11.07.752 / 45.11.07.752.001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{"ferramenta":"Conector de teste (PC LINK) P/N 703A97-6332-00","status":true},{"ferramenta":"AHMU PGS MDU 379 CVFDR DOWNLOAD BOX P/N 300-020-000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93242915">
            <text:p>1732193242915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85">
            <text:p>41020285</text:p>
          </table:table-cell>
          <table:table-cell office:value-type="float" office:value="1723582800000">
            <text:p>1723582800000</text:p>
          </table:table-cell>
          <table:table-cell office:value-type="string">
            <text:p>Em Exec.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7/520/752/110 - Gravador CVR - PRÉ MOD 0728557. SSCVFDR FA5000 (sem capacidade de vídeo). Verificação e registro da gravação. (*) Margem = 0 ou margem definida de acordo com os regulamentos das autoridades oficiais (margem máxima permitida: 36 D). FT REF: MMA 45.11.07.752 / 45.11.07.752.002 - Executor: VN</text:p>
          </table:table-cell>
          <table:table-cell office:value-type="string">
            <text:p>Não aplicável para esta ANV<text:line-break/>Fechar no sislog<text:line-break/>Em Exec.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92849155">
            <text:p>1732192849155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85">
            <text:p>41020285</text:p>
          </table:table-cell>
          <table:table-cell office:value-type="float" office:value="1723582800000">
            <text:p>1723582800000</text:p>
          </table:table-cell>
          <table:table-cell office:value-type="string">
            <text:p>Em Exec.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7/520/752/200 - Gravador CVR - PÓS MOD 0728633 &amp; 0728636. SSCVFDR FA5001 DVR (com capacidade de vídeo). Verificação e reprodução da gravação. (*) Margem = 0 ou margem definida de acordo com os regulamentos das autoridades oficiais (margem máxima permitida: 36 D). FT REF: MMA 45.11.07.752 / 45.11.07.752.002 - Executor: VN</text:p>
          </table:table-cell>
          <table:table-cell office:value-type="string">
            <text:p>Não aplicável para esta ANV<text:line-break/>Fechar no sislog<text:line-break/>Em Exec.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93934690">
            <text:p>1732193934690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85">
            <text:p>41020285</text:p>
          </table:table-cell>
          <table:table-cell office:value-type="float" office:value="1723582800000">
            <text:p>1723582800000</text:p>
          </table:table-cell>
          <table:table-cell office:value-type="string">
            <text:p>Em Exec.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7/520/752/210 - Gravador FDR - PÓS MOD 0728557 &amp; 0728636. SSCVFDR FA5001 DVR (com capacidade de vídeo). Verificação e reprodução da gravação. (*) Margem = 0 ou margem definida de acordo com os regulamentos das autoridades oficiais (margem máxima permitida: 36 D). FT REF: MMA 45.11.07.752 / 45.11.07.752.001 - Executor: VN</text:p>
          </table:table-cell>
          <table:table-cell office:value-type="string">
            <text:p>Não aplicável para esta ANV<text:line-break/>Fechar no sislog<text:line-break/>Em Exec.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92870851">
            <text:p>1732192870851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85">
            <text:p>41020285</text:p>
          </table:table-cell>
          <table:table-cell office:value-type="float" office:value="1723582800000">
            <text:p>1723582800000</text:p>
          </table:table-cell>
          <table:table-cell office:value-type="string">
            <text:p>Em Exec.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7/520/752/220 - Gravador CVFDR - PÓS MOD 0728633 &amp; PÓS MOD 0728566 &amp; PÓS MOD 0728557 &amp; PRÉ MOD OP28572 SSCVFDR FA5001 DVR (com capacidade de vídeo). Teste de gravação. FT REF: MMA 31.33.01.752 / 31.33.01.752.001 - Executor: VN</text:p>
          </table:table-cell>
          <table:table-cell office:value-type="string">
            <text:p>Não aplicável para esta ANV<text:line-break/>Fechar no sislog<text:line-break/>Em Exec.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92887377">
            <text:p>1732192887377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85">
            <text:p>41020285</text:p>
          </table:table-cell>
          <table:table-cell office:value-type="float" office:value="1723582800000">
            <text:p>1723582800000</text:p>
          </table:table-cell>
          <table:table-cell office:value-type="string">
            <text:p>Em Exec.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6/12/01/000/000/000 - DETECÇÃO DE FOGO NO COMPARTIMENTO DE CARGA - Detecção de fogo Teste funcional. FT REF: MMA 26.12.01.721 (NÃO APLICÁVEL AS ANVS DA FROTA) - Executor: VN</text:p>
          </table:table-cell>
          <table:table-cell office:value-type="string">
            <text:p>verificar se é aplicável<text:line-break/>Em Exec.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92928094">
            <text:p>1732192928094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85">
            <text:p>41020285</text:p>
          </table:table-cell>
          <table:table-cell office:value-type="float" office:value="1723582800000">
            <text:p>1723582800000</text:p>
          </table:table-cell>
          <table:table-cell office:value-type="string">
            <text:p>Em Exec.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1/34/00/520/752/000 - NÃO APLICÁVEL EM NOSSA FROTA NO MOMENTO. SISTEMA DE INDICAÇÃO E REGISTRO Download da gravação de vídeo da câmera do cone de cauda. FT MMA 31.34.01.751 1 ANO EXT. 36D - Executor:</text:p>
          </table:table-cell>
          <table:table-cell office:value-type="string">
            <text:p>Não aplicável para esta ANV<text:line-break/>Fechar no sislog<text:line-break/>Em Exec.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92947560">
            <text:p>1732192947560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85">
            <text:p>41020285</text:p>
          </table:table-cell>
          <table:table-cell office:value-type="float" office:value="1723582800000">
            <text:p>1723582800000</text:p>
          </table:table-cell>
          <table:table-cell office:value-type="string">
            <text:p>Em Exec.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7/520/752/010 - Gravador CVFDR. PN- X313C20A1001 (-) PÓS MOD 0729102. SSCVFDR FA5001 DVR (com capacidade de vídeo). Verificação dos dados do FDR. (*) Margem = 0 ou margem definida de acordo com os regulamentos das autoridades oficiais (margem máxima permitida: 36 D). FT MMA 45.11.07.752 45.11.07.752.001 - Executor:</text:p>
          </table:table-cell>
          <table:table-cell office:value-type="string">
            <text:p>Não aplicável para esta ANV<text:line-break/>Fechar no sislog<text:line-break/>Em Exec.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92959913">
            <text:p>1732192959913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41020285</text:p>
          </table:table-cell>
          <table:table-cell office:value-type="float" office:value="1723593600000">
            <text:p>17235936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MMA 21-12-00-021. - IN HB-1021-I-20 RN1- Realizar Inspeção do Ventilador da Cabine de acordo com MMA 21-12-00-021. C.Q. SOLICITOU A REDUÇÃO DA PERIODICIDADE PARA 1 ANOS AO INVÉS DE DOIS. Observações: O ventilador da cabine localiza-se sob carenagens e não é normalmente visualizado nas inspeções pré/pós voo. Por fazerem parte do sistema que recebe o ar para a cabine, estão sujeitos às ações da umidade, salinidade e detritos. Seu corpo é compostos de alumínio e quando desprotegidos sofrem corrosão. - Executor: SV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{"produto":"PR 1782 B2 - CM 6068","status":true},{"produto":"TIRAP COMUM","status":true}]</text:p>
          </table:table-cell>
          <table:table-cell office:value-type="string">
            <text:p>[]</text:p>
          </table:table-cell>
          <table:table-cell office:value-type="float" office:value="1732193847963">
            <text:p>1732193847963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87">
            <text:p>41020287</text:p>
          </table:table-cell>
          <table:table-cell office:value-type="float" office:value="1723582800000">
            <text:p>1723582800000</text:p>
          </table:table-cell>
          <table:table-cell office:value-type="string">
            <text:p>Em Exec.</text:p>
          </table:table-cell>
          <table:table-cell office:value-type="string">
            <text:p>Indisponível</text:p>
          </table:table-cell>
          <table:table-cell office:value-type="string">
            <text:p>Final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SUBSTITUIR BATERIA PN LS26500 DO MÓDULO EGI (GPS / INS) CONFORME ANEXO. MOTIVO: CUMPRIR OTL DE 18 MESES.</text:p>
          </table:table-cell>
          <table:table-cell office:value-type="string">
            <text:p>AGUARDANDO CUMPRIMENTO DOS CARTÕES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93942651">
            <text:p>1732193942651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41020287</text:p>
          </table:table-cell>
          <table:table-cell office:value-type="float" office:value="1723593600000">
            <text:p>17235936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92/40/00/000/000/995 - Bateria do módulo EGI GPS/INS PN LS26500 ( 332B99603800 ) 18 M EXT 7 D - Executor:</text:p>
          </table:table-cell>
          <table:table-cell office:value-type="string">
            <text:p>MMA SUP 92-40-00-066</text:p>
          </table:table-cell>
          <table:table-cell office:value-type="string">
            <text:p>[{"pim":"36227","nome":"BATERIA EGI","tipo":"sobressalente","quantidade":"01","PN":"LS26500","PNA":"","manual":"","observacao":"OTL Bateria do módulo EGI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94240442">
            <text:p>1732194240442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90">
            <text:p>41020290</text:p>
          </table:table-cell>
          <table:table-cell office:value-type="float" office:value="1723582800000">
            <text:p>1723582800000</text:p>
          </table:table-cell>
          <table:table-cell office:value-type="string">
            <text:p>Em Exec.</text:p>
          </table:table-cell>
          <table:table-cell office:value-type="string">
            <text:p>Indisponível</text:p>
          </table:table-cell>
          <table:table-cell office:value-type="string">
            <text:p>Final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CUMPRIR INSPEÇÃO DE 1 ANO / 600 HORAS DA AERONAVE CONFORME ANEXO.</text:p>
          </table:table-cell>
          <table:table-cell office:value-type="string">
            <text:p>AGUARDANDO CUMPRIMENTO DOS CARTÕES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94389104">
            <text:p>1732194389104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90">
            <text:p>41020290</text:p>
          </table:table-cell>
          <table:table-cell office:value-type="float" office:value="1723582800000">
            <text:p>17235828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93/71/05/520/212/100 - CUMPRIR COM O EQUIPAMENTO INSTALADO FLIR STAR SAFIRE III - Torre - QDM MMA 93.71.05.212 E MMA 93.71.05.212.001 Inspeção visual. GVI 600 H / 1 Y EXT 60 H / 36 D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94375978">
            <text:p>1732194375978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1">
            <text:p>41020291</text:p>
          </table:table-cell>
          <table:table-cell office:value-type="float" office:value="1723669200000">
            <text:p>1723669200000</text:p>
          </table:table-cell>
          <table:table-cell office:value-type="string">
            <text:p>Em Exec.</text:p>
          </table:table-cell>
          <table:table-cell office:value-type="string">
            <text:p>Indisponível</text:p>
          </table:table-cell>
          <table:table-cell office:value-type="string">
            <text:p>Final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SUBSTITUIR BRAÇO CARDAN DO FAROL DE BUSCA SPECTROLAB SX16 (Somente braço de aço). CONFORME ANEXO. MOTIVO: OTL 10 ANOS.</text:p>
          </table:table-cell>
          <table:table-cell office:value-type="string">
            <text:p>AGUARDANDO CUMPRIMENTO DOS CARTÕES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199369331">
            <text:p>1732199369331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91">
            <text:p>41020291</text:p>
          </table:table-cell>
          <table:table-cell office:value-type="float" office:value="1723669200000">
            <text:p>1723669200000</text:p>
          </table:table-cell>
          <table:table-cell office:value-type="string">
            <text:p>Prioridade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3/45/03/000/000/010 - Farol de busca – Braço do cardan CMM 33.45.96 PN 022929, PN 022929-11 E PN 022929-81 SPECTROLAB SX16. Somente braço de aço. OTL 10 Y EXT 180 D - Executor: VN</text:p>
          </table:table-cell>
          <table:table-cell office:value-type="string">
            <text:p>1- Não aplicável;<text:line-break/>2- O Braço do cardan P/N ... S/N ... foi recebido juntamente com a ANV 4103 em ...;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205789967">
            <text:p>1732205789967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92">
            <text:p>41020292</text:p>
          </table:table-cell>
          <table:table-cell office:value-type="float" office:value="1723669200000">
            <text:p>1723669200000</text:p>
          </table:table-cell>
          <table:table-cell office:value-type="string">
            <text:p>Em Exec.</text:p>
          </table:table-cell>
          <table:table-cell office:value-type="string">
            <text:p>Indisponível</text:p>
          </table:table-cell>
          <table:table-cell office:value-type="string">
            <text:p>Final</text:p>
          </table:table-cell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SUBSTITUIR BATERIA PN A01577 DA CPI 503 SN 120849 CONFORME ANEXO. MOTIVO: OTL ED (EXPIRATION DATE).</text:p>
          </table:table-cell>
          <table:table-cell office:value-type="string">
            <text:p>AGUARDANDO CUMPRIMENTO DOS CARTÕES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208233244">
            <text:p>1732208233244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41020292</text:p>
          </table:table-cell>
          <table:table-cell office:value-type="float" office:value="1723680000000">
            <text:p>17236800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>Aguardando</text:p>
          </table:table-cell>
          <table:table-cell office:value-type="string">
            <text:p/>
          </table:table-cell>
          <table:table-cell office:value-type="string">
            <text:p>parei aqui</text:p>
          </table:table-cell>
          <table:table-cell office:value-type="string">
            <text:p/>
          </table:table-cell>
          <table:table-cell office:value-type="string">
            <text:p>Cartão: 25/66/07/000/000/010 - Transmissor localizador de emergência – Bateria. OTL CPI 503. PN A01577 A baliza sinalizadora deve ser enviada ao fabricante para substituição da bateria e do parafuso de fixação. Durante a instalação do ELT, colocar um novo parafuso de fixação. - Executor: VN</text:p>
          </table:table-cell>
          <table:table-cell office:value-type="string">
            <text:p>1- Realizado remoção da CPI PN 503-16-25 S/N 697 (validade da bateria: 02/2025) e enviado para o PPU fim cumprir OTL;<text:line-break/>2- Referências: MMA 25-66-16-061 e CMM 25-61-98;<text:line-break/>3- Aguardando PIM 36233 e 36235 para instalação da CPI e Parafuso novo.</text:p>
          </table:table-cell>
          <table:table-cell office:value-type="string">
            <text:p>[{"pim":"36233","nome":"CPI BEACON ","tipo":"equipamento","quantidade":"01","PN":"503-16-25","PNA":"","manual":"","observacao":"OTL CPI 503","status":true},{"pim":"36235","nome":"SPECIAL BOLT","tipo":"sobressalente","quantidade":"01","PN":"0862/1","PNA":"","manual":"","observacao":"OTL CPI 503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208525072">
            <text:p>1732208525072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94">
            <text:p>41020294</text:p>
          </table:table-cell>
          <table:table-cell office:value-type="float" office:value="1723669200000">
            <text:p>1723669200000</text:p>
          </table:table-cell>
          <table:table-cell office:value-type="string">
            <text:p>Prioridade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CUMPRIR ASB 63033 R1 - INSTALAÇÃO DOS SUPORTES DOS ACELERÔMETROS.</text:p>
          </table:table-cell>
          <table:table-cell office:value-type="string">
            <text:p>verificar se é aplicávelfazer PIMPrioridade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194894">
            <text:p>1731929194894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97">
            <text:p>41020297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CUMPRIR INSPEÇÃO DE 2 ANOS / 1200 HORAS DA AERONAVE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195607">
            <text:p>173192919560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7">
            <text:p>41020297</text:p>
          </table:table-cell>
          <table:table-cell office:value-type="float" office:value="1723669200000">
            <text:p>1723669200000</text:p>
          </table:table-cell>
          <table:table-cell office:value-type="string">
            <text:p>Em Exec.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5/66/07/000/000/040 - Transmissor localizador de emergência. CPI 503. Inspeção. GVI. REF: MMA 25.66.16.211 - Executor: VN</text:p>
          </table:table-cell>
          <table:table-cell office:value-type="string">
            <text:p>Cumprir cartãoEm Exec.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33640690">
            <text:p>1731933640690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CUMPRIR INSPEÇÃO DE 4 ANOS / 1200 HORAS DA ANV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196646">
            <text:p>173192919664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1/50/03/000/000/010 - SISTEMA DE AR CONDICIONADO - Sistema de ar condicionado HP MITS/BEHR Verificação. DI REF: MMA 21.50.03.211 // 21.50.03.211.002 // 21.50.03.211.003 - Executor: MV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197240">
            <text:p>1731929197240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4/33/00/000/000/010 - Bateria de emergência Teste de carga. FT PN BTS03A (704A46130053) // BTS14A (704A46130054) // BTS89A (704A46130042) REF: MMA 24.33.00.721 // 24.33.00.721.001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198479">
            <text:p>1731929198479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Prioridade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4/33/00/000/000/030 - Bateria de emergência Medição de capacidade. DI PN BTS03A (704A46130053) / BTS14A (704A46130054) / BTS89A (704A46130042) REF: MMA 24.33.00.611 / 24.33.00.611.008 - Executor: VN</text:p>
          </table:table-cell>
          <table:table-cell office:value-type="string">
            <text:p>Lançar ferramentas<text:line-break/>Prioridade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34863707">
            <text:p>1731934863707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Prioridade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5/31/03/000/000/010 - Gancho de 3,8 t - Sistema de pesagem Calibragem. RIG REF: MMA 25.31.03.821 *Obs1: (Realizar teste do sistema de indicação de peso da ANV) - Executor: VN</text:p>
          </table:table-cell>
          <table:table-cell office:value-type="string">
            <text:p>Lançar ferramentas<text:line-break/>Prioridade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34872695">
            <text:p>1731934872695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5/64/05/000/000/050 - GUINCHO - Instalação do guincho Testes funcionais do sistema de alijamento. FT REF: MMA 25.64.05.723 - Executor: VN CQ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199941">
            <text:p>1731929199941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6/21/00/000/000/080 - SISTEMA DE EXTINÇÃO DE FOGO DO MOTOR Verificação do sistema, dos extintores, das tubulações e dos difusores. GVI REF: MMA 26.21.00.211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200448">
            <text:p>1731929200448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6/24/01/000/000/030 - SISTEMA DE EXTINÇÃO DE FOGO DA APU Inspeção visual. DI Garrafa equipada com manômetro. REF: MMA 26.24.01.211 // 26.24.01.211.002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201748">
            <text:p>1731929201748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8/42/01/000/000/000 - Fluxômetro digital de combustível Inspeção visual. GVI REF: MMA 28.42.01.211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205766">
            <text:p>173192920576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0/21/00/000/000/030 - TAPETE TÉRMICO DA ENTRADA DE AR - Entradas de ar do motor e sistema de tapetes térmicos Inspeção. DI REF: CMM 30.29.95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58354">
            <text:p>1731929058354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0/21/00/000/000/040 - TAPETE TÉRMICO DA ENTRADA DE AR Teste funcional. FT REF: MMA 30.21.01.721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57676">
            <text:p>173192905767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0/21/00/000/000/060 - TAPETE TÉRMICO DA ENTRADA DE AR Inspeção da cablagem e teste de isolamento. DI PÓS MOD 332P083234 &amp; PRÉ MOD 0726540. REF: MMA 30.21.01.751 // 30.21.01.751.001 // 30.21.01.751.003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203392">
            <text:p>1731929203392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0/21/00/000/000/080 - TAPETE TÉRMICO DA ENTRADA DE AR Inspeção visual da parte móvel da cablagem. VC POST MOD 0726540 REF: MMA 30.21.01.751 // 30.21.01.751.002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56126">
            <text:p>1731929056126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41020298</text:p>
          </table:table-cell>
          <table:table-cell office:value-type="float" office:value="1723680000000">
            <text:p>17236800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0/22/00/000/000/010 - ENTRADA DE AR POLIVALENTE ELÉTRICA - Junta da ogivaInspeção detalhada. DIREF: MMA 30.22.01.212 - Executor: VN SV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55240">
            <text:p>1731929055240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2/30/00/000/000/020 - BAIXAMENTO E RECOLHIMENTO - Trem de pouso Teste de segurança no solo. FT REF: MMA 32.30.00.751 // 32.30.00.751.002 - Executor: VN CQ SV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54753">
            <text:p>1731929054753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2/30/00/000/000/030 - BAIXAMENTO E RECOLHIMENTO - Trem de pouso Teste dos dispositivos de segurança da operação do trem de pouso. FT REF: MMA 32.30.00.722 - Executor: VN CQ SV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52683">
            <text:p>1731929052683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Em Exec.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4/11/00/671/000/000 - INSTRUMENTOS DO SISTEMA ANEMOBAROMÉTRICO - Sistema de dados anemobarométricos Secagem. CLN REF: MMA 34.11.00.671 - Executor: VN</text:p>
          </table:table-cell>
          <table:table-cell office:value-type="string">
            <text:p>JÁ EXECUTADO PLUGAR CONECTORES E LANÇAR SERVIÇO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52085">
            <text:p>1731929052085</text:p>
          </table:table-cell>
          <table:table-cell office:value-type="string">
            <text:p>9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4/11/00/791/000/000 - INSTRUMENTOS DO SISTEMA ANEMOBAROMÉTRICO - Sistema de dados anemobarométricos Teste. DI REF: MMA 34.11.00.791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51471">
            <text:p>1731929051471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4/42/03/211/000/000 - RADAR METEOROLÓGICO - Radar 1600 Verificação. DI REF: MMA 34.42.03.211 // 34.42.03.211.001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50763">
            <text:p>1731929050763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9/21/01/000/000/000 - APU - Unidade de energia auxiliar Inspeção da instalação. DI REF: MMA 49.21.01.211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50252">
            <text:p>1731929050252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52/72/00/000/000/010 - SISTEMA DE INDICAÇÃO DE ABERTURA DOS CAPÔS E PORTAS - Porta da tomada da fonte externa Teste de indicação. FT REF: MMA 52.72.00.821 // 52.72.00.731.002 - Executor: SV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49662">
            <text:p>1731929049662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52/72/00/000/000/020 - SISTEMA DE INDICAÇÃO DE ABERTURA DOS CAPÔS E PORTAS - Porta do compartimento traseiro Teste de indicação. FT REF: MMA 52.72.00.821 // 52.72.00.731.004 - Executor: SV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48239">
            <text:p>1731929048239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52/72/00/000/000/030 - SISTEMA DE INDICAÇÃO DE ABERTURA DOS CAPÔS E PORTAS - Escotilha dianteira esquerda Teste de indicação. FT REF: MMA 52.72.00.821 // 52.72.00.731.005 - Executor: VN SV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47493">
            <text:p>1731929047493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64/20/00/000/050/030 - SISTEMA DE TRANSMISSÃO DO ROTOR DE CAUDA - Tranças de metalização Inspeção detalhada. DI REF. MMA 64.20.00.213 / 64.20.00.213.123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46895">
            <text:p>1731929046895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98">
            <text:p>41020298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67/00/00/000/000/000 - COMANDOS DE VOO DOS ROTORES - Cadeia de comando de voo do rotor Inspeção do estado. DI REF: MMA 67.00.00.221 // 67.00.00.221.001 - Executor: MV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45040">
            <text:p>1731929045040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00">
            <text:p>41020300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CUMPRIR INSPEÇÃO DE 4 ANOS DA ANV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46288">
            <text:p>1731929046288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00">
            <text:p>41020300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3/51/00/000/000/000 - OPT - ILUMINAÇÃO DE EMERGÊNCIA Sistema de Iluminação de Saída de Emergência de Helicóptero (HEEL) Teste funcional. FT MMA 33.51.03.721 4 anos Ext: 146 d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43671">
            <text:p>1731929043671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00">
            <text:p>41020300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8/520/211/010 - Acelerômetros. PÓS MOD 0728703 &amp; PRÉ MOD 0728964. Inspeção visual e calibração dos acelerômetros FS1, FS2, FS3, FS4. VC|FT MMA 45.11.08.211, MMA 45.11.08.728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42114">
            <text:p>1731929042114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00">
            <text:p>41020300</text:p>
          </table:table-cell>
          <table:table-cell office:value-type="float" office:value="1723669200000">
            <text:p>1723669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8/520/211/020 - Acelerômetros. PÓS MOD 0728703. Inspeção visual e calibração dos acelerômetros SW1, SW2, CK1, CK2, CK3. VC|FT MMA 45.11.08.211, MMA 45.11.08.728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41559">
            <text:p>1731929041559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45">
            <text:p>41020345</text:p>
          </table:table-cell>
          <table:table-cell office:value-type="float" office:value="1724814000000">
            <text:p>17248140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ALTERNADORES P/N 30030-2 S/N 2718 E S/N 2726 DA MGB E ENVIAR PARA O PPU. MOTIVO: ESTOCAGEM. REF: MMA 24-21-00-061.</text:p>
          </table:table-cell>
          <table:table-cell office:value-type="string">
            <text:p>1- Realizada a remoção dos alternadores de PN: 30030-2 SN: 2718 e SN: 2726 e enviados para o PPU para estocagem.2- Ref: MMA 24-21-00-061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41041">
            <text:p>1731929041041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46">
            <text:p>41020346</text:p>
          </table:table-cell>
          <table:table-cell office:value-type="float" office:value="1724814000000">
            <text:p>17248140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ALTERNADORES P/N 30030-2 DIREITO E ESQUERDO DA MGB. MOTIVO: DISPONIBILIZAR ANV. REF: MMA 24-21-00-061.</text:p>
          </table:table-cell>
          <table:table-cell office:value-type="string">
            <text:p>Fazer o pedido dos sobressalentes orings<text:line-break/>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34973672">
            <text:p>1731934973672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347">
            <text:p>41020347</text:p>
          </table:table-cell>
          <table:table-cell office:value-type="float" office:value="1725332400000">
            <text:p>17253324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BATERIA DE EMERGÊNCIA PN BTS14A SN 2834 E ENVIAR PARA O PPU. MOTIVO: DISPONIBILIZAR ANV 7102.</text:p>
          </table:table-cell>
          <table:table-cell office:value-type="string">
            <text:p>Realizado remoção da BATERIA DE EMERGÊNCIA P/N BTS14A S/N 2834 de acordo com o MMA<text:s text:c="2"/>24-33-00-061 e enviado para o PPU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39628">
            <text:p>1731929039628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41020348</text:p>
          </table:table-cell>
          <table:table-cell office:value-type="float" office:value="1725408000000">
            <text:p>17254080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BATERIA DE EMERGÊNCIA PN BTS14A PROVENIENTE DO PPU. MOTIVO: ITEM REMOVIDO PARA DISPONIBILIZAR ANV 7102.</text:p>
          </table:table-cell>
          <table:table-cell office:value-type="string">
            <text:p/>
          </table:table-cell>
          <table:table-cell office:value-type="string">
            <text:p>[{"pim":"35167","nome":"BATERIA DE EMERGÊNCIA","tipo":"equipamento","quantidade":"01","PN":"BTS14A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35046236">
            <text:p>1731935046236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41020353</text:p>
          </table:table-cell>
          <table:table-cell office:value-type="float" office:value="1725494400000">
            <text:p>1725494400000</text:p>
          </table:table-cell>
          <table:table-cell office:value-type="string">
            <text:p>Pendente</text:p>
          </table:table-cell>
          <table:table-cell office:value-type="string">
            <text:p>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UBSTITUIR LÂMPADA BLUE LIGTH P/N 704A46-8310-17.MOTIVO: LÂMPADA QUEIMADA.REF.: MTC 20-80-20-437.</text:p>
          </table:table-cell>
          <table:table-cell office:value-type="string">
            <text:p>IPC 94-30-01-04-20</text:p>
          </table:table-cell>
          <table:table-cell office:value-type="string">
            <text:p>[{"pim":"35205","nome":"BLUE LIGHT","tipo":"sobressalente","quantidade":"01","PN":"704A46-8310-17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35158609">
            <text:p>1731935158609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356">
            <text:p>41020356</text:p>
          </table:table-cell>
          <table:table-cell office:value-type="float" office:value="1725937200000">
            <text:p>17259372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alizar remoção do conjunto caixa de junção ( PN 0177807670. SN 1187MA) e os 4 termopares (PN 9550179270, Sns 2819, 2811, 2810, 2816), do motor S/N 16051 e enviar para o PPU, Fim prontificar Anv 7108. REF MEM 77-21-00-900-801-C01.</text:p>
          </table:table-cell>
          <table:table-cell office:value-type="string">
            <text:p>1- Realizado remoção do conjunto caixa de junção ( PN 0177807670. SN 1187MA) e os 4 termopares (PN 9550179270, Sns 2819, 2811, 2810, 2816) e enviado para o PPU, fim prontificar ANV 7108;2- REF: MEM 77-21-00-900-801-C01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37116">
            <text:p>173192903711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57">
            <text:p>41020357</text:p>
          </table:table-cell>
          <table:table-cell office:value-type="float" office:value="1725937200000">
            <text:p>17259372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CABLAGEM P/N 0298750050 S/N 1045LAN DO MOTOR S/N 16051 E ENVIAR PARA O PPU. MOTIVO: DISPONIBILIZAR ANV 7108. REF.: MEM 71-51-00-280-801-A01.</text:p>
          </table:table-cell>
          <table:table-cell office:value-type="string">
            <text:p>1- Realizado remoção da<text:s text:c="2"/>CABLAGEM P/N 0298750050 S/N 1045LAN de acordo com o MEM 71-51-00-280-801-A01 e enviado para o PPU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36540">
            <text:p>1731929036540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58">
            <text:p>41020358</text:p>
          </table:table-cell>
          <table:table-cell office:value-type="float" office:value="1726002000000">
            <text:p>17260020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alizar instalação do conjunto caixa de junção ( PN 0177807670) e os 4 termopares (PN 9550179270) no motor S/N 16051, Fim prontificar Anv. REF MEM 77-21-00-900-801-C01.</text:p>
          </table:table-cell>
          <table:table-cell office:value-type="string">
            <text:p>suporte técnico solicitou fazer pedido da caixa pós TU 95 P/N 0177807880<text:s/>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35206921">
            <text:p>1731935206921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41020359</text:p>
          </table:table-cell>
          <table:table-cell office:value-type="float" office:value="1726012800000">
            <text:p>17260128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CABLAGEM P/N 0298750050 NO MOTOR S/N 16051. MOTIVO: DISPONIBILIZAR ANV. REF.: MEM 71-51-00-280-801-A01.</text:p>
          </table:table-cell>
          <table:table-cell office:value-type="string">
            <text:p>AGUARDANDO PEDIDO</text:p>
          </table:table-cell>
          <table:table-cell office:value-type="string">
            <text:p>[{"pim":"35310","nome":"cablagem","tipo":"sobressalente","quantidade":"1","PN":"0298750050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9592866">
            <text:p>1732019592866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360">
            <text:p>41020360</text:p>
          </table:table-cell>
          <table:table-cell/>
          <table:table-cell office:value-type="string">
            <text:p>Aberto</text:p>
          </table:table-cell>
          <table:table-cell office:value-type="string">
            <text:p>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SBEC 725 24-000-01 ED 001. MOTIVO: RECOMENDAÇÃO DA EMPRESA AIRBUS HELICOPTERS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33267">
            <text:p>173192903326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61">
            <text:p>41020361</text:p>
          </table:table-cell>
          <table:table-cell office:value-type="float" office:value="1726088400000">
            <text:p>17260884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UNIDADE DE ALIJAMENTO DA CPI PN 503-21-1 SN 674 E ENVIAR PARA O PPU. MOTIVO: PRONTIFICAR ANV 7108. REFERÊNCIA: MMA 25-66-16-062.</text:p>
          </table:table-cell>
          <table:table-cell office:value-type="string">
            <text:p>1- Realizado remoção da UNIDADE DE ALIJAMENTO DA CPI PN 503-21-1 SN 674 e enviado para o PPU. REFERÊNCIA: MMA 25-66-16-062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32623">
            <text:p>1731929032623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62">
            <text:p>41020362</text:p>
          </table:table-cell>
          <table:table-cell office:value-type="float" office:value="1726088400000">
            <text:p>17260884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UNIDADE DE ALIJAMENTO DA CPI PN 503-21-1. MOTIVO: PRONTIFICAR ANV. REFERÊNCIA: MMA 25-66-16-062.</text:p>
          </table:table-cell>
          <table:table-cell office:value-type="string">
            <text:p>A CPI ESTÁ GUARDADA NO ARMÁRIO DO VN<text:line-break/>LANÇAR PEDIDOS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35316408">
            <text:p>1731935316408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363">
            <text:p>41020363</text:p>
          </table:table-cell>
          <table:table-cell office:value-type="float" office:value="1726088400000">
            <text:p>17260884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MFDAU HUMS P/N 704A49430079 SN 3553, E ENVIAR PARA O PPU. MOTIVO: DISPONIBILIZAR A ANV 7108.<text:s text:c="2"/>REF.: MMA 31-72-00-061.</text:p>
          </table:table-cell>
          <table:table-cell office:value-type="string">
            <text:p>1- Realizado remoção do MFDAU HUMS P/N 360-00700-204 S/N 3553 de acordo com o MMA 31-72-00-061 e enviado para o PPU;2- Configurações: CONFIG: 332A673933.14 / ICT: 707A49438713 / DFS: 707A49438714 / ACMS: 707A49438548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31465">
            <text:p>1731929031465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41020364</text:p>
          </table:table-cell>
          <table:table-cell office:value-type="float" office:value="1726099200000">
            <text:p>17260992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MFDAU HUMS P/N 704A49430079. MOTIVO: DISPONIBILIZAR A ANV.<text:s text:c="2"/>REF.: MMA 31-72-00-061.</text:p>
          </table:table-cell>
          <table:table-cell office:value-type="string">
            <text:p>AGUARDANDO PEDIDO</text:p>
          </table:table-cell>
          <table:table-cell office:value-type="string">
            <text:p>[{"pim":"35340","nome":"MFDAU","tipo":"equipamento","quantidade":"","PN":"704A49430079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9832422">
            <text:p>1732019832422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365">
            <text:p>41020365</text:p>
          </table:table-cell>
          <table:table-cell office:value-type="float" office:value="1726088400000">
            <text:p>17260884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MFDAU FDRS P/N 704A49430079 SN 3551, E ENVIAR PARA O PPU. MOTIVO: DISPONIBILIZAR A ANV 7108.<text:s text:c="2"/>REF.: MMA 31-72-00-061.</text:p>
          </table:table-cell>
          <table:table-cell office:value-type="string">
            <text:p>1- Realizado remoção do MFDAU FDRS P/N 360-00700-204 S/N 3551 de acordo com o MMA 31-72-00-061 e enviado para o PPU;2- Configurações: CONFIG: 332P673906.14 / ICT: 707A49438711 / DFS: 707A49438712 / ACMS: 707A49438548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29162">
            <text:p>1731929029162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41020366</text:p>
          </table:table-cell>
          <table:table-cell office:value-type="float" office:value="1726099200000">
            <text:p>17260992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MFDAU FDRS P/N 704A49430079. MOTIVO: DISPONIBILIZAR A ANV.<text:s text:c="2"/>REF.: MMA 31-72-00-061.</text:p>
          </table:table-cell>
          <table:table-cell office:value-type="string">
            <text:p>AGUARDANDO PEDIDO</text:p>
          </table:table-cell>
          <table:table-cell office:value-type="string">
            <text:p>[{"pim":"35341","nome":"MFDAU FDRS","tipo":"sobressalente","quantidade":"","PN":"704A49430079","PNA":"360-00700-204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20109645">
            <text:p>1732020109645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367">
            <text:p>41020367</text:p>
          </table:table-cell>
          <table:table-cell office:value-type="float" office:value="1726088400000">
            <text:p>17260884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VPU PN 704A49430069 S/N AJ15574 E ENVIAR PARA O PPU. MOTIVO: PRONTIFICAR ANV 7108.<text:s text:c="2"/>REF: MMA 45-11-08-061.</text:p>
          </table:table-cell>
          <table:table-cell office:value-type="string">
            <text:p>1- Realizado remoção da VPU P/N 241-271-006-013 S/N AJ15574 (REF.: 332P673905.04) e enviado para o PPU. REF: MMA 45-11-08-061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27900">
            <text:p>173192902790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41020368</text:p>
          </table:table-cell>
          <table:table-cell office:value-type="float" office:value="1726099200000">
            <text:p>17260992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VPU PN 704A49430069. MOTIVO: PRONTIFICAR ANV.<text:s text:c="2"/>REF: MMA 45-11-08-061.</text:p>
          </table:table-cell>
          <table:table-cell office:value-type="string">
            <text:p>AGUARDANDO PEDIDO</text:p>
          </table:table-cell>
          <table:table-cell office:value-type="string">
            <text:p>[{"pim":"35342","nome":"VPU","tipo":"sobressalente","quantidade":"1","PN":"704A49430069","PNA":"241-271-006-013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20282618">
            <text:p>1732020282618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369">
            <text:p>41020369</text:p>
          </table:table-cell>
          <table:table-cell office:value-type="float" office:value="1726088400000">
            <text:p>17260884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A UNIDADE DO ALARME DE PRESSÃO DA MGB PN: SE19226 S/N 448 E ENVIAR PARA O PPU. MOTIVO: PRONTIFICAR A AERONAVE 7108.</text:p>
          </table:table-cell>
          <table:table-cell office:value-type="string">
            <text:p>1- Realizado remoção da UNIDADE DO ALARME DE PRESSÃO DA MGB PN: SE19226 S/N 448QA e enviado para o PPU.2- Ref.: MMA 31-72-00-061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25081">
            <text:p>173192902508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41020370</text:p>
          </table:table-cell>
          <table:table-cell office:value-type="float" office:value="1726099200000">
            <text:p>17260992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A UNIDADE DO ALARME DE PRESSÃO DA MGB PN: SE19226. MOTIVO: PRONTIFICAR A AERONAVE.</text:p>
          </table:table-cell>
          <table:table-cell office:value-type="string">
            <text:p>AGUARDANDO PEDIDOS</text:p>
          </table:table-cell>
          <table:table-cell office:value-type="string">
            <text:p>[{"pim":"35343","nome":"UNIDADE DO ALARME DE PRESSÃO ","tipo":"equipamento","quantidade":"1","PN":"SE19226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20559219">
            <text:p>1732020559219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371">
            <text:p>41020371</text:p>
          </table:table-cell>
          <table:table-cell office:value-type="float" office:value="1726088400000">
            <text:p>17260884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BOX SWITCHING LIGHT PN SE05251<text:s text:c="2"/>(33LM) E ENVIAR PARA O PPU. MOTIVO: PRONTIFICAR ANV 7108. REF.: MTC 20-80-20-413</text:p>
          </table:table-cell>
          <table:table-cell office:value-type="string">
            <text:p>1- Realizado remoção da BOX SWITCHING LIGHT P/N SE05251 (33LM) S/N 213 e enviada para o PPU. REF.: MTC 20-80-20-413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23907">
            <text:p>1731929023907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41020372</text:p>
          </table:table-cell>
          <table:table-cell office:value-type="float" office:value="1726099200000">
            <text:p>17260992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BOX SWITCHING LIGHT PN SE05251<text:s text:c="2"/>(33LM). MOTIVO: PRONTIFICAR ANV. REF.: MTC 20-80-20-413</text:p>
          </table:table-cell>
          <table:table-cell office:value-type="string">
            <text:p>AGUARDANDO PEDIDO</text:p>
          </table:table-cell>
          <table:table-cell office:value-type="string">
            <text:p>[{"pim":"35344","nome":" BOX SWITCHING LIGHT","tipo":"equipamento","quantidade":"1","PN":"SE05251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20741441">
            <text:p>1732020741441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373">
            <text:p>41020373</text:p>
          </table:table-cell>
          <table:table-cell office:value-type="float" office:value="1726088400000">
            <text:p>17260884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REMOVER CABLAGEM E ACELERÔMETRO 12RK1 E ENVIAR PARA O PPU.MOTIVO: PRONTIFICAR ANV 7108.REFERÊNCIA: MMA 45-11-08-067.</text:p>
          </table:table-cell>
          <table:table-cell office:value-type="string">
            <text:p>1- Realizada remoção da cablagem e acelerômetro 12RK1 PN: 6251M4 SN: 21225 de acordo com o MMA 45-11-08-067;2- Equipamento enviado ao PPU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22546">
            <text:p>173192902254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74">
            <text:p>41020374</text:p>
          </table:table-cell>
          <table:table-cell office:value-type="float" office:value="1726088400000">
            <text:p>17260884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INSTALAR CABLAGEM E ACELERÔMETRO 12RK1. MOTIVO: PRONTIFICAR ANV. REFERÊNCIA: MMA 45-11-08-067.</text:p>
          </table:table-cell>
          <table:table-cell office:value-type="string">
            <text:p>35378 – Acelerômetro35379 – Cablagem acelerômetro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21395">
            <text:p>1731929021395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75">
            <text:p>41020375</text:p>
          </table:table-cell>
          <table:table-cell office:value-type="float" office:value="1726088400000">
            <text:p>17260884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REMOVER MICROSWITCH PN 83133-0 DO TRIM COLL "UP" DE 2P E ENVIAR PARA O PPU. MOTIVO: PRONTIFICAR A ANV 7108. REFERÊNCIA: ECMM 67-12-92.</text:p>
          </table:table-cell>
          <table:table-cell office:value-type="string">
            <text:p>1- Realizado remoção da MICROSWITCH PN 83133-0 DO TRIM COLL "UP" DE 2P e enviado para o PPU. REFERÊNCIA: ECMM 67-12-92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20534">
            <text:p>1731929020534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76">
            <text:p>41020376</text:p>
          </table:table-cell>
          <table:table-cell office:value-type="float" office:value="1726088400000">
            <text:p>17260884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INSTALAR MICROSWITCH PN 83133-0 DO TRIM COLL "UP" DE 2P. MOTIVO: PRONTIFICAR A ANV. REFERÊNCIA: ECMM 67-12-92.</text:p>
          </table:table-cell>
          <table:table-cell office:value-type="string">
            <text:p>35427 – MICROSWICTH35428 – PLAQUINHA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19796">
            <text:p>173192901979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77">
            <text:p>41020377</text:p>
          </table:table-cell>
          <table:table-cell office:value-type="float" office:value="1726088400000">
            <text:p>17260884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R TRANSCEPTOR DO RADALT PN: 9599-607-18503 S/N 05029 E ENVIAR PARA O PPU. MOTIVO: PRONTIFICAR AERONAVE 7108.</text:p>
          </table:table-cell>
          <table:table-cell office:value-type="string">
            <text:p>1- Realizado remoção do TRANSCEPTOR DO RADALT PN: 9599-607-18503 S/N 05029 e enviado para o PPU. Ref.: MMA 34-41-01-061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16507">
            <text:p>1731929016507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41020378</text:p>
          </table:table-cell>
          <table:table-cell office:value-type="float" office:value="1726099200000">
            <text:p>17260992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TRANSCEPTOR DO RADALT PN: 9599-607-18503 . MOTIVO: PRONTIFICAR AERONAVE.</text:p>
          </table:table-cell>
          <table:table-cell office:value-type="string">
            <text:p>AGUARDANDO PEDIDO</text:p>
          </table:table-cell>
          <table:table-cell office:value-type="string">
            <text:p>[{"pim":"35345","nome":"TRANSCEPTOR DO RADALT","tipo":"equipamento","quantidade":"1","PN":"9599-607-18503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9259815">
            <text:p>1732019259815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379">
            <text:p>41020379</text:p>
          </table:table-cell>
          <table:table-cell office:value-type="float" office:value="1726174800000">
            <text:p>17261748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REMOVER SONDA DE TEMPERATURA PN:C16196AB S/N 11457 E ENVIAR PARA O PPU. MOTIVO: PRONTIFICAR A AERONAVE 7108. REF.: MMA 34-12-00-061.</text:p>
          </table:table-cell>
          <table:table-cell office:value-type="string">
            <text:p>1-<text:s text:c="2"/>Realizado remoção da SONDA DE TEMPERATURA PN:C16196AB S/N 11457 e enviado para o PPU. REF.: MMA 34-12-00-061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15335">
            <text:p>1731929015335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41020380</text:p>
          </table:table-cell>
          <table:table-cell office:value-type="float" office:value="1726185600000">
            <text:p>17261856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INSTALAR SONDA DE TEMPERATURA PN: C16196AB. MOTIVO: PRONTIFICAR A AERONAVE. REF.: MMA 34-12-00-061.</text:p>
          </table:table-cell>
          <table:table-cell office:value-type="string">
            <text:p>AGUARDANDO PEDIDOS</text:p>
          </table:table-cell>
          <table:table-cell office:value-type="string">
            <text:p>[{"pim":"35359","nome":"SONDA DE TEMPERATURA","tipo":"equipamento","quantidade":"1","PN":"C16196AB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20979471">
            <text:p>1732020979471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381">
            <text:p>41020381</text:p>
          </table:table-cell>
          <table:table-cell office:value-type="float" office:value="1726174800000">
            <text:p>17261748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REMOVER FAROL INFRA-RED PN 4384445 E ENVIAR PARA O PPU. MOTIVO: DISPONIBILIZAR A AERONAVE 7108. REFERÊNCIA: MMA 33-43-02-061.</text:p>
          </table:table-cell>
          <table:table-cell office:value-type="string">
            <text:p>1- Realizado remoção do FAROL INFRA-RED P/N 4384445 S/N 100085 e enviado para o PPU. Red.: MMA 33-43-02-061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14231">
            <text:p>1731929014231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82">
            <text:p>41020382</text:p>
          </table:table-cell>
          <table:table-cell office:value-type="float" office:value="1726174800000">
            <text:p>17261748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INSTALAR FAROL INFRA-RED PN 4384445. MOTIVO: DISPONIBILIZAR A AERONAVE. REFERÊNCIA: MMA 33-43-02-061.</text:p>
          </table:table-cell>
          <table:table-cell office:value-type="string">
            <text:p>PEDIR KNOB NESSE PN: C2BT8833-A41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13676">
            <text:p>173192901367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83">
            <text:p>41020383</text:p>
          </table:table-cell>
          <table:table-cell office:value-type="float" office:value="1726520400000">
            <text:p>17265204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REMOVER TRANSCEPTOR DO RÁDIO HF PN 822-1069-002 SN: 45C106 E ENVIAR AO PPU. MOTIVO: PRONTIFICAR ANV 7108. REFERÊNCIA: MMA 23-11-12-061.</text:p>
          </table:table-cell>
          <table:table-cell office:value-type="string">
            <text:p>1- Realizado remoção do TRANSCEPTOR DO RÁDIO HF PN 822-1069-002 SN: 45C106 e enviado para o PPU. REFERÊNCIA: MMA 23-11-12-061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13177">
            <text:p>1731929013177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41020384</text:p>
          </table:table-cell>
          <table:table-cell office:value-type="float" office:value="1726531200000">
            <text:p>17265312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INSTALAR TRANSCEPTOR DO RÁDIO HF PN 822-1069-002. MOTIVO: PRONTIFICAR ANV. REFERÊNCIA: MMA 23-11-12-061.</text:p>
          </table:table-cell>
          <table:table-cell office:value-type="string">
            <text:p>AGUARDANDO PEDIDOS</text:p>
          </table:table-cell>
          <table:table-cell office:value-type="string">
            <text:p>[{"pim":"35420","nome":"TRANSCEPTOR DO RÁDIO HF","tipo":"equipamento","quantidade":"1","PN":"822-1069-002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21513019">
            <text:p>1732021513019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399">
            <text:p>41020399</text:p>
          </table:table-cell>
          <table:table-cell office:value-type="float" office:value="1728507600000">
            <text:p>17285076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REALIZAR REMOÇÃO DO FAN DO FILTRO DE AR DA APU PN QB15968, SN 13J0133 PROVENIENTE DO PPU. MOTIVO: ITEM REMOVIDO PARA PRONTIFICAR ANV 7108. REFERÊNCIA: MMA CUSTO 49-21-02-061.</text:p>
          </table:table-cell>
          <table:table-cell office:value-type="string">
            <text:p><text:s/>1- Realizado remoção do FAN DO FILTRO DE AR DA APU PN QB15968, SN 13J0133 e enviado para o PPU. REFERÊNCIA: MMA CUSTO 49-21-02-061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11726">
            <text:p>1731929011726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41020400</text:p>
          </table:table-cell>
          <table:table-cell office:value-type="float" office:value="1728518400000">
            <text:p>17285184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INSTALAR FAN DO FILTRO DE AR DA APU PN QB15968 PROCEDENTE DO PPU. MOTIVO: ITEM REMOVIDO PARA PRONTIFICAR ANV 7202. REFERÊNCIA: MMA CUSTO 49-21-02-061.</text:p>
          </table:table-cell>
          <table:table-cell office:value-type="string">
            <text:p>AGUARDANDO PEDIDOS</text:p>
          </table:table-cell>
          <table:table-cell office:value-type="string">
            <text:p>[{"pim":"35717","nome":"fan","tipo":"equipamento","quantidade":"1","PN":"QB15968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21504681">
            <text:p>1732021504681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405">
            <text:p>41020405</text:p>
          </table:table-cell>
          <table:table-cell office:value-type="float" office:value="1728507600000">
            <text:p>17285076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ALIZAR REMOÇÃO GPS CMA-3024 PN 100-601944-100, SN 17034118, E ENVIAR PARA O PPU.<text:s text:c="2"/>MOTIVO: DISPONIBILIZAR ANV 7108.<text:s text:c="2"/>REFERÊNCIA: MMA 34-57-01-061.</text:p>
          </table:table-cell>
          <table:table-cell office:value-type="string">
            <text:p>1- Realizado remoção do GPS CMA-3024 PN 100-601944-100, SN 17034118, e enviado apr ao PPU. REFERÊNCIA: MMA 34-57-01-061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10055">
            <text:p>1731929010055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41020407</text:p>
          </table:table-cell>
          <table:table-cell office:value-type="float" office:value="1728518400000">
            <text:p>17285184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ALIZAR INSTALAÇÃO GPS CMA-3024 PN 100-601944-100 PROCEDENTE DO PPU.<text:s text:c="2"/>MOTIVO: DISPONIBILIZAR ANV.<text:s text:c="2"/>REFERÊNCIA: MMA 34-57-01-061.</text:p>
          </table:table-cell>
          <table:table-cell office:value-type="string">
            <text:p>AGUARDANDO PEDIDOS</text:p>
          </table:table-cell>
          <table:table-cell office:value-type="string">
            <text:p>[{"pim":"35718","nome":"GPS","tipo":"equipamento","quantidade":"","PN":"100-601944-100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21380099">
            <text:p>1732021380099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426">
            <text:p>41020426</text:p>
          </table:table-cell>
          <table:table-cell office:value-type="float" office:value="1728939600000">
            <text:p>17289396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alizar remoção da<text:s text:c="2"/>CABLAGEM DO ACELEROMETRO A RÉ, PN 922-340-000-121, MOTOR#2 e enviar para o PPU. FIM prontificar anv 7108.</text:p>
          </table:table-cell>
          <table:table-cell office:value-type="string">
            <text:p>1- Realizado remoção da CABLAGEM DO ACELERÔMETRO A RÉ PN 922-340-000-121, SN AL63843 DO MOTOR #2, e enviado para o PPU, FIM prontificar anv 7108;2- REF MMA:45-11-08-067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05627">
            <text:p>1731929005627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41020427</text:p>
          </table:table-cell>
          <table:table-cell office:value-type="float" office:value="1728950400000">
            <text:p>17289504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alizar instalação da<text:s text:c="2"/>CABLAGEM DO ACELEROMETRO A RÉ, PN 922-340-000-121, MOTOR#2. FIM prontificar anv.</text:p>
          </table:table-cell>
          <table:table-cell office:value-type="string">
            <text:p>AGUARDANDO PEDIDOS</text:p>
          </table:table-cell>
          <table:table-cell office:value-type="string">
            <text:p>[{"pim":"35923","nome":"CABLAGEM DO ACELEROMETRO","tipo":"equipamento","quantidade":"1","PN":"922-340-000-121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21480767">
            <text:p>1732021480767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433">
            <text:p>41020433</text:p>
          </table:table-cell>
          <table:table-cell office:value-type="float" office:value="1729026000000">
            <text:p>17290260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MICROSWITCH DO FREIO ROTOR P/N 332A60-1797-0001. MOTIVO: DISPONIBILIZAR ANV.REF.: MMA 63-25-00-064</text:p>
          </table:table-cell>
          <table:table-cell office:value-type="string">
            <text:p>PIM 35866 P/N 332A60-1797-000 – switch (pendente)PIM 35867 P/N C635A1107201 – porca especialPIM 35868 P/N C635A1108201 – arruela travaPIM 35869 C635A1110201 – espaçadorPIM 35866 lançado na planilha de controle de pedidos do planejamento em 16/10/2024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04291">
            <text:p>1731929004291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37">
            <text:p>41020437</text:p>
          </table:table-cell>
          <table:table-cell office:value-type="float" office:value="1729198800000">
            <text:p>17291988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alizar remoção da TAU PN 704A47134206, SN 503 e enviar para o PPU. FIM prontificar ANV 7108.</text:p>
          </table:table-cell>
          <table:table-cell office:value-type="string">
            <text:p>1- Realizado remoção da TAU P/N 704A-47134206( PN EQ: SE16601 ), S/N 503, e enviado para PPU;2- REF MMA 30-00-00-612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03638">
            <text:p>1731929003638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41020438</text:p>
          </table:table-cell>
          <table:table-cell office:value-type="float" office:value="1729209600000">
            <text:p>17292096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alizar instalação da TAU PN 704A47134206, proveniente do PPU. FIM prontificar ANV.</text:p>
          </table:table-cell>
          <table:table-cell office:value-type="string">
            <text:p>AGUARDANDO PEDIDOS</text:p>
          </table:table-cell>
          <table:table-cell office:value-type="string">
            <text:p>[{"pim":"35922","nome":"TAU","tipo":"equipamento","quantidade":"1","PN":"SE16601","PNA":"704A47134206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21621569">
            <text:p>1732021621569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443">
            <text:p>41020443</text:p>
          </table:table-cell>
          <table:table-cell office:value-type="float" office:value="1729544400000">
            <text:p>1729544400000</text:p>
          </table:table-cell>
          <table:table-cell office:value-type="string">
            <text:p>Fechado</text:p>
          </table:table-cell>
          <table:table-cell office:value-type="string">
            <text:p>Restrito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ALIZAR REMOÇÃO DA LUZ DE FORMAÇÃO, PN S334A40A1000, SN 22A9767 E ENVIAR PARA O PPU. MOTIVO: PRONTIFICAR ANV 7108 REF: MMA 33-44-01 -061</text:p>
          </table:table-cell>
          <table:table-cell office:value-type="string">
            <text:p>1- Realizado remoção da LUZ DE FORMAÇÃO, PN S334A40A1000, SN 22A9767 de acordo com o MMA 33-44-01 -061 e enviado para o PPU.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9002425">
            <text:p>1731929002425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41020444</text:p>
          </table:table-cell>
          <table:table-cell office:value-type="float" office:value="1729555200000">
            <text:p>1729555200000</text:p>
          </table:table-cell>
          <table:table-cell office:value-type="string">
            <text:p>Pendente</text:p>
          </table:table-cell>
          <table:table-cell office:value-type="string">
            <text:p>Restri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ALIZAR INSTALAÇÃO DA LUZ DE FORMAÇÃO, PN S334A40A1000 PROVENIENTE DO PPU. MOTIVO: PRONTIFICAR ANV. REF: MMA 33-44-01 -061</text:p>
          </table:table-cell>
          <table:table-cell office:value-type="string">
            <text:p>AGUARDANDO PEDIDOS</text:p>
          </table:table-cell>
          <table:table-cell office:value-type="string">
            <text:p>[{"pim":"35997","nome":"LUZ DE FORMAÇÃO","tipo":"equipamento","quantidade":"1","PN":"S334A40A1000","PNA":"","manual":"","observacao":"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21769055">
            <text:p>1732021769055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OFVN0039</text:p>
          </table:table-cell>
          <table:table-cell office:value-type="float" office:value="1727902800000">
            <text:p>1727902800000</text:p>
          </table:table-cell>
          <table:table-cell office:value-type="string">
            <text:p>Em Exec.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s/>CONFIGURAR PRÉ MOD. SB 63-007 NA MGB PN 332A32-5013-05 SN M5018. MOTIVO: ITEM REMOVIDO DA N-4102 (PÓS MOD) E SERÁ INSTALADO NA N-4101 (PRÉ MOD). REF: SB 63-007</text:p>
          </table:table-cell>
          <table:table-cell office:value-type="string">
            <text:p>CABLAGEM ESTÁ NO ARMÁRIO VN<text:s/>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35711440">
            <text:p>1731935711440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448">
            <text:p>41020448</text:p>
          </table:table-cell>
          <table:table-cell/>
          <table:table-cell office:value-type="string">
            <text:p>Em Exec.</text:p>
          </table:table-cell>
          <table:table-cell office:value-type="string">
            <text:p>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UBSTITUIR SWITCH DO CRANCK. MOTIVO: SWITCH INOPERANTE.REF.: MTC 20-80-20-437</text:p>
          </table:table-cell>
          <table:table-cell office:value-type="string">
            <text:p>OBS.: TESTAR A CAIXA DO CRANCK NOVAMENTE ANTES DE SUBSTITUIR A SWITCH<text:line-break/>FAZER PIM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35752706">
            <text:p>1731935752706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278">
            <text:p>41020278</text:p>
          </table:table-cell>
          <table:table-cell office:value-type="float" office:value="1723582800000">
            <text:p>17235828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 HB-1021-I-20 - MMA 52-23-00-211-002 e 53-23-00-211-003 e MMA 63-11-00-221 e 63-11-00-101. CARTÕES INCLUÍDOS CONFORME DETERMINAÇÃO DO CQ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28998588">
            <text:p>1731928998588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279">
            <text:p>41020279</text:p>
          </table:table-cell>
          <table:table-cell office:value-type="float" office:value="1723582800000">
            <text:p>1723582800000</text:p>
          </table:table-cell>
          <table:table-cell office:value-type="string">
            <text:p>Fechado</text:p>
          </table:table-cell>
          <table:table-cell office:value-type="string">
            <text:p>Restrito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1 ANO / 250 HORAS DA APU SN 1018 CONFORME ANEXO.</text:p>
          </table:table-cell>
          <table:table-cell office:value-type="string">
            <text:p>Pertence ao MV<text:line-break/>Fechado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35990094">
            <text:p>1731935990094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283">
            <text:p>41020283</text:p>
          </table:table-cell>
          <table:table-cell office:value-type="float" office:value="1723582800000">
            <text:p>17235828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1 ANO / 1200 HORAS DA AERONAVE CONFORME ANEXO.</text:p>
          </table:table-cell>
          <table:table-cell office:value-type="string">
            <text:p>Pertence ao SV<text:line-break/>Fechado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36018439">
            <text:p>1731936018439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286">
            <text:p>41020286</text:p>
          </table:table-cell>
          <table:table-cell office:value-type="float" office:value="1723669200000">
            <text:p>17236692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36 MESES / 1200 HORAS NO MOTOR MAKILA 2A1 SN 16051 E 16050 CONFORME ANEXO.</text:p>
          </table:table-cell>
          <table:table-cell office:value-type="string">
            <text:p>Pertence ao MV<text:line-break/>Fechado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36039124">
            <text:p>1731936039124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289">
            <text:p>41020289</text:p>
          </table:table-cell>
          <table:table-cell office:value-type="float" office:value="1723669200000">
            <text:p>17236692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1 ANO / 300 HORAS DA ANV.</text:p>
          </table:table-cell>
          <table:table-cell office:value-type="string">
            <text:p>Não tem tarefas de VN<text:line-break/>Fechado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36099522">
            <text:p>1731936099522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299">
            <text:p>41020299</text:p>
          </table:table-cell>
          <table:table-cell office:value-type="float" office:value="1723669200000">
            <text:p>17236692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>VRF</text:p>
          </table:table-cell>
          <table:table-cell office:value-type="string">
            <text:p/>
          </table:table-cell>
          <table:table-cell office:value-type="string">
            <text:p>CUMPRIR INSPEÇÃO DE 4 ANOS / 600 HORAS DA AERONAVE CONFORME ANEXO.</text:p>
          </table:table-cell>
          <table:table-cell office:value-type="string">
            <text:p>Não tem cartões VN<text:line-break/>Fechado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2998642">
            <text:p>1732012998642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301">
            <text:p>41020301</text:p>
          </table:table-cell>
          <table:table-cell office:value-type="float" office:value="1723669200000">
            <text:p>17236692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>VRF</text:p>
          </table:table-cell>
          <table:table-cell office:value-type="string">
            <text:p/>
          </table:table-cell>
          <table:table-cell office:value-type="string">
            <text:p>CUMPRIR INSPEÇÃO DE 2 ANOS / 800 HORAS DA ANV CONFORME ANEXO.</text:p>
          </table:table-cell>
          <table:table-cell office:value-type="string">
            <text:p>não tem cartões vn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5506560">
            <text:p>1732015506560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389">
            <text:p>41020389</text:p>
          </table:table-cell>
          <table:table-cell office:value-type="float" office:value="1727125200000">
            <text:p>1727125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ERIFICAR A PINAGEM CORRETA DOS MÓDULOS DE DIODO 694VT DAS AERONAVES UH-15.<text:s text:c="2"/>MOTIVO: PAPREC 1022/24 RFIA 26/2024 - DAERM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5638858">
            <text:p>1732015638858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96">
            <text:p>41020396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10 HORAS DA AERONAVE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5643571">
            <text:p>1732015643571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399">
            <text:p>41020399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15H / 7D DO APU SN 1018 ,CONFORME ANEXO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5672540">
            <text:p>1732015672540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01">
            <text:p>41020401</text:p>
          </table:table-cell>
          <table:table-cell office:value-type="float" office:value="1728421200000">
            <text:p>17284212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>VRF</text:p>
          </table:table-cell>
          <table:table-cell office:value-type="string">
            <text:p/>
          </table:table-cell>
          <table:table-cell office:value-type="string">
            <text:p>CUMPRIR INSPEÇÃO DE 100 HORAS / 6 MESES DA AERONAVE CONFORME ANEXO.</text:p>
          </table:table-cell>
          <table:table-cell office:value-type="string">
            <text:p>pertence ao mv<text:line-break/>Fechado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5705146">
            <text:p>1732015705146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404">
            <text:p>41020404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50 HORAS DA AERONAVE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5851977">
            <text:p>173201585197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05">
            <text:p>41020405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300 HORAS DA AERONAVE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5938200">
            <text:p>1732015938200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06">
            <text:p>41020406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100 HORAS DA AERONAVE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6500586">
            <text:p>173201650058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07">
            <text:p>41020407</text:p>
          </table:table-cell>
          <table:table-cell office:value-type="float" office:value="1728421200000">
            <text:p>17284212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>VRF</text:p>
          </table:table-cell>
          <table:table-cell office:value-type="string">
            <text:p/>
          </table:table-cell>
          <table:table-cell office:value-type="string">
            <text:p>CUMPRIR INSPEÇÃO DE 100 HORAS / 2 ANOS DA AERONAVE CONFORME ANEXO.</text:p>
          </table:table-cell>
          <table:table-cell office:value-type="string">
            <text:p>não tem cartoes vn<text:line-break/>Fechado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6537096">
            <text:p>1732016537096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411">
            <text:p>41020411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600 HORAS DA AERONAVE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6787863">
            <text:p>1732016787863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15">
            <text:p>41020415</text:p>
          </table:table-cell>
          <table:table-cell office:value-type="float" office:value="1728507600000">
            <text:p>17285076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3 ANOS / 1200 HORAS DA ANV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6875928">
            <text:p>1732016875928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16">
            <text:p>41020416</text:p>
          </table:table-cell>
          <table:table-cell office:value-type="float" office:value="1728507600000">
            <text:p>17285076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>VRF</text:p>
          </table:table-cell>
          <table:table-cell office:value-type="string">
            <text:p/>
          </table:table-cell>
          <table:table-cell office:value-type="string">
            <text:p>CUMPRIR INSPEÇÃO DE 3 ANOS / 600 HORAS DA AERONAVE CONFORME ANEXO.</text:p>
          </table:table-cell>
          <table:table-cell office:value-type="string">
            <text:p>não tem cartões de vn <text:line-break/>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6958834">
            <text:p>1732016958834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417">
            <text:p>41020417</text:p>
          </table:table-cell>
          <table:table-cell office:value-type="float" office:value="1728507600000">
            <text:p>17285076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>VRF</text:p>
          </table:table-cell>
          <table:table-cell office:value-type="string">
            <text:p/>
          </table:table-cell>
          <table:table-cell office:value-type="string">
            <text:p>CUMPRIR DIRETIVA TÉCNICA UH15 - SB EC725 53-049 R0 (VRF. DA PRESENÇA DE RASGO NO SUP. DOS TRILHOS)</text:p>
          </table:table-cell>
          <table:table-cell office:value-type="string">
            <text:p>não tem cartões de vn <text:line-break/>Fechado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7028614">
            <text:p>1732017028614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418">
            <text:p>41020418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ALIZAR ATUALIZAÇÃO DO FREEFLIGHT GPS 2101 I/O APPROACH DE ACORDO COM IN 3388I34 RN1, EM CUMPRIMENTO A PIT Nº 009/21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271998762">
            <text:p>1732271998762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19">
            <text:p>41020419</text:p>
          </table:table-cell>
          <table:table-cell office:value-type="float" office:value="1728594000000">
            <text:p>17285940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>VRF</text:p>
          </table:table-cell>
          <table:table-cell office:value-type="string">
            <text:p/>
          </table:table-cell>
          <table:table-cell office:value-type="string">
            <text:p>CUMPRIR INSPEÇÃO DE 4 ANOS / 2400 HORAS DA AERONAVE CONFORME ANEXO.</text:p>
          </table:table-cell>
          <table:table-cell office:value-type="string">
            <text:p>não tem cartões de vn <text:line-break/>Fechado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7149998">
            <text:p>1732017149998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41020420</text:p>
          </table:table-cell>
          <table:table-cell office:value-type="float" office:value="1728604800000">
            <text:p>1728604800000</text:p>
          </table:table-cell>
          <table:table-cell office:value-type="string">
            <text:p>Pendente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2 ANOS DO DUKANE DK120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{"ferramenta":"TS200 P/N TS200","status":true}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7498435">
            <text:p>1732017498435</text:p>
          </table:table-cell>
          <table:table-cell office:value-type="string">
            <text:p>20</text:p>
          </table:table-cell>
        </table:table-row>
        <table:table-row>
          <table:table-cell office:value-type="float" office:value="41020421">
            <text:p>41020421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2 ANOS DA AERONAVE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7470904">
            <text:p>1732017470904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2">
            <text:p>41020422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2 ANOS / 600 HORAS DA AERONAVE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7567077">
            <text:p>1732017567077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5">
            <text:p>41020425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REPERTÓRIO DE TAREFAS DA INSPEÇÃO "C" CONFORME ANEXO.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7808675">
            <text:p>1732017808675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51">
            <text:p>41020451</text:p>
          </table:table-cell>
          <table:table-cell office:value-type="float" office:value="1731445200000">
            <text:p>17314452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4 ANOS / 1200 HORAS DA ANV CONFORME ANEXO.</text:p>
          </table:table-cell>
          <table:table-cell office:value-type="string">
            <text:p>os cancelada<text:line-break/>Fechado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7885003">
            <text:p>1732017885003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452">
            <text:p>41020452</text:p>
          </table:table-cell>
          <table:table-cell office:value-type="float" office:value="1731445200000">
            <text:p>17314452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2 ANOS / 2400 HORAS DA AERONAVE CONFORME ANEXO.</text:p>
          </table:table-cell>
          <table:table-cell office:value-type="string">
            <text:p>nao tem cartoes de vn <text:line-break/>Fechado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8048457">
            <text:p>1732018048457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423">
            <text:p>41020423</text:p>
          </table:table-cell>
          <table:table-cell office:value-type="float" office:value="1728594000000">
            <text:p>1728594000000</text:p>
          </table:table-cell>
          <table:table-cell office:value-type="string">
            <text:p>Fechado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MPRIR INSPEÇÃO DE 4 ANOS / 3600 HORAS DO SISTEMA HIDRÁULICO CONFORME ANEXO.</text:p>
          </table:table-cell>
          <table:table-cell office:value-type="string">
            <text:p>nao tem cartoes de vn<text:line-break/>Fechado**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8136446">
            <text:p>1732018136446</text:p>
          </table:table-cell>
          <table:table-cell office:value-type="string">
            <text:p>100</text:p>
          </table:table-cell>
        </table:table-row>
        <table:table-row>
          <table:table-cell office:value-type="float" office:value="41020435">
            <text:p>41020435</text:p>
          </table:table-cell>
          <table:table-cell office:value-type="float" office:value="1729198800000">
            <text:p>1729198800000</text:p>
          </table:table-cell>
          <table:table-cell office:value-type="string">
            <text:p>Em Exec.</text:p>
          </table:table-cell>
          <table:table-cell office:value-type="string">
            <text:p>Indisponível</text:p>
          </table:table-cell>
          <table:table-cell/>
          <table:table-cell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LAR MGB PN 332A32-5003-03M. MOTIVO: DISPONIBILIZAR ANV. REF. MMA 63-20-00-421.</text:p>
          </table:table-cell>
          <table:table-cell office:value-type="string">
            <text:p>Fazer pedidos e ferramentas<text:line-break/>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8203383">
            <text:p>1732018203383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41020278</text:p>
          </table:table-cell>
          <table:table-cell office:value-type="float" office:value="1723593600000">
            <text:p>1723593600000</text:p>
          </table:table-cell>
          <table:table-cell office:value-type="string">
            <text:p>Em Exec.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MMA 30-22-01-031-001. - IN-HB-1021-I-RN1- Observações: Os atuadores da MPAI localizam-se sob carenagens e não são normalmente visualizados nas inspeções pré/pós voo. Por fazerem parte do sistema que recebe o ar para os motores, estão sujeitos às ações da umidade, salinidade e detritos. Sua carcaça e tampa traseira são compostos de alumínio e quando desprotegidos sofrem corrosão. Limpar, inspecionar e proteger a cada 1Y com desmontagem conforme MMA 30-22-01-031-001. - Executor:<text:line-break/></text:p>
          </table:table-cell>
          <table:table-cell office:value-type="string">
            <text:p>Verificar se pertence ao VN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1938524241">
            <text:p>1731938524241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41020396</text:p>
          </table:table-cell>
          <table:table-cell office:value-type="float" office:value="1728432000000">
            <text:p>17284320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94/30/01/721/000/000 - ((APLICÁVEL ÀS AERONAVES AH-15B)) Lançador de mísseis 758B2 Teste funcional. FT PN 1904177 - (14100074578) REF: MMA 94.30.01.721, MMA 94.30.01.722 - Executor: VN<text:s/>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5604425">
            <text:p>1732015604425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04">
            <text:p>41020404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63/21/00/000/100/020 - Main housing - Electric chip detector A 50 FH X 0 A MMA 60.00.00.212 60.00.00.212.001 Visual check of absence of particles. Electric chip detector with caution light on instrument panel. GVI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5794896">
            <text:p>173201579489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04">
            <text:p>41020404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63/22/00/000/000/130 - Epicyclic module gear - Electric chip detector A 50 FH X 0 A MMA 60.00.00.212 60.00.00.212.001 Visual check of absence of particles. Electric chip detector with caution light on instrument panel. GVI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5794896">
            <text:p>173201579489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04">
            <text:p>41020404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63/22/01/000/000/070 - Flared housing - Electric chip detector A 50 FH X 0 A MMA 60.00.00.212 60.00.00.212.001 Visual check of absence of particles. Electric chip detector with caution light on instrument panel. GVI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5794896">
            <text:p>173201579489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04">
            <text:p>41020404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64/20/00/000/000/095 - TGB housing - Electric chip detector A 50 FH X 0 A MMA 60.00.00.212 60.00.00.212.001 Visual check of absence of particles. Electric chip detector with caution light on instrument panel. GVI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5794896">
            <text:p>173201579489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04">
            <text:p>41020404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65/30/00/000/000/075 - IGB housing - Electric chip detector A 50 FH X 0 A MMA 60.00.00.212 60.00.00.212.001 Visual check of absence of particles. Electric chip detector with caution light on instrument panel. GVI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5794896">
            <text:p>173201579489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04">
            <text:p>41020404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64/20/00/000/000/110 - TGB - Control rod bearing - Electric chip detector A 50 FH X 0 A MMA 64.20.00.214 64.20.00.214.022 Functional test and visual check of absence of particles. Electric chip detector without caution light on instument panel. FT|GVI - Executor: MV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5794896">
            <text:p>173201579489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04">
            <text:p>41020404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92/40/00/000/000/895 - Guia de onda MMA SUP HB 92.40.00.221.001 Verificar visualmente o guia de ondas. VC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5794896">
            <text:p>173201579489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04">
            <text:p>41020404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3/14/13/000/000/030 - V / UHF XM6923L – Ventilador. Teste funcional. FT REF: MMA 23.14.16.722 (Cartão não aplicável a frota, pois o PN não está instalado)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5794896">
            <text:p>1732015794896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41020405</text:p>
          </table:table-cell>
          <table:table-cell office:value-type="float" office:value="1728432000000">
            <text:p>17284320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3/15/11/000/000/000 - SISTEMA UHF - SATCOM KU-BAND – Ventilação Verificação detalhada. DI REF: MMA 23.15.11.221 // 23.15.11.221.001 - Executor: VN<text:s/>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5919374">
            <text:p>1732015919374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06">
            <text:p>41020406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1/60/00/000/000/020 - SISTEMA DE MONITORAMENTO DA AERONAVE - FADEC - Sensores de pressão e temperatura ambiente Teste. FT PÓS MOD 0726632. REF: MMA 31.60.00.725b ((ANV 7108 PRE TU-70, CUMPRIR COM 600H ACORDO MSM.))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6436032">
            <text:p>1732016436032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06">
            <text:p>41020406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1/60/01/000/000/000 - SISTEMA DE MONITORAMENTO DA AERONAVE - FADEC - Sensores de pressão e temperatura ambiente Teste. FT PÓS MOD 0728305. REF: MMA 31.60.01.725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6436032">
            <text:p>1732016436032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06">
            <text:p>41020406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3/45/03/201/000/000 - Farol de busca SPECTROLAB SX16. Verificação. GVI REF: MMA 33.45.03.201 // EXC.33.45.03.201.003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6436032">
            <text:p>1732016436032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06">
            <text:p>41020406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77/13/00/000/000/000 - INDICAÇÃO DO MOTOR - MONITORAMENTO DE POTÊNCIA - FADEC Teste do Alarme. FT REF: MMA 77.13.00.201 - Executor: MV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6436032">
            <text:p>1732016436032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06">
            <text:p>41020406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77/12/00/000/000/000 - MONITORAMENTO DE TORQUE - Canal do torquímetro Testes da PCI do torquímetro. FT REF: MMA 77.12.00.721 // 77.12.00.721.001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6436032">
            <text:p>1732016436032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06">
            <text:p>41020406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8/520/815/000 - SISTEMA DE MANUTENÇÃO - EHMS Procedimento de verificação de falha. FT PÓS MOD 0728964. REF: MMA 45.11.08.815 - Executor: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6436033">
            <text:p>1732016436033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11">
            <text:p>41020411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2/31/00/000/000/027 - Autopilot servovalve A 600 FH X 225 FH MMA 22.31.00.224 Autopilot authority check. FT - Executor: HV VN CQ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6765780">
            <text:p>1732016765780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11">
            <text:p>41020411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1/60/00/000/000/010 - Fadec - Pressure and ambient temperature sensors MMA 31.60.00.725a A 600 FH X 225 FH PRE MOD 0726582 &amp; PRE MOD 0726583 &amp; PRE MOD 0726632 Test. FT - Executor: VN CQ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6765780">
            <text:p>1732016765780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11">
            <text:p>41020411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63/21/00/000/100/005 - Main housing - Chip detector MMA 60.00.00.212 60.00.00.212.002 A 600 FH X 60 FH Continuity check. With electric indication. FT - Executor: CQ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6765780">
            <text:p>1732016765780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11">
            <text:p>41020411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63/22/00/000/000/020 - Epicyclic module gear - Chip detector MMA 60.00.00.212 60.00.00.212.002 A 600 FH X 60 FH Continuity check. With electric indication. FT - Executor: MV CQ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6765780">
            <text:p>1732016765780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11">
            <text:p>41020411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63/22/01/000/000/050 - Flared housing - Chip detector MMA 60.00.00.212 60.00.00.212.002 A 600 FH X 60 FH Continuity check. With electric indication. FT - Executor: MV VN CQ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6765780">
            <text:p>1732016765780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11">
            <text:p>41020411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63/26/00/000/000/010 - Spraying system A 600 FH ext- 225 FH MMA 63.26.00.721 Functional tests. FT OBS: VIDE ASB 05A033 - Executor: MV VN CQ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6765780">
            <text:p>1732016765780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11">
            <text:p>41020411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64/20/00/000/000/070 - TGB housing - Chip detector MMA 60.00.00.212 60.00.00.212.002 A 600 FH X 60 FH Continuity check. With electric indication. FT - Executor: MV VN CQ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6765780">
            <text:p>1732016765780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11">
            <text:p>41020411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65/30/00/000/000/067 - IGB housing - Chip detector MMA 60.00.00.212 60.00.00.212.002 A 600 FH X 60 FH Continuity check. With electric indication FT - Executor: MV VN CQ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6765780">
            <text:p>1732016765780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11">
            <text:p>41020411</text:p>
          </table:table-cell>
          <table:table-cell office:value-type="float" office:value="1728421200000">
            <text:p>17284212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7/520/721/210 - CVR recorder POST MOD 0728633 &amp; 0728636 SSCVFDR FA5000 DVR (with video capacity) Test of the audio signal acquisition. Test of the erase function. (*) Margin = 0 or margin defined according to regulations of the regulatory authority (maximum allowable margin: 18 D) FT MMA 45.11.07.721 , 45.11.07.721.003, MMA 45.11.07.722, 45.11.07.722.001 - Executor: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6765780">
            <text:p>1732016765780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15">
            <text:p>41020415</text:p>
          </table:table-cell>
          <table:table-cell office:value-type="float" office:value="1728507600000">
            <text:p>17285076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92/40/00/000/000/870 - SISTEMA DE RADAR TÁTICO APS-143 - Receptor/Transmissor (R/T) Verificação do correto funcionamento dos inibidores de transmissão. FT REF: MMA SUP HB 92.40.00.721 (§ 3.3 Verificação da Interface com Sensores WOW e de Inibição da Transmissão)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6856414">
            <text:p>1732016856414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15">
            <text:p>41020415</text:p>
          </table:table-cell>
          <table:table-cell office:value-type="float" office:value="1728507600000">
            <text:p>17285076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92/40/00/000/000/875 - SISTEMA DE RADAR TÁTICO APS-143 - Conjunto Antena/Pedestal Verificação detalhada de todos os parafusos de fixação do conjunto. CHK REF: MMA SUP HB 92.40.00.223.001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6856414">
            <text:p>1732016856414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15">
            <text:p>41020415</text:p>
          </table:table-cell>
          <table:table-cell office:value-type="float" office:value="1728507600000">
            <text:p>17285076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92/40/00/000/000/890 - SISTEMA DE RADAR TÁTICO APS-143 - Guia de Onda Verificação de todos os parafusos de fixação do conjunto. CHK REF: MMA SUP HB 92.40.00.221.001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6856414">
            <text:p>1732016856414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15">
            <text:p>41020415</text:p>
          </table:table-cell>
          <table:table-cell office:value-type="float" office:value="1728507600000">
            <text:p>17285076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92/40/01/520/000/010 - Radar Tático - Guia de ondas Verificação das fixações. DI REF: MMA 92.40.01.221 // 92.40.01.221.001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6856414">
            <text:p>1732016856414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15">
            <text:p>41020415</text:p>
          </table:table-cell>
          <table:table-cell office:value-type="float" office:value="1728507600000">
            <text:p>17285076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92/40/01/520/000/020 - Radar Tático - Radome Inspeção detalhada. DI REF: MMA 92.40.01.221 // 92.40.01.221.003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6856414">
            <text:p>1732016856414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1">
            <text:p>41020421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5/66/09/520/000/110 - Transmissor acústico subaquático - DUKANE DK120. Equipado na instalação SSCVFDR Honeywell AR-204C. Limpeza e verificação. CLN|DI REF: CMM 25.66.97 § 6.2 § 6.3 (((Obs: Por solicitação da Div. CQ (1SG Rosario) / SO Cardão, esta tarefa está sendo cumprida na inspeção de 1 ano código 639. Lançar o número da última O/S.)))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7447516">
            <text:p>173201744751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1">
            <text:p>41020421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0/000/000/080 - OPT - SISTEMA DE MANUTENÇÃO M’ARMS - Sensor de imersão CV/FDR Teste funcional. FT REF: MMA 45.11.07.723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7447516">
            <text:p>173201744751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1">
            <text:p>41020421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7/520/000/000 - Gravador SSCVFDR - Transmissor localizador SSCVFDR Honeywell AR-204C equipado com transmissor localizador subaquático: DATASONIC ELP-362D [30 dias], ou DUKANE DK100, ou DUKANE DK120 [30 dias], ou DUKANE DK120/90 [90 dias], ou Honeywell 316-6004-009 [90 dias]. ((Consultar o MSM capítulo 05-20, ATA 25-66 para a manutenção do transmissor localizador de emergência instalado.))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7447516">
            <text:p>173201744751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1">
            <text:p>41020421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7/520/721/005 - Gravador SSCVFDR - PN 980-6021-066 (704A45381029) SSCVFDR AR-204C Verificação da alimentação. FT REF: MMA 45.11.07.721 / 45.11.07.721.001 ACORDO TE-01419/21, ESTE CARTÃO NÃO É APLICÁVEL AOS NOSSOS MODELOS DE AERONAVE.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7447516">
            <text:p>173201744751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1">
            <text:p>41020421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7/520/721/105 - Gravador SSCVFDR - PÓS MOD 0728557 &amp; 0728636 SSCVFDR FA5001 DVR (com capacidade de vídeo). Verificação da alimentação. FT MMA 45.11.07.721 / 45.11.07.721.001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7447516">
            <text:p>173201744751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1">
            <text:p>41020421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7/520/721/110 - GRAVADOR FDR. PRÉ MOD 0728557. SSCVFDR FA5000 (sem capacidade de vídeo). Verificação da alimentação. FT REF: MMA 45.11.07.721 // 45.11.07.721.001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7447516">
            <text:p>173201744751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1">
            <text:p>41020421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7/520/721/150 - Gravador SSCVFDR – Transmissor localizador - PRÉ MOD 0728557. SSCVFDR L3Com FA5000 (sem capacidade de vídeo) equipado com transmissor localizador: L-3xx 266-E0305-00 [30 dias] ou L-3xx 266-E5542-00 [90 dias]. Consultar o MSM capítulo 05-20, ATA 25-66, para a manutenção do transmissor localizador de emergência instalado. FT - Executor: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7447516">
            <text:p>173201744751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1">
            <text:p>41020421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45/11/07/520/721/200 - Gravador SSCVFDR – Transmissor localizador - PÓS MOD 0728557 &amp; 0728636. SSCVFDR L3Com FA5001 DVR (com capacidade de vídeo), equipado com transmissor localizador: L-3xx 266-E5542-00 [90 dias]. Consultar o MSM capítulo 05-20, ATA 25-66, para a manutenção do transmissor localizador de emergência instalado.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7447516">
            <text:p>1732017447516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1">
            <text:p>41020421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53/24/00/000/000/100 - Estrutura intermediária e cone de cauda Inspeção da continuidade elétrica. DI PRÉ MOD 0726752 // PRÉ 332A081395. REF: MMA 53.24.00.211 / MMA 53.24.00.211.017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7447516">
            <text:p>1732017447516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41020422</text:p>
          </table:table-cell>
          <table:table-cell office:value-type="float" office:value="1728604800000">
            <text:p>1728604800000</text:p>
          </table:table-cell>
          <table:table-cell office:value-type="string">
            <text:p>Aberto</text:p>
          </table:table-cell>
          <table:table-cell office:value-type="string">
            <text:p>Indisponí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escrição Serviço<text:line-break/>Cartão: 26/13/00/000/000/010 - SISTEMA DE DETECÇÃO DE FOGO DA CTP - Detector PN H342 (704A42820033) Inspeção visual. Teste funcional.. GVI|FT REF: MMA 26.13.00.211 // 26.13.00.211.001 // 26.13.00.211.003 // 26.13.00.211.004 - Executor: VN<text:s/>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7554952">
            <text:p>1732017554952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5">
            <text:p>41020425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SUPERVISOR - Special tools Materials Spare - Executor: MV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7782450">
            <text:p>1732017782450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5">
            <text:p>41020425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8/19/00/000/000/010 - Pressure refueling system MMA 28.19.01.721 A 9000 FH X 16 Y X 300 FH 180 D Test. FT - Executor: MV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7782450">
            <text:p>1732017782450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5">
            <text:p>41020425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53/42/01/000/000/000 - Interseat consol MMA 53.42.01.211 9000 FH X 16 Y X 300 FH 180 D Check. DI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7782450">
            <text:p>1732017782450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5">
            <text:p>41020425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63/41/01/000/000/000 - MGB.T temperature indicator MMA 63.41.01.722 9000 FH X 16 Y 300 FH 180 D POST MOD OP26408 Check. FT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7782450">
            <text:p>1732017782450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5">
            <text:p>41020425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65/41/00/000/000/000 - Oil temperature indicator MMA 65.41.00.721 A 9000 FH X 16 Y X 300 FH 180 D Check. FT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7782450">
            <text:p>1732017782450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5">
            <text:p>41020425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65/43/00/000/000/000 - Oil temperature indicator MMA 65.43.00.721 A 9000 FH X 16 Y X 300 FH 180 D Check. FT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7782450">
            <text:p>1732017782450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5">
            <text:p>41020425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53/41/00/000/000/000 - Instrument panel, CECILE and KLOE MMA 53.41.01.211 A 9600 FH X 16 Y X // 300 FH 180 D PRE MOD OP28486 = CECILE POST MOD OP28486 = KLOE Check. DI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7782450">
            <text:p>1732017782450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5">
            <text:p>41020425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1/12/00/520/213/100 - 3rd man seat overhead panel covering MMA 21.12.00.213 16 Y X 180 D POST MOD 0726936 Check of the soundproofing melamine foam. DI - Executor: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7782450">
            <text:p>1732017782450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5">
            <text:p>41020425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5/62/01/000/000/270 - Collective pitch lever - Percussion control pushbutton MMA 25.62.01.066 16 Y X 180 D Maintenance. Replace the percussion control pushbutton.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7782450">
            <text:p>1732017782450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5">
            <text:p>41020425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25/64/05/000/000/020 - Collective pitch lever - Percussion control pushbutton MMA 25.64.05.065 A 16 Y X 180 D Maintenance. Replace the percussion control pushbutton.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7782450">
            <text:p>1732017782450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5">
            <text:p>41020425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3/13/00/000/000/000 - Cockpit light MMA 33.13.00.721 A 16 Y X 180 D Test. FT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7782450">
            <text:p>1732017782450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5">
            <text:p>41020425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3/41/00/000/000/000 - Position lights MMA 33.41.01.061 A 16 Y X 180 D Cleaning with removal. CLN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7782450">
            <text:p>1732017782450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5">
            <text:p>41020425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3/42/00/000/000/000 - Anticollision strobe light MMA 33.42.01.061 A 16 Y X 180 D PRE MOD 0726669 Cleaning with removal. CLN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7782450">
            <text:p>1732017782450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5">
            <text:p>41020425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4/23/01/211/000/010 - Stand-by magnetic compass MMA 34.23.01.211 A 16 Y X 180 D Check. VC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7782450">
            <text:p>1732017782450</text:p>
          </table:table-cell>
          <table:table-cell office:value-type="string">
            <text:p>0</text:p>
          </table:table-cell>
        </table:table-row>
        <table:table-row>
          <table:table-cell office:value-type="float" office:value="41020425">
            <text:p>41020425</text:p>
          </table:table-cell>
          <table:table-cell office:value-type="float" office:value="1728594000000">
            <text:p>1728594000000</text:p>
          </table:table-cell>
          <table:table-cell office:value-type="string">
            <text:p>Abert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tão: 34/23/01/821/000/000 - Stand-by magnetic compass MMA 34.23.01.821 A 16 Y X 180 D Compensation on the ground. FT - Executor: VN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float" office:value="1732017782450">
            <text:p>1732017782450</text:p>
          </table:table-cell>
          <table:table-cell office:value-type="string">
            <text:p>0</text:p>
          </table:table-cell>
        </table:table-row>
      </table:table>
      <table:table table:name="backup da linha 02">
        <table:table-row>
          <table:table-cell office:value-type="string">
            <text:p>numero</text:p>
          </table:table-cell>
          <table:table-cell office:value-type="string">
            <text:p>data</text:p>
          </table:table-cell>
          <table:table-cell office:value-type="string">
            <text:p>andamento</text:p>
          </table:table-cell>
          <table:table-cell office:value-type="string">
            <text:p>disp</text:p>
          </table:table-cell>
          <table:table-cell office:value-type="string">
            <text:p>chave01</text:p>
          </table:table-cell>
          <table:table-cell office:value-type="string">
            <text:p>chave02</text:p>
          </table:table-cell>
          <table:table-cell office:value-type="string">
            <text:p>chave03</text:p>
          </table:table-cell>
          <table:table-cell office:value-type="string">
            <text:p>chave04</text:p>
          </table:table-cell>
          <table:table-cell office:value-type="string">
            <text:p>tarefa</text:p>
          </table:table-cell>
          <table:table-cell office:value-type="string">
            <text:p>servico</text:p>
          </table:table-cell>
          <table:table-cell office:value-type="string">
            <text:p>pedidos</text:p>
          </table:table-cell>
          <table:table-cell office:value-type="string">
            <text:p>ferramentas</text:p>
          </table:table-cell>
          <table:table-cell office:value-type="string">
            <text:p>produtos</text:p>
          </table:table-cell>
          <table:table-cell office:value-type="string">
            <text:p>equipe</text:p>
          </table:table-cell>
          <table:table-cell office:value-type="string">
            <text:p>atualizacao</text:p>
          </table:table-cell>
          <table:table-cell office:value-type="string">
            <text:p>porcentagem</text:p>
          </table:table-cell>
        </table:table-row>
      </table:table>
      <table:table table:name="backup da linha 03">
        <table:table-row>
          <table:table-cell office:value-type="string">
            <text:p>numero</text:p>
          </table:table-cell>
          <table:table-cell office:value-type="string">
            <text:p>data</text:p>
          </table:table-cell>
          <table:table-cell office:value-type="string">
            <text:p>andamento</text:p>
          </table:table-cell>
          <table:table-cell office:value-type="string">
            <text:p>disp</text:p>
          </table:table-cell>
          <table:table-cell office:value-type="string">
            <text:p>chave01</text:p>
          </table:table-cell>
          <table:table-cell office:value-type="string">
            <text:p>chave02</text:p>
          </table:table-cell>
          <table:table-cell office:value-type="string">
            <text:p>chave03</text:p>
          </table:table-cell>
          <table:table-cell office:value-type="string">
            <text:p>chave04</text:p>
          </table:table-cell>
          <table:table-cell office:value-type="string">
            <text:p>tarefa</text:p>
          </table:table-cell>
          <table:table-cell office:value-type="string">
            <text:p>servico</text:p>
          </table:table-cell>
          <table:table-cell office:value-type="string">
            <text:p>pedidos</text:p>
          </table:table-cell>
          <table:table-cell office:value-type="string">
            <text:p>ferramentas</text:p>
          </table:table-cell>
          <table:table-cell office:value-type="string">
            <text:p>produtos</text:p>
          </table:table-cell>
          <table:table-cell office:value-type="string">
            <text:p>equipe</text:p>
          </table:table-cell>
          <table:table-cell office:value-type="string">
            <text:p>atualizacao</text:p>
          </table:table-cell>
          <table:table-cell office:value-type="string">
            <text:p>porcentagem</text:p>
          </table:table-cell>
        </table:table-row>
      </table:table>
      <table:table table:name="backup das configurações">
        <table:table-row>
          <table:table-cell office:value-type="string">
            <text:p>configuracoes</text:p>
          </table:table-cell>
        </table:table-row>
        <table:table-row>
          <table:table-cell office:value-type="string">
            <text:p>[{"chave00":["Andamento",true,"Aberto","Fechado","Pendente","Ag. Virada","Ag. Abrir","Em Exec.","Ag. Teste","Ag. Sup/CQ","Prioridade","Ag. Esqd"],"chave01":["Disp.",true,"Indisponível","Disponível","Restrito","","","","","","",""],"chave02":["Sequência",true,"Hoje","Aguardando","Final","","","","","","",""],"chave03":["Chave 02",false,"","","","","","","","","",""],"chave04":["Observação",true],"chave05":["Chave 04",false],"baixar":["Baixar",false],"id":1},{"nANV":"N-4102","snANV":"2945","snMGB":"","snGTM1":"","snGTM2":"","inicio":"2024-07-24","fim":"2025-01-24","status":"ativo","relatorio":"&lt;p style=\"text-align: center;\"&gt;&lt;strong&gt;RELAT&amp;Oacute;RIO DE ANDAMENTO DE INPE&amp;Ccedil;&amp;Atilde;O A/T (AVI&amp;Ocirc;NICA)&lt;br&gt;&lt;/strong&gt;&lt;/p&gt;\n&lt;p style=\"text-align: justify;\"&gt;AERONAVE: &lt;strong&gt;4102&lt;/strong&gt;&lt;/p&gt;\n&lt;p style=\"text-align: justify;\"&gt;ENTRADA DA ANV: &lt;strong&gt;24/07/2024&lt;/strong&gt;&lt;/p&gt;\n&lt;p style=\"text-align: justify;\"&gt;INSPE&amp;Ccedil;&amp;Atilde;O DE RECEBIMENTO: &lt;strong&gt;25/07/2024&lt;/strong&gt;&lt;/p&gt;\n&lt;p style=\"text-align: justify;\"&gt;&amp;nbsp;&amp;nbsp;&amp;nbsp;&amp;nbsp;&amp;nbsp;&amp;nbsp; A aeronave entrou no Hangar do GAERNAVMAN parcialmente desmontada, sem cumprir o voo de recebimento, e sem possibilidade de cumprir os testes iniciais de recebimento e identificar quais itens est&amp;atilde;o faltando nos diversos sistemas.&lt;/p&gt;\n&lt;p style=\"text-align: justify;\"&gt;&amp;nbsp;&amp;nbsp;&amp;nbsp;&amp;nbsp;&amp;nbsp;&amp;nbsp; No dia 25/07/2024 foi iniciado a inspe&amp;ccedil;&amp;atilde;o de recebimento e verificado as seguintes discrep&amp;acirc;ncias:&lt;/p&gt;\n&lt;p style=\"text-align: justify;\"&gt;1- Faltando blankas dos Pitot est&amp;aacute;tico e din&amp;acirc;mico;&lt;/p&gt;\n&lt;p style=\"text-align: justify;\"&gt;2- Faltando capa de prote&amp;ccedil;&amp;atilde;o do SPECTRALAB;&lt;/p&gt;\n&lt;p style=\"text-align: justify;\"&gt;&amp;nbsp;&amp;nbsp;&amp;nbsp;&amp;nbsp; No dia 25/07/2024 foi iniciado a verifica&amp;ccedil;&amp;atilde;o de ordens de servi&amp;ccedil;o abertas pelo Esqd HU-2, sendo a &amp;uacute;ltima, n&amp;ordm; 41020197 do dia 15/07/24, e a primeira aberta pelo GANM, n&amp;ordm; 41020235 do dia 30/07/2024.&lt;/p&gt;\n&lt;p&gt;&amp;nbsp;&amp;nbsp;&amp;nbsp;&amp;nbsp;&amp;nbsp;&amp;nbsp; No dia 11/11/2024, ap&amp;oacute;s conclus&amp;atilde;o da inspe&amp;ccedil;&amp;atilde;o A/T e entrega da Aeronave 7108, foi iniciado o delineamento das ordens&amp;nbsp; de servi&amp;ccedil;o desta aeronave, e inicio das inspe&amp;ccedil;&amp;otilde;es.&lt;/p&gt;","id":2},{"nANV":"VAGO","snANV":"","snMGB":"","snGTM1":"","snGTM2":"","inicio":"","fim":"","status":"inativo","relatorio":"","id":3},{"nANV":"VAGO","snANV":"","snMGB":"","snGTM1":"","snGTM2":"","inicio":"","fim":"","status":"inativo","relatorio":"","id":4}]</text:p>
          </table:table-cell>
        </table:table-row>
      </table:table>
      <table:table table:name="backup dos cartões">
        <table:table-row>
          <table:table-cell office:value-type="string">
            <text:p>nome</text:p>
          </table:table-cell>
          <table:table-cell office:value-type="string">
            <text:p>servico</text:p>
          </table:table-cell>
          <table:table-cell office:value-type="string">
            <text:p>pedidos</text:p>
          </table:table-cell>
          <table:table-cell office:value-type="string">
            <text:p>ferramentas</text:p>
          </table:table-cell>
          <table:table-cell office:value-type="string">
            <text:p>produtos</text:p>
          </table:table-cell>
        </table:table-row>
        <table:table-row>
          <table:table-cell office:value-type="string">
            <text:p>test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</table:table-row>
        <table:table-row>
          <table:table-cell office:value-type="string">
            <text:p>TEST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string">
            <text:p>[]</text:p>
          </table:table-cell>
          <table:table-cell office:value-type="string">
            <text:p>[]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6.5</meta:generator>
  </office:meta>
</office:document-meta>
</file>